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4.3815cm" style:use-optimal-column-width="true"/>
    </style:style>
    <style:style style:name="co2" style:family="table-column">
      <style:table-column-properties fo:break-before="auto" style:column-width="8.08566666666667cm" style:use-optimal-column-width="true"/>
    </style:style>
    <style:style style:name="co3" style:family="table-column">
      <style:table-column-properties fo:break-before="auto" style:column-width="5.4821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nvoice_Line_Net_Amount</text:p>
          </table:table-cell>
          <table:table-cell office:value-type="string" table:style-name="ce2">
            <text:p>Supplier_Name</text:p>
          </table:table-cell>
          <table:table-cell office:value-type="string" table:style-name="ce2">
            <text:p>Category</text:p>
          </table:table-cell>
          <table:table-cell table:number-columns-repeated="16381"/>
        </table:table-row>
        <table:table-row table:style-name="ro1">
          <table:table-cell office:value-type="float" office:value="10609.8" table:style-name="ce2">
            <text:p>10609.8</text:p>
          </table:table-cell>
          <table:table-cell office:value-type="string" table:style-name="ce2">
            <text:p>CYCLESCHEM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0.95" table:style-name="ce2">
            <text:p>230.95</text:p>
          </table:table-cell>
          <table:table-cell office:value-type="string" table:style-name="ce2">
            <text:p>CYCLESCHEM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431.5" table:style-name="ce2">
            <text:p>5431.5</text:p>
          </table:table-cell>
          <table:table-cell office:value-type="string" table:style-name="ce2">
            <text:p>ROBERT HALF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674" table:style-name="ce2">
            <text:p>10674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14.78" table:style-name="ce2">
            <text:p>814.78</text:p>
          </table:table-cell>
          <table:table-cell office:value-type="string" table:style-name="ce2">
            <text:p>SELLICK PARTNERSHIP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235.2000000000007" table:style-name="ce2">
            <text:p>8235.2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70" table:style-name="ce2">
            <text:p>570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300" table:style-name="ce2">
            <text:p>3300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600" table:style-name="ce2">
            <text:p>6600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999.4" table:style-name="ce2">
            <text:p>11999.4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685.69" table:style-name="ce2">
            <text:p>10685.69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550" table:style-name="ce2">
            <text:p>3550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195" table:style-name="ce2">
            <text:p>3195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630" table:style-name="ce2">
            <text:p>3630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26" table:style-name="ce2">
            <text:p>726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937.9" table:style-name="ce2">
            <text:p>2937.9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062.5" table:style-name="ce2">
            <text:p>5062.5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50" table:style-name="ce2">
            <text:p>1250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250" table:style-name="ce2">
            <text:p>1250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1.88" table:style-name="ce2">
            <text:p>171.88</text:p>
          </table:table-cell>
          <table:table-cell office:value-type="string" table:style-name="ce2">
            <text:p>THE DOWNLAND PRACTIC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012.5" table:style-name="ce2">
            <text:p>2012.5</text:p>
          </table:table-cell>
          <table:table-cell office:value-type="string" table:style-name="ce2">
            <text:p>SELLICK PARTNERSHIP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920" table:style-name="ce2">
            <text:p>4920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85" table:style-name="ce2">
            <text:p>785</text:p>
          </table:table-cell>
          <table:table-cell office:value-type="string" table:style-name="ce2">
            <text:p>PFOA TRAINING SERVICE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24.97" table:style-name="ce2">
            <text:p>824.97</text:p>
          </table:table-cell>
          <table:table-cell office:value-type="string" table:style-name="ce2">
            <text:p>CHILD RESCUE COALITION EU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09.59" table:style-name="ce2">
            <text:p>1409.59</text:p>
          </table:table-cell>
          <table:table-cell office:value-type="string" table:style-name="ce2">
            <text:p>EAGLE EYE INNOVA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string" table:style-name="ce2">
            <text:p>HILL END OUTDOOR EDUCATION CENTR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FIREBRAND TRAI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SAGE SAFETY &amp; TRAIN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HIGH SPEED TRAI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8.5" table:style-name="ce2">
            <text:p>148.5</text:p>
          </table:table-cell>
          <table:table-cell office:value-type="string" table:style-name="ce2">
            <text:p>THE MYERS BRIGGS COMPAN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995" table:style-name="ce2">
            <text:p>1995</text:p>
          </table:table-cell>
          <table:table-cell office:value-type="string" table:style-name="ce2">
            <text:p>THE KNOWLEDGE ACADEMY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768.1" table:style-name="ce2">
            <text:p>768.1</text:p>
          </table:table-cell>
          <table:table-cell office:value-type="string" table:style-name="ce2">
            <text:p>BASELINE CONSULT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string" table:style-name="ce2">
            <text:p>TRAIN AID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99.96" table:style-name="ce2">
            <text:p>899.96</text:p>
          </table:table-cell>
          <table:table-cell office:value-type="string" table:style-name="ce2">
            <text:p>THE INVESTIGATOR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800" table:style-name="ce2">
            <text:p>3800</text:p>
          </table:table-cell>
          <table:table-cell office:value-type="string" table:style-name="ce2">
            <text:p>NEIL BUMFOR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2.4" table:style-name="ce2">
            <text:p>212.4</text:p>
          </table:table-cell>
          <table:table-cell office:value-type="string" table:style-name="ce2">
            <text:p>NEIL BUMFOR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00" table:style-name="ce2">
            <text:p>1500</text:p>
          </table:table-cell>
          <table:table-cell office:value-type="string" table:style-name="ce2">
            <text:p>BOND SOLON TRAI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.6" table:style-name="ce2">
            <text:p>12.6</text:p>
          </table:table-cell>
          <table:table-cell office:value-type="string" table:style-name="ce2">
            <text:p>BOND SOLON TRAI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400" table:style-name="ce2">
            <text:p>2400</text:p>
          </table:table-cell>
          <table:table-cell office:value-type="string" table:style-name="ce2">
            <text:p>CHARACTER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81.91" table:style-name="ce2">
            <text:p>481.91</text:p>
          </table:table-cell>
          <table:table-cell office:value-type="string" table:style-name="ce2">
            <text:p>CHARACTER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900" table:style-name="ce2">
            <text:p>9900</text:p>
          </table:table-cell>
          <table:table-cell office:value-type="string" table:style-name="ce2">
            <text:p>THE KNOWLEDGE ACADEMY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2">
            <text:p>THE VICI LANGUAGE ACADEMY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3700" table:style-name="ce2">
            <text:p>23700</text:p>
          </table:table-cell>
          <table:table-cell office:value-type="string" table:style-name="ce2">
            <text:p>ANEEMO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75" table:style-name="ce2">
            <text:p>775</text:p>
          </table:table-cell>
          <table:table-cell office:value-type="string" table:style-name="ce2">
            <text:p>SKILLS FOR JUSTIC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65" table:style-name="ce2">
            <text:p>865</text:p>
          </table:table-cell>
          <table:table-cell office:value-type="string" table:style-name="ce2">
            <text:p>SKILLS FOR JUSTIC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95" table:style-name="ce2">
            <text:p>2595</text:p>
          </table:table-cell>
          <table:table-cell office:value-type="string" table:style-name="ce2">
            <text:p>SKILLS FOR JUSTIC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18" table:style-name="ce2">
            <text:p>1218</text:p>
          </table:table-cell>
          <table:table-cell office:value-type="string" table:style-name="ce2">
            <text:p>SKILLS FOR JUSTIC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95" table:style-name="ce2">
            <text:p>2595</text:p>
          </table:table-cell>
          <table:table-cell office:value-type="string" table:style-name="ce2">
            <text:p>SKILLS FOR JUSTIC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90" table:style-name="ce2">
            <text:p>990</text:p>
          </table:table-cell>
          <table:table-cell office:value-type="string" table:style-name="ce2">
            <text:p>ASCO CONSULTING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AID TRAINING &amp; OPERA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00" table:style-name="ce2">
            <text:p>1200</text:p>
          </table:table-cell>
          <table:table-cell office:value-type="string" table:style-name="ce2">
            <text:p>AID TRAINING &amp; OPERA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4.8" table:style-name="ce2">
            <text:p>224.8</text:p>
          </table:table-cell>
          <table:table-cell office:value-type="string" table:style-name="ce2">
            <text:p>STOKE MANDEVILLE STADIUM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95" table:style-name="ce2">
            <text:p>595</text:p>
          </table:table-cell>
          <table:table-cell office:value-type="string" table:style-name="ce2">
            <text:p>SWAN FIRE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2">
            <text:p>JO McINTYRE TRAINING &amp; CONSULTANC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string" table:style-name="ce2">
            <text:p>T T TRAIN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70" table:style-name="ce2">
            <text:p>1770</text:p>
          </table:table-cell>
          <table:table-cell office:value-type="string" table:style-name="ce2">
            <text:p>THE UNIVERSITY OF NOTTINGHAM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73" table:style-name="ce2">
            <text:p>2573</text:p>
          </table:table-cell>
          <table:table-cell office:value-type="string" table:style-name="ce2">
            <text:p>ABINGDON &amp; WITNEY COLLEG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76" table:style-name="ce2">
            <text:p>2876</text:p>
          </table:table-cell>
          <table:table-cell office:value-type="string" table:style-name="ce2">
            <text:p>ACCIPIO LEADERSHIP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2">
            <text:p>SOUTHAMPTON FOOTBALL CLUB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70" table:style-name="ce2">
            <text:p>570</text:p>
          </table:table-cell>
          <table:table-cell office:value-type="string" table:style-name="ce2">
            <text:p>SOUTHAMPTON FOOTBALL CLUB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95" table:style-name="ce2">
            <text:p>595</text:p>
          </table:table-cell>
          <table:table-cell office:value-type="string" table:style-name="ce2">
            <text:p>SWAN FIRE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KEVIN POOLMAN PHOTOGRAPH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2">
            <text:p>CJS EVENT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49" table:style-name="ce2">
            <text:p>449</text:p>
          </table:table-cell>
          <table:table-cell office:value-type="string" table:style-name="ce2">
            <text:p>GOVERNMENT EVENT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99" table:style-name="ce2">
            <text:p>299</text:p>
          </table:table-cell>
          <table:table-cell office:value-type="string" table:style-name="ce2">
            <text:p>GOVERNMENT EVENT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string" table:style-name="ce2">
            <text:p>GOVERNMENT EVENT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59.2" table:style-name="ce2">
            <text:p>359.2</text:p>
          </table:table-cell>
          <table:table-cell office:value-type="string" table:style-name="ce2">
            <text:p>GOVERNMENT EVENT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400" table:style-name="ce2">
            <text:p>2400</text:p>
          </table:table-cell>
          <table:table-cell office:value-type="string" table:style-name="ce2">
            <text:p>DONNINGTON VALLEY GROUP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19" table:style-name="ce2">
            <text:p>619</text:p>
          </table:table-cell>
          <table:table-cell office:value-type="string" table:style-name="ce2">
            <text:p>THINK DIFFERENT EVENT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string" table:style-name="ce2">
            <text:p>STRATAC LOG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95" table:style-name="ce2">
            <text:p>395</text:p>
          </table:table-cell>
          <table:table-cell office:value-type="string" table:style-name="ce2">
            <text:p>CJS EVENT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19" table:style-name="ce2">
            <text:p>619</text:p>
          </table:table-cell>
          <table:table-cell office:value-type="string" table:style-name="ce2">
            <text:p>THINK DIFFERENT EVENT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59.2" table:style-name="ce2">
            <text:p>359.2</text:p>
          </table:table-cell>
          <table:table-cell office:value-type="string" table:style-name="ce2">
            <text:p>GOVERNMENT EVENT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17.4" table:style-name="ce2">
            <text:p>417.4</text:p>
          </table:table-cell>
          <table:table-cell office:value-type="string" table:style-name="ce2">
            <text:p>CJS EVENT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72.2" table:style-name="ce2">
            <text:p>1072.2</text:p>
          </table:table-cell>
          <table:table-cell office:value-type="string" table:style-name="ce2">
            <text:p>CJS EVENT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17.4" table:style-name="ce2">
            <text:p>417.4</text:p>
          </table:table-cell>
          <table:table-cell office:value-type="string" table:style-name="ce2">
            <text:p>CJS EVENT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2">
            <text:p>A FASANYA TA LADIES MINGL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578" table:style-name="ce2">
            <text:p>6578</text:p>
          </table:table-cell>
          <table:table-cell office:value-type="string" table:style-name="ce2">
            <text:p>SLATER &amp; GORDON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0000" table:style-name="ce2">
            <text:p>40000</text:p>
          </table:table-cell>
          <table:table-cell office:value-type="string" table:style-name="ce2">
            <text:p>ZURICH MUNICIPAL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7734.339999999997" table:style-name="ce2">
            <text:p>37734.34</text:p>
          </table:table-cell>
          <table:table-cell office:value-type="string" table:style-name="ce2">
            <text:p>DAVIES GROUP - CAMB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429.89" table:style-name="ce2">
            <text:p>16429.89</text:p>
          </table:table-cell>
          <table:table-cell office:value-type="string" table:style-name="ce2">
            <text:p>DAVIES GROUP - HE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689.14" table:style-name="ce2">
            <text:p>23689.14</text:p>
          </table:table-cell>
          <table:table-cell office:value-type="string" table:style-name="ce2">
            <text:p>DAVIES GROUP - BED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60" table:style-name="ce2">
            <text:p>4060</text:p>
          </table:table-cell>
          <table:table-cell office:value-type="string" table:style-name="ce2">
            <text:p>NTA PSYCHOLOGICAL SCREE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880" table:style-name="ce2">
            <text:p>5880</text:p>
          </table:table-cell>
          <table:table-cell office:value-type="string" table:style-name="ce2">
            <text:p>NTA PSYCHOLOGICAL SCREE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850.04" table:style-name="ce2">
            <text:p>5850.04</text:p>
          </table:table-cell>
          <table:table-cell office:value-type="string" table:style-name="ce2">
            <text:p>NTA PSYCHOLOGICAL SCREE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-0.04" table:style-name="ce2">
            <text:p>-0.04</text:p>
          </table:table-cell>
          <table:table-cell office:value-type="string" table:style-name="ce2">
            <text:p>NTA PSYCHOLOGICAL SCREE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654.11" table:style-name="ce2">
            <text:p>3654.11</text:p>
          </table:table-cell>
          <table:table-cell office:value-type="string" table:style-name="ce2">
            <text:p>AVC WIS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914.4" table:style-name="ce2">
            <text:p>1914.4</text:p>
          </table:table-cell>
          <table:table-cell office:value-type="string" table:style-name="ce2">
            <text:p>MIDLAND PATHOLOGY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9.17" table:style-name="ce2">
            <text:p>69.17</text:p>
          </table:table-cell>
          <table:table-cell office:value-type="string" table:style-name="ce2">
            <text:p>AQUAID (READING)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99" table:style-name="ce2">
            <text:p>1299</text:p>
          </table:table-cell>
          <table:table-cell office:value-type="string" table:style-name="ce2">
            <text:p>AAH PHARMACEUTICAL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98.4" table:style-name="ce2">
            <text:p>2598.4</text:p>
          </table:table-cell>
          <table:table-cell office:value-type="string" table:style-name="ce2">
            <text:p>AAH PHARMACEUTICAL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P &amp; A MEDIC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9.75" table:style-name="ce2">
            <text:p>19.75</text:p>
          </table:table-cell>
          <table:table-cell office:value-type="string" table:style-name="ce2">
            <text:p>P &amp; A MEDIC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.5" table:style-name="ce2">
            <text:p>15.5</text:p>
          </table:table-cell>
          <table:table-cell office:value-type="string" table:style-name="ce2">
            <text:p>P &amp; A MEDIC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8.8" table:style-name="ce2">
            <text:p>28.8</text:p>
          </table:table-cell>
          <table:table-cell office:value-type="string" table:style-name="ce2">
            <text:p>P &amp; A MEDIC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2">
            <text:p>P &amp; A MEDIC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P &amp; A MEDIC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.5" table:style-name="ce2">
            <text:p>15.5</text:p>
          </table:table-cell>
          <table:table-cell office:value-type="string" table:style-name="ce2">
            <text:p>AMPLIVOX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2.41" table:style-name="ce2">
            <text:p>112.41</text:p>
          </table:table-cell>
          <table:table-cell office:value-type="string" table:style-name="ce2">
            <text:p>AMPLIVOX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2.6" table:style-name="ce2">
            <text:p>172.6</text:p>
          </table:table-cell>
          <table:table-cell office:value-type="string" table:style-name="ce2">
            <text:p>ABBOTT TOXICOLOGY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7.29" table:style-name="ce2">
            <text:p>57.29</text:p>
          </table:table-cell>
          <table:table-cell office:value-type="string" table:style-name="ce2">
            <text:p>THE DOWNLAND PRACTIC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LABCOLD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LABCOLD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9.4" table:style-name="ce2">
            <text:p>59.4</text:p>
          </table:table-cell>
          <table:table-cell office:value-type="string" table:style-name="ce2">
            <text:p>HOPE AND BUTTERCUP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string" table:style-name="ce2">
            <text:p>HOPE AND BUTTERCUP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9.4" table:style-name="ce2">
            <text:p>59.4</text:p>
          </table:table-cell>
          <table:table-cell office:value-type="string" table:style-name="ce2">
            <text:p>HOPE AND BUTTERCUP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4.6" table:style-name="ce2">
            <text:p>54.6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7.2" table:style-name="ce2">
            <text:p>67.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.8" table:style-name="ce2">
            <text:p>28.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4" table:style-name="ce2">
            <text:p>5.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.4" table:style-name="ce2">
            <text:p>50.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.6" table:style-name="ce2">
            <text:p>12.6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8" table:style-name="ce2">
            <text:p>1.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8" table:style-name="ce2">
            <text:p>1.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.8" table:style-name="ce2">
            <text:p>10.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65" table:style-name="ce2">
            <text:p>7.6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.6" table:style-name="ce2">
            <text:p>9.6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8" table:style-name="ce2">
            <text:p>1.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11" table:style-name="ce2">
            <text:p>1911</text:p>
          </table:table-cell>
          <table:table-cell office:value-type="string" table:style-name="ce2">
            <text:p>NEWBURY RUGBY FOOTBALL CLUB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string" table:style-name="ce2">
            <text:p>NEWBURY RUGBY FOOTBALL CLUB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.2" table:style-name="ce2">
            <text:p>4.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4" table:style-name="ce2">
            <text:p>8.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5" table:style-name="ce2">
            <text:p>4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string" table:style-name="ce2">
            <text:p>NEWBURY RUGBY FOOTBALL CLUB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D &amp; P LUXURY TOILE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2">
            <text:p>D &amp; P LUXURY TOILE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D &amp; P LUXURY TOILE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05" table:style-name="ce2">
            <text:p>905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0" table:style-name="ce2">
            <text:p>460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3.38" table:style-name="ce2">
            <text:p>283.38</text:p>
          </table:table-cell>
          <table:table-cell office:value-type="string" table:style-name="ce2">
            <text:p>BOOKER CASH AND CAR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78.12" table:style-name="ce2">
            <text:p>778.12</text:p>
          </table:table-cell>
          <table:table-cell office:value-type="string" table:style-name="ce2">
            <text:p>BOOKER CASH AND CAR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2">
            <text:p>OXFORD MENOPAUS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825.5" table:style-name="ce2">
            <text:p>14825.5</text:p>
          </table:table-cell>
          <table:table-cell office:value-type="string" table:style-name="ce2">
            <text:p>MEDIGOLD HEALTH CONSULTANC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-14825.5" table:style-name="ce2">
            <text:p>-14825.5</text:p>
          </table:table-cell>
          <table:table-cell office:value-type="string" table:style-name="ce2">
            <text:p>MEDIGOLD HEALTH CONSULTANC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6.48" table:style-name="ce2">
            <text:p>86.4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1.72999999999999" table:style-name="ce2">
            <text:p>161.7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.25" table:style-name="ce2">
            <text:p>81.2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7.73" table:style-name="ce2">
            <text:p>67.7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2.94999999999999" table:style-name="ce2">
            <text:p>132.9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4.8" table:style-name="ce2">
            <text:p>184.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2.94999999999999" table:style-name="ce2">
            <text:p>132.9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10" table:style-name="ce2">
            <text:p>1210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.48" table:style-name="ce2">
            <text:p>75.4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9.88" table:style-name="ce2">
            <text:p>69.8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2.37" table:style-name="ce2">
            <text:p>182.3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1.29000000000002" table:style-name="ce2">
            <text:p>321.2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4.25" table:style-name="ce2">
            <text:p>404.2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4.51" table:style-name="ce2">
            <text:p>264.5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7.5" table:style-name="ce2">
            <text:p>97.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21" table:style-name="ce2">
            <text:p>48.2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6.76" table:style-name="ce2">
            <text:p>166.7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99.27" table:style-name="ce2">
            <text:p>799.2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.45" table:style-name="ce2">
            <text:p>50.4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4.8" table:style-name="ce2">
            <text:p>184.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.62" table:style-name="ce2">
            <text:p>107.6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8.66" table:style-name="ce2">
            <text:p>98.6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7.2" table:style-name="ce2">
            <text:p>277.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0.02" table:style-name="ce2">
            <text:p>90.0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686.2" table:style-name="ce2">
            <text:p>7686.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.52" table:style-name="ce2">
            <text:p>66.5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3.53" table:style-name="ce2">
            <text:p>753.5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3.51" table:style-name="ce2">
            <text:p>103.5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05.74" table:style-name="ce2">
            <text:p>1305.7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7.87" table:style-name="ce2">
            <text:p>137.8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75" table:style-name="ce2">
            <text:p>48.7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5.63" table:style-name="ce2">
            <text:p>235.6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7.9" table:style-name="ce2">
            <text:p>207.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7.2" table:style-name="ce2">
            <text:p>97.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6.48" table:style-name="ce2">
            <text:p>86.4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70.77" table:style-name="ce2">
            <text:p>970.7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2">
            <text:p>INSIDE OUT DEVELOP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9.38" table:style-name="ce2">
            <text:p>169.3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6.57" table:style-name="ce2">
            <text:p>176.5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3.16" table:style-name="ce2">
            <text:p>153.1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8.26" table:style-name="ce2">
            <text:p>188.2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4.64" table:style-name="ce2">
            <text:p>344.6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4.88" table:style-name="ce2">
            <text:p>94.8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4.28" table:style-name="ce2">
            <text:p>64.2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1.86" table:style-name="ce2">
            <text:p>211.8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4.88" table:style-name="ce2">
            <text:p>174.8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8.33" table:style-name="ce2">
            <text:p>58.33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string" table:style-name="ce2">
            <text:p>GUTTER-FIX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50" table:style-name="ce2">
            <text:p>1450</text:p>
          </table:table-cell>
          <table:table-cell office:value-type="string" table:style-name="ce2">
            <text:p>GUTTER-FIX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2.09" table:style-name="ce2">
            <text:p>132.0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0.92" table:style-name="ce2">
            <text:p>100.9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4.28" table:style-name="ce2">
            <text:p>64.2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2">
            <text:p>GUTTER-FIX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3.4" table:style-name="ce2">
            <text:p>113.4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0.75" table:style-name="ce2">
            <text:p>90.7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2.61" table:style-name="ce2">
            <text:p>222.6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37.41" table:style-name="ce2">
            <text:p>637.4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1.27" table:style-name="ce2">
            <text:p>121.2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6.03" table:style-name="ce2">
            <text:p>136.0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99.92" table:style-name="ce2">
            <text:p>2599.9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5.95" table:style-name="ce2">
            <text:p>85.9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5.60000000000002" table:style-name="ce2">
            <text:p>325.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4.95" table:style-name="ce2">
            <text:p>104.9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308" table:style-name="ce2">
            <text:p>30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3.2" table:style-name="ce2">
            <text:p>783.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8.72" table:style-name="ce2">
            <text:p>128.7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3.06" table:style-name="ce2">
            <text:p>273.0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6.5" table:style-name="ce2">
            <text:p>166.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511.11" table:style-name="ce2">
            <text:p>13511.1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1.97" table:style-name="ce2">
            <text:p>101.9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97" table:style-name="ce2">
            <text:p>3797</text:p>
          </table:table-cell>
          <table:table-cell office:value-type="string" table:style-name="ce2">
            <text:p>ABACUS PROPERTY SOLUTION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91.52" table:style-name="ce2">
            <text:p>2691.5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8.11" table:style-name="ce2">
            <text:p>98.1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21" table:style-name="ce2">
            <text:p>48.2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2.61" table:style-name="ce2">
            <text:p>522.6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.19" table:style-name="ce2">
            <text:p>107.1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1.25" table:style-name="ce2">
            <text:p>221.2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8.6" table:style-name="ce2">
            <text:p>138.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2.97" table:style-name="ce2">
            <text:p>162.9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3.36" table:style-name="ce2">
            <text:p>953.3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2">
            <text:p>GUTTER-FIX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7.25" table:style-name="ce2">
            <text:p>87.2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8.6" table:style-name="ce2">
            <text:p>138.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4.8" table:style-name="ce2">
            <text:p>184.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.14" table:style-name="ce2">
            <text:p>32.1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5.25" table:style-name="ce2">
            <text:p>425.2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7.92" table:style-name="ce2">
            <text:p>87.9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21" table:style-name="ce2">
            <text:p>48.2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2.66" table:style-name="ce2">
            <text:p>72.6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0.1" table:style-name="ce2">
            <text:p>250.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5.48" table:style-name="ce2">
            <text:p>165.4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4.28" table:style-name="ce2">
            <text:p>64.2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9.3" table:style-name="ce2">
            <text:p>219.3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7.08" table:style-name="ce2">
            <text:p>457.0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7.5" table:style-name="ce2">
            <text:p>97.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99.5500000000002" table:style-name="ce2">
            <text:p>2099.5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95" table:style-name="ce2">
            <text:p>295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7.2" table:style-name="ce2">
            <text:p>277.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2.67" table:style-name="ce2">
            <text:p>212.67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6.32" table:style-name="ce2">
            <text:p>246.32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0.03" table:style-name="ce2">
            <text:p>250.03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.08" table:style-name="ce2">
            <text:p>95.08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.5" table:style-name="ce2">
            <text:p>68.5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2.8" table:style-name="ce2">
            <text:p>192.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6.39" table:style-name="ce2">
            <text:p>186.39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6.9" table:style-name="ce2">
            <text:p>126.9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18" table:style-name="ce2">
            <text:p>1918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94" table:style-name="ce2">
            <text:p>469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4.96" table:style-name="ce2">
            <text:p>484.96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MILTON KEYNES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2.2" table:style-name="ce2">
            <text:p>182.2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90" table:style-name="ce2">
            <text:p>2590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2.9" table:style-name="ce2">
            <text:p>372.9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3" table:style-name="ce2">
            <text:p>753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1" table:style-name="ce2">
            <text:p>65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3.4" table:style-name="ce2">
            <text:p>113.4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.5" table:style-name="ce2">
            <text:p>230.5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8" table:style-name="ce2">
            <text:p>328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71" table:style-name="ce2">
            <text:p>237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6" table:style-name="ce2">
            <text:p>406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87.7" table:style-name="ce2">
            <text:p>1087.7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.8" table:style-name="ce2">
            <text:p>75.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5.1" table:style-name="ce2">
            <text:p>125.1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0.49" table:style-name="ce2">
            <text:p>350.49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85" table:style-name="ce2">
            <text:p>88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7.2" table:style-name="ce2">
            <text:p>317.2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72" table:style-name="ce2">
            <text:p>1372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17" table:style-name="ce2">
            <text:p>4117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4.3" table:style-name="ce2">
            <text:p>164.3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0.6" table:style-name="ce2">
            <text:p>190.6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3.2" table:style-name="ce2">
            <text:p>73.2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0.2" table:style-name="ce2">
            <text:p>460.2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2" table:style-name="ce2">
            <text:p>362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72.52" table:style-name="ce2">
            <text:p>672.52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2.75" table:style-name="ce2">
            <text:p>132.7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68" table:style-name="ce2">
            <text:p>1168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43.64" table:style-name="ce2">
            <text:p>1343.6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5.11" table:style-name="ce2">
            <text:p>815.1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0.96" table:style-name="ce2">
            <text:p>200.96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3.8" table:style-name="ce2">
            <text:p>293.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10" table:style-name="ce2">
            <text:p>610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30" table:style-name="ce2">
            <text:p>830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1.75" table:style-name="ce2">
            <text:p>171.7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3" table:style-name="ce2">
            <text:p>523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1.28" table:style-name="ce2">
            <text:p>201.28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13" table:style-name="ce2">
            <text:p>1213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7.45" table:style-name="ce2">
            <text:p>167.4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1.34" table:style-name="ce2">
            <text:p>161.3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4.96" table:style-name="ce2">
            <text:p>164.96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8.1" table:style-name="ce2">
            <text:p>758.1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2">
            <text:p>PALCON ENERGY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2.5" table:style-name="ce2">
            <text:p>162.5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2.75" table:style-name="ce2">
            <text:p>232.75</text:p>
          </table:table-cell>
          <table:table-cell office:value-type="string" table:style-name="ce2">
            <text:p>USS CATERING EQUIP SERV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2.44" table:style-name="ce2">
            <text:p>412.44</text:p>
          </table:table-cell>
          <table:table-cell office:value-type="string" table:style-name="ce2">
            <text:p>USS CATERING EQUIP SERV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5.82" table:style-name="ce2">
            <text:p>185.82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439.01" table:style-name="ce2">
            <text:p>5439.01</text:p>
          </table:table-cell>
          <table:table-cell office:value-type="string" table:style-name="ce2">
            <text:p>WOLSELEY CENTER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-3993.4" table:style-name="ce2">
            <text:p>-3993.4</text:p>
          </table:table-cell>
          <table:table-cell office:value-type="string" table:style-name="ce2">
            <text:p>WOLSELEY CENTER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1.33" table:style-name="ce2">
            <text:p>441.33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6.24" table:style-name="ce2">
            <text:p>686.2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17" table:style-name="ce2">
            <text:p>4917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3.44999999999999" table:style-name="ce2">
            <text:p>133.4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74.1" table:style-name="ce2">
            <text:p>3574.1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4.60000000000002" table:style-name="ce2">
            <text:p>284.6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2.5" table:style-name="ce2">
            <text:p>142.5</text:p>
          </table:table-cell>
          <table:table-cell office:value-type="string" table:style-name="ce2">
            <text:p>WM REFRIGERATI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9" table:style-name="ce2">
            <text:p>749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2">
            <text:p>PALCON ENERGY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38" table:style-name="ce2">
            <text:p>143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8.09" table:style-name="ce2">
            <text:p>428.09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11.59" table:style-name="ce2">
            <text:p>611.59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14" table:style-name="ce2">
            <text:p>71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8.95" table:style-name="ce2">
            <text:p>348.9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323.1299999999992" table:style-name="ce2">
            <text:p>9323.13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74" table:style-name="ce2">
            <text:p>257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25" table:style-name="ce2">
            <text:p>112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4.2" table:style-name="ce2">
            <text:p>194.2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43.61" table:style-name="ce2">
            <text:p>1443.6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9.3" table:style-name="ce2">
            <text:p>379.3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4.8" table:style-name="ce2">
            <text:p>664.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0.5" table:style-name="ce2">
            <text:p>370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2.5" table:style-name="ce2">
            <text:p>142.5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0" table:style-name="ce2">
            <text:p>520</text:p>
          </table:table-cell>
          <table:table-cell office:value-type="string" table:style-name="ce2">
            <text:p>INSIDE OUT DEVELOP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22" table:style-name="ce2">
            <text:p>2322</text:p>
          </table:table-cell>
          <table:table-cell office:value-type="string" table:style-name="ce2">
            <text:p>TRINITY CONTROL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7" table:style-name="ce2">
            <text:p>327</text:p>
          </table:table-cell>
          <table:table-cell office:value-type="string" table:style-name="ce2">
            <text:p>SELLOX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75" table:style-name="ce2">
            <text:p>475</text:p>
          </table:table-cell>
          <table:table-cell office:value-type="string" table:style-name="ce2">
            <text:p>ASSA ABLOY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098.74" table:style-name="ce2">
            <text:p>14098.74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328" table:style-name="ce2">
            <text:p>19328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908.09" table:style-name="ce2">
            <text:p>8908.09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42.79" table:style-name="ce2">
            <text:p>542.79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4.41" table:style-name="ce2">
            <text:p>354.41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string" table:style-name="ce2">
            <text:p>GUTTER-FIX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0" table:style-name="ce2">
            <text:p>550</text:p>
          </table:table-cell>
          <table:table-cell office:value-type="string" table:style-name="ce2">
            <text:p>GUTTER-FIX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33.16" table:style-name="ce2">
            <text:p>633.1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71.85" table:style-name="ce2">
            <text:p>871.85</text:p>
          </table:table-cell>
          <table:table-cell office:value-type="string" table:style-name="ce2">
            <text:p>CHUBB LOCKS CUSTODI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35" table:style-name="ce2">
            <text:p>8.35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199999999999992" table:style-name="ce2">
            <text:p>8.12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71.85" table:style-name="ce2">
            <text:p>871.85</text:p>
          </table:table-cell>
          <table:table-cell office:value-type="string" table:style-name="ce2">
            <text:p>CHUBB LOCKS CUSTODI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65" table:style-name="ce2">
            <text:p>8.65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89" table:style-name="ce2">
            <text:p>8.89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52.93" table:style-name="ce2">
            <text:p>4952.93</text:p>
          </table:table-cell>
          <table:table-cell office:value-type="string" table:style-name="ce2">
            <text:p>CHUBB LOCKS CUSTODI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71.85" table:style-name="ce2">
            <text:p>871.85</text:p>
          </table:table-cell>
          <table:table-cell office:value-type="string" table:style-name="ce2">
            <text:p>CHUBB LOCKS CUSTODI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99" table:style-name="ce2">
            <text:p>9.99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7100000000000009" table:style-name="ce2">
            <text:p>9.71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string" table:style-name="ce2">
            <text:p>GUTTER-FIX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2799999999999994" table:style-name="ce2">
            <text:p>8.28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.69" table:style-name="ce2">
            <text:p>34.69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.72" table:style-name="ce2">
            <text:p>33.72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05" table:style-name="ce2">
            <text:p>13.05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42" table:style-name="ce2">
            <text:p>13.42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42" table:style-name="ce2">
            <text:p>14.42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02" table:style-name="ce2">
            <text:p>14.02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53.19" table:style-name="ce2">
            <text:p>3653.19</text:p>
          </table:table-cell>
          <table:table-cell office:value-type="string" table:style-name="ce2">
            <text:p>CHUBB LOCKS CUSTODI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57" table:style-name="ce2">
            <text:p>14.57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99" table:style-name="ce2">
            <text:p>14.99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28" table:style-name="ce2">
            <text:p>10.28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99" table:style-name="ce2">
            <text:p>9.99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41" table:style-name="ce2">
            <text:p>10.41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71" table:style-name="ce2">
            <text:p>10.71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98" table:style-name="ce2">
            <text:p>9.98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7100000000000009" table:style-name="ce2">
            <text:p>9.71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590.16" table:style-name="ce2">
            <text:p>78590.16</text:p>
          </table:table-cell>
          <table:table-cell office:value-type="string" table:style-name="ce2">
            <text:p>E W BEARD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4222.5" table:style-name="ce2">
            <text:p>54222.5</text:p>
          </table:table-cell>
          <table:table-cell office:value-type="string" table:style-name="ce2">
            <text:p>E W BEARD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171.3" table:style-name="ce2">
            <text:p>18171.3</text:p>
          </table:table-cell>
          <table:table-cell office:value-type="string" table:style-name="ce2">
            <text:p>OP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068" table:style-name="ce2">
            <text:p>14068</text:p>
          </table:table-cell>
          <table:table-cell office:value-type="string" table:style-name="ce2">
            <text:p>ROBERT M DONALDS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0" table:style-name="ce2">
            <text:p>820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25" table:style-name="ce2">
            <text:p>552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972" table:style-name="ce2">
            <text:p>9972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64" table:style-name="ce2">
            <text:p>86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24" table:style-name="ce2">
            <text:p>3524</text:p>
          </table:table-cell>
          <table:table-cell office:value-type="string" table:style-name="ce2">
            <text:p>INSIDE OUT DEVELOP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76" table:style-name="ce2">
            <text:p>576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74.61" table:style-name="ce2">
            <text:p>5274.61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4.94" table:style-name="ce2">
            <text:p>404.94</text:p>
          </table:table-cell>
          <table:table-cell office:value-type="string" table:style-name="ce2">
            <text:p>ABINGD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2">
            <text:p>CALIBRE CABLING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42.1" table:style-name="ce2">
            <text:p>242.1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4.36" table:style-name="ce2">
            <text:p>514.36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6.95" table:style-name="ce2">
            <text:p>406.95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86.75" table:style-name="ce2">
            <text:p>1586.75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1.94" table:style-name="ce2">
            <text:p>141.94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6.75" table:style-name="ce2">
            <text:p>396.75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7.54" table:style-name="ce2">
            <text:p>787.54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7.79" table:style-name="ce2">
            <text:p>357.79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8.45" table:style-name="ce2">
            <text:p>398.45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5.33" table:style-name="ce2">
            <text:p>485.33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67.83" table:style-name="ce2">
            <text:p>3567.83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7.03" table:style-name="ce2">
            <text:p>357.03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7.91999999999999" table:style-name="ce2">
            <text:p>137.92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7.91999999999999" table:style-name="ce2">
            <text:p>137.92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2.20999999999998" table:style-name="ce2">
            <text:p>272.21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1.72" table:style-name="ce2">
            <text:p>381.72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14.18" table:style-name="ce2">
            <text:p>2014.18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44" table:style-name="ce2">
            <text:p>844</text:p>
          </table:table-cell>
          <table:table-cell office:value-type="string" table:style-name="ce2">
            <text:p>WSP (REAL ESTATE &amp; INFRASTRUCTURE)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.380000000000003" table:style-name="ce2">
            <text:p>34.38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.46" table:style-name="ce2">
            <text:p>38.46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.51" table:style-name="ce2">
            <text:p>25.51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8" table:style-name="ce2">
            <text:p>22.8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.32" table:style-name="ce2">
            <text:p>41.32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.23" table:style-name="ce2">
            <text:p>46.23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27" table:style-name="ce2">
            <text:p>48.27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27" table:style-name="ce2">
            <text:p>48.27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.1" table:style-name="ce2">
            <text:p>28.1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.12" table:style-name="ce2">
            <text:p>25.12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.380000000000003" table:style-name="ce2">
            <text:p>34.38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.46" table:style-name="ce2">
            <text:p>38.46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.75" table:style-name="ce2">
            <text:p>29.75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.28" table:style-name="ce2">
            <text:p>33.28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.450000000000003" table:style-name="ce2">
            <text:p>38.45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.369999999999997" table:style-name="ce2">
            <text:p>34.37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.1" table:style-name="ce2">
            <text:p>28.1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.12" table:style-name="ce2">
            <text:p>25.12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.23" table:style-name="ce2">
            <text:p>46.23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.32" table:style-name="ce2">
            <text:p>41.32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.9" table:style-name="ce2">
            <text:p>52.9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.18" table:style-name="ce2">
            <text:p>59.18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8" table:style-name="ce2">
            <text:p>278</text:p>
          </table:table-cell>
          <table:table-cell office:value-type="string" table:style-name="ce2">
            <text:p>IAN WEBB ENGINEER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.5" table:style-name="ce2">
            <text:p>62.5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.61" table:style-name="ce2">
            <text:p>30.6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0.17" table:style-name="ce2">
            <text:p>110.17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1.96" table:style-name="ce2">
            <text:p>481.96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35" table:style-name="ce2">
            <text:p>2.3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92" table:style-name="ce2">
            <text:p>3.9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06" table:style-name="ce2">
            <text:p>7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12" table:style-name="ce2">
            <text:p>3.1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8.47" table:style-name="ce2">
            <text:p>118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25" table:style-name="ce2">
            <text:p>2.2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3.99" table:style-name="ce2">
            <text:p>403.9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95" table:style-name="ce2">
            <text:p>12.9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38" table:style-name="ce2">
            <text:p>10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6.22" table:style-name="ce2">
            <text:p>76.2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0500000000000007" table:style-name="ce2">
            <text:p>9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38" table:style-name="ce2">
            <text:p>10.3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73" table:style-name="ce2">
            <text:p>0.7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0000000000000007E-2" table:style-name="ce2">
            <text:p>0.0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82" table:style-name="ce2">
            <text:p>2.8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7" table:style-name="ce2">
            <text:p>0.1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9" table:style-name="ce2">
            <text:p>0.0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.77" table:style-name="ce2">
            <text:p>23.77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.5" table:style-name="ce2">
            <text:p>62.5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0000000000000007E-2" table:style-name="ce2">
            <text:p>0.0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73" table:style-name="ce2">
            <text:p>3.7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" table:style-name="ce2">
            <text:p>0.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94" table:style-name="ce2">
            <text:p>7.94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96" table:style-name="ce2">
            <text:p>0.9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0000000000000007E-2" table:style-name="ce2">
            <text:p>0.0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2" table:style-name="ce2">
            <text:p>0.1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22" table:style-name="ce2">
            <text:p>0.2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7.62" table:style-name="ce2">
            <text:p>57.62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.38" table:style-name="ce2">
            <text:p>51.3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9" table:style-name="ce2">
            <text:p>0.4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" table:style-name="ce2">
            <text:p>1.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" table:style-name="ce2">
            <text:p>1.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9" table:style-name="ce2">
            <text:p>0.4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" table:style-name="ce2">
            <text:p>1.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1" table:style-name="ce2">
            <text:p>1.2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6" table:style-name="ce2">
            <text:p>1.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.94" table:style-name="ce2">
            <text:p>60.9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63" table:style-name="ce2">
            <text:p>3.6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02" table:style-name="ce2">
            <text:p>2.0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1599999999999999" table:style-name="ce2">
            <text:p>1.1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75" table:style-name="ce2">
            <text:p>15.7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5" table:style-name="ce2">
            <text:p>4.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5.94" table:style-name="ce2">
            <text:p>115.94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3.33" table:style-name="ce2">
            <text:p>213.33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string" table:style-name="ce2">
            <text:p>IAN WEBB ENGINEER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.93" table:style-name="ce2">
            <text:p>50.93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2000000000000002" table:style-name="ce2">
            <text:p>2.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95" table:style-name="ce2">
            <text:p>12.9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35" table:style-name="ce2">
            <text:p>7.3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2" table:style-name="ce2">
            <text:p>1.8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7" table:style-name="ce2">
            <text:p>0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3.92" table:style-name="ce2">
            <text:p>93.92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3" table:style-name="ce2">
            <text:p>0.4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5" table:style-name="ce2">
            <text:p>1.3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85" table:style-name="ce2">
            <text:p>5.8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63" table:style-name="ce2">
            <text:p>22.6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6" table:style-name="ce2">
            <text:p>0.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8" table:style-name="ce2">
            <text:p>0.4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3" table:style-name="ce2">
            <text:p>1.43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0500000000000007" table:style-name="ce2">
            <text:p>9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.97" table:style-name="ce2">
            <text:p>30.9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9" table:style-name="ce2">
            <text:p>1.7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6" table:style-name="ce2">
            <text:p>0.4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7" table:style-name="ce2">
            <text:p>0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2" table:style-name="ce2">
            <text:p>1.8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2" table:style-name="ce2">
            <text:p>1.8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7" table:style-name="ce2">
            <text:p>0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850000000000001" table:style-name="ce2">
            <text:p>17.8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8.17" table:style-name="ce2">
            <text:p>218.1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5" table:style-name="ce2">
            <text:p>10.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0000000000000007E-2" table:style-name="ce2">
            <text:p>0.0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2" table:style-name="ce2">
            <text:p>0.1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02" table:style-name="ce2">
            <text:p>2.0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2" table:style-name="ce2">
            <text:p>0.5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9" table:style-name="ce2">
            <text:p>0.0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19" table:style-name="ce2">
            <text:p>1.1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0699999999999998" table:style-name="ce2">
            <text:p>2.0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28999999999999998" table:style-name="ce2">
            <text:p>0.2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73" table:style-name="ce2">
            <text:p>3.7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6" table:style-name="ce2">
            <text:p>0.1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0.65" table:style-name="ce2">
            <text:p>110.6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190000000000001" table:style-name="ce2">
            <text:p>16.1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4" table:style-name="ce2">
            <text:p>1.2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.66" table:style-name="ce2">
            <text:p>62.6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3" table:style-name="ce2">
            <text:p>0.1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65" table:style-name="ce2">
            <text:p>1.6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8" table:style-name="ce2">
            <text:p>4.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" table:style-name="ce2">
            <text:p>0.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4" table:style-name="ce2">
            <text:p>1.2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.5" table:style-name="ce2">
            <text:p>62.5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8.30000000000001" table:style-name="ce2">
            <text:p>148.3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39" table:style-name="ce2">
            <text:p>3.3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98" table:style-name="ce2">
            <text:p>9.9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17" table:style-name="ce2">
            <text:p>3.1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95" table:style-name="ce2">
            <text:p>3.9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.25" table:style-name="ce2">
            <text:p>23.2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2" table:style-name="ce2">
            <text:p>1.8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0.47" table:style-name="ce2">
            <text:p>0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2" table:style-name="ce2">
            <text:p>1.8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9" table:style-name="ce2">
            <text:p>0.4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1" table:style-name="ce2">
            <text:p>1.9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3.48" table:style-name="ce2">
            <text:p>743.48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5.83" table:style-name="ce2">
            <text:p>115.83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3.75" table:style-name="ce2">
            <text:p>53.7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8699999999999992" table:style-name="ce2">
            <text:p>8.8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92" table:style-name="ce2">
            <text:p>4.9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83" table:style-name="ce2">
            <text:p>2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.47" table:style-name="ce2">
            <text:p>38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95" table:style-name="ce2">
            <text:p>2.9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92" table:style-name="ce2">
            <text:p>3.9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8.88999999999999" table:style-name="ce2">
            <text:p>148.8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.17" table:style-name="ce2">
            <text:p>44.17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.5" table:style-name="ce2">
            <text:p>62.5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76" table:style-name="ce2">
            <text:p>1276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28" table:style-name="ce2">
            <text:p>14.2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1800000000000002" table:style-name="ce2">
            <text:p>2.1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4" table:style-name="ce2">
            <text:p>1.9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300000000000002" table:style-name="ce2">
            <text:p>2.4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" table:style-name="ce2">
            <text:p>1.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2">
            <text:p>CHUBB LOCKS CUSTODI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69" table:style-name="ce2">
            <text:p>15.6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33" table:style-name="ce2">
            <text:p>5.33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7.94" table:style-name="ce2">
            <text:p>317.9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3.24" table:style-name="ce2">
            <text:p>43.2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3" table:style-name="ce2">
            <text:p>1.4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8" table:style-name="ce2">
            <text:p>1.8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66" table:style-name="ce2">
            <text:p>1.6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9" table:style-name="ce2">
            <text:p>1.79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6" table:style-name="ce2">
            <text:p>11.6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03" table:style-name="ce2">
            <text:p>6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5099999999999998" table:style-name="ce2">
            <text:p>2.5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6" table:style-name="ce2">
            <text:p>0.1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2" table:style-name="ce2">
            <text:p>0.1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6" table:style-name="ce2">
            <text:p>1.5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2" table:style-name="ce2">
            <text:p>0.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8" table:style-name="ce2">
            <text:p>0.0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5" table:style-name="ce2">
            <text:p>0.1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36" table:style-name="ce2">
            <text:p>0.3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0000000000000007E-2" table:style-name="ce2">
            <text:p>0.0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25" table:style-name="ce2">
            <text:p>5.2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2" table:style-name="ce2">
            <text:p>1.8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7" table:style-name="ce2">
            <text:p>0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12" table:style-name="ce2">
            <text:p>13.12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.19" table:style-name="ce2">
            <text:p>25.1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" table:style-name="ce2">
            <text:p>1.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7" table:style-name="ce2">
            <text:p>0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2" table:style-name="ce2">
            <text:p>1.8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850000000000001" table:style-name="ce2">
            <text:p>17.8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4.01" table:style-name="ce2">
            <text:p>174.0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6.21" table:style-name="ce2">
            <text:p>96.2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.16" table:style-name="ce2">
            <text:p>59.1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0500000000000007" table:style-name="ce2">
            <text:p>9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2000000000000002" table:style-name="ce2">
            <text:p>2.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95" table:style-name="ce2">
            <text:p>12.9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4.54" table:style-name="ce2">
            <text:p>384.54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.05" table:style-name="ce2">
            <text:p>26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1" table:style-name="ce2">
            <text:p>1.9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33" table:style-name="ce2">
            <text:p>3.3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01" table:style-name="ce2">
            <text:p>6.0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0.81" table:style-name="ce2">
            <text:p>100.8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65" table:style-name="ce2">
            <text:p>2.6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88" table:style-name="ce2">
            <text:p>4.88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100000000000001" table:style-name="ce2">
            <text:p>16.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9.17" table:style-name="ce2">
            <text:p>169.17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7" table:style-name="ce2">
            <text:p>0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2" table:style-name="ce2">
            <text:p>1.8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9" table:style-name="ce2">
            <text:p>1.8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1.63" table:style-name="ce2">
            <text:p>71.6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6" table:style-name="ce2">
            <text:p>1.3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2699999999999996" table:style-name="ce2">
            <text:p>4.2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37" table:style-name="ce2">
            <text:p>2.3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.510000000000002" table:style-name="ce2">
            <text:p>18.5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1.94" table:style-name="ce2">
            <text:p>391.94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9.58" table:style-name="ce2">
            <text:p>99.58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2" table:style-name="ce2">
            <text:p>1.4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.5" table:style-name="ce2">
            <text:p>62.5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string" table:style-name="ce2">
            <text:p>IAN WEBB ENGINEER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05" table:style-name="ce2">
            <text:p>110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.2000000000000002" table:style-name="ce2">
            <text:p>2.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95" table:style-name="ce2">
            <text:p>12.9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.369999999999997" table:style-name="ce2">
            <text:p>36.3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4.28" table:style-name="ce2">
            <text:p>104.2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6.97" table:style-name="ce2">
            <text:p>106.9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5.03" table:style-name="ce2">
            <text:p>145.03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76" table:style-name="ce2">
            <text:p>7.7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82" table:style-name="ce2">
            <text:p>22.82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.17" table:style-name="ce2">
            <text:p>44.17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4.17" table:style-name="ce2">
            <text:p>104.17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5.08" table:style-name="ce2">
            <text:p>295.08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74" table:style-name="ce2">
            <text:p>0.7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66" table:style-name="ce2">
            <text:p>9.6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23" table:style-name="ce2">
            <text:p>2.2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71" table:style-name="ce2">
            <text:p>0.7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4" table:style-name="ce2">
            <text:p>1.2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.369999999999997" table:style-name="ce2">
            <text:p>37.3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98" table:style-name="ce2">
            <text:p>0.9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2" table:style-name="ce2">
            <text:p>1.8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7" table:style-name="ce2">
            <text:p>0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41" table:style-name="ce2">
            <text:p>3.4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26" table:style-name="ce2">
            <text:p>0.2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22" table:style-name="ce2">
            <text:p>13.2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4" table:style-name="ce2">
            <text:p>0.4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79" table:style-name="ce2">
            <text:p>0.7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7.34" table:style-name="ce2">
            <text:p>57.3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66" table:style-name="ce2">
            <text:p>8.6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61" table:style-name="ce2">
            <text:p>0.6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38" table:style-name="ce2">
            <text:p>2.3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4000000000000001" table:style-name="ce2">
            <text:p>0.1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8" table:style-name="ce2">
            <text:p>0.0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0.67" table:style-name="ce2">
            <text:p>100.67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6" table:style-name="ce2">
            <text:p>1.2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72" table:style-name="ce2">
            <text:p>0.7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27" table:style-name="ce2">
            <text:p>2.2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.11" table:style-name="ce2">
            <text:p>38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76" table:style-name="ce2">
            <text:p>0.7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85" table:style-name="ce2">
            <text:p>9.8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.5" table:style-name="ce2">
            <text:p>62.5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75" table:style-name="ce2">
            <text:p>3.7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.58" table:style-name="ce2">
            <text:p>24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92" table:style-name="ce2">
            <text:p>2.9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35" table:style-name="ce2">
            <text:p>3.3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8" table:style-name="ce2">
            <text:p>4.1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.35" table:style-name="ce2">
            <text:p>51.3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46" table:style-name="ce2">
            <text:p>17.4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.8" table:style-name="ce2">
            <text:p>29.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7.12" table:style-name="ce2">
            <text:p>67.12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7" table:style-name="ce2">
            <text:p>0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3" table:style-name="ce2">
            <text:p>1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6" table:style-name="ce2">
            <text:p>0.4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6" table:style-name="ce2">
            <text:p>1.4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81" table:style-name="ce2">
            <text:p>0.8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64" table:style-name="ce2">
            <text:p>0.6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.45" table:style-name="ce2">
            <text:p>24.4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9" table:style-name="ce2">
            <text:p>0.4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32" table:style-name="ce2">
            <text:p>6.3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" table:style-name="ce2">
            <text:p>0.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4" table:style-name="ce2">
            <text:p>13.4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70" table:style-name="ce2">
            <text:p>670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.98" table:style-name="ce2">
            <text:p>2.9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5" table:style-name="ce2">
            <text:p>1.4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28" table:style-name="ce2">
            <text:p>4.2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.659999999999997" table:style-name="ce2">
            <text:p>35.6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12" table:style-name="ce2">
            <text:p>12.12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7.28" table:style-name="ce2">
            <text:p>137.2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60" table:style-name="ce2">
            <text:p>2960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9.81" table:style-name="ce2">
            <text:p>149.8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3" table:style-name="ce2">
            <text:p>1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74" table:style-name="ce2">
            <text:p>0.7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9" table:style-name="ce2">
            <text:p>1.2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33" table:style-name="ce2">
            <text:p>2.3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77" table:style-name="ce2">
            <text:p>0.7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09" table:style-name="ce2">
            <text:p>10.0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.04" table:style-name="ce2">
            <text:p>39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.5" table:style-name="ce2">
            <text:p>62.5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0000000000000007E-2" table:style-name="ce2">
            <text:p>0.0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3" table:style-name="ce2">
            <text:p>0.1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13" table:style-name="ce2">
            <text:p>2.1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.53" table:style-name="ce2">
            <text:p>37.53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98" table:style-name="ce2">
            <text:p>9.9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9.12" table:style-name="ce2">
            <text:p>419.12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39" table:style-name="ce2">
            <text:p>3.3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17" table:style-name="ce2">
            <text:p>3.1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95" table:style-name="ce2">
            <text:p>3.9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.25" table:style-name="ce2">
            <text:p>23.2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.540000000000006" table:style-name="ce2">
            <text:p>75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9" table:style-name="ce2">
            <text:p>1.9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5" table:style-name="ce2">
            <text:p>4.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3" table:style-name="ce2">
            <text:p>1.4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" table:style-name="ce2">
            <text:p>1.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4.1" table:style-name="ce2">
            <text:p>204.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.5" table:style-name="ce2">
            <text:p>37.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2" table:style-name="ce2">
            <text:p>19.5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.17" table:style-name="ce2">
            <text:p>44.17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6" table:style-name="ce2">
            <text:p>446</text:p>
          </table:table-cell>
          <table:table-cell office:value-type="string" table:style-name="ce2">
            <text:p>IAN WEBB ENGINEER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54.5" table:style-name="ce2">
            <text:p>1954.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2" table:style-name="ce2">
            <text:p>1.8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7" table:style-name="ce2">
            <text:p>0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2" table:style-name="ce2">
            <text:p>1.8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7" table:style-name="ce2">
            <text:p>0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3" table:style-name="ce2">
            <text:p>0.4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66" table:style-name="ce2">
            <text:p>1.6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" table:style-name="ce2">
            <text:p>0.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8" table:style-name="ce2">
            <text:p>0.4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3" table:style-name="ce2">
            <text:p>1.43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85" table:style-name="ce2">
            <text:p>2.8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97" table:style-name="ce2">
            <text:p>0.9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.979999999999997" table:style-name="ce2">
            <text:p>34.9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62" table:style-name="ce2">
            <text:p>2.62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.299999999999997" table:style-name="ce2">
            <text:p>32.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83" table:style-name="ce2">
            <text:p>3.8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93" table:style-name="ce2">
            <text:p>4.9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49" table:style-name="ce2">
            <text:p>5.49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4000000000000004" table:style-name="ce2">
            <text:p>4.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31" table:style-name="ce2">
            <text:p>0.3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1" table:style-name="ce2">
            <text:p>0.4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42" table:style-name="ce2">
            <text:p>15.4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.29" table:style-name="ce2">
            <text:p>50.29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28999999999999998" table:style-name="ce2">
            <text:p>0.2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92" table:style-name="ce2">
            <text:p>0.9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1" table:style-name="ce2">
            <text:p>0.5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99" table:style-name="ce2">
            <text:p>3.9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78" table:style-name="ce2">
            <text:p>57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9" table:style-name="ce2">
            <text:p>0.0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6" table:style-name="ce2">
            <text:p>0.1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25" table:style-name="ce2">
            <text:p>2.2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7" table:style-name="ce2">
            <text:p>0.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2" table:style-name="ce2">
            <text:p>2.7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0000000000000007E-2" table:style-name="ce2">
            <text:p>0.0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0500000000000007" table:style-name="ce2">
            <text:p>9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6.89" table:style-name="ce2">
            <text:p>56.8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2" table:style-name="ce2">
            <text:p>1.8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7" table:style-name="ce2">
            <text:p>0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7" table:style-name="ce2">
            <text:p>0.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7" table:style-name="ce2">
            <text:p>1.2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" table:style-name="ce2">
            <text:p>0.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.29" table:style-name="ce2">
            <text:p>21.2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6000000000000005" table:style-name="ce2">
            <text:p>0.5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2" table:style-name="ce2">
            <text:p>0.4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9" table:style-name="ce2">
            <text:p>48.9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.27" table:style-name="ce2">
            <text:p>25.2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43" table:style-name="ce2">
            <text:p>19.4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31" table:style-name="ce2">
            <text:p>2.3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96" table:style-name="ce2">
            <text:p>2.9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3" table:style-name="ce2">
            <text:p>3.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65" table:style-name="ce2">
            <text:p>2.6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0500000000000007" table:style-name="ce2">
            <text:p>9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.94" table:style-name="ce2">
            <text:p>50.9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6.67" table:style-name="ce2">
            <text:p>106.67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40" table:style-name="ce2">
            <text:p>1340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6" table:style-name="ce2">
            <text:p>446</text:p>
          </table:table-cell>
          <table:table-cell office:value-type="string" table:style-name="ce2">
            <text:p>IAN WEBB ENGINEER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0.27" table:style-name="ce2">
            <text:p>490.27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91" table:style-name="ce2">
            <text:p>0.9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1" table:style-name="ce2">
            <text:p>1.2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.92" table:style-name="ce2">
            <text:p>45.9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87" table:style-name="ce2">
            <text:p>11.8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87" table:style-name="ce2">
            <text:p>0.8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4" table:style-name="ce2">
            <text:p>2.7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2" table:style-name="ce2">
            <text:p>1.5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3" table:style-name="ce2">
            <text:p>0.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7" table:style-name="ce2">
            <text:p>0.1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" table:style-name="ce2">
            <text:p>0.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9" table:style-name="ce2">
            <text:p>1.2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3" table:style-name="ce2">
            <text:p>0.1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01" table:style-name="ce2">
            <text:p>5.0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" table:style-name="ce2">
            <text:p>0.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.85" table:style-name="ce2">
            <text:p>29.8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28" table:style-name="ce2">
            <text:p>4.2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.39" table:style-name="ce2">
            <text:p>26.3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5" table:style-name="ce2">
            <text:p>1.4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0500000000000007" table:style-name="ce2">
            <text:p>9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2.64" table:style-name="ce2">
            <text:p>62.64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.25" table:style-name="ce2">
            <text:p>24.2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1.319999999999993" table:style-name="ce2">
            <text:p>71.32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98" table:style-name="ce2">
            <text:p>0.9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.25" table:style-name="ce2">
            <text:p>51.2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2.44" table:style-name="ce2">
            <text:p>162.44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78" table:style-name="ce2">
            <text:p>12.7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" table:style-name="ce2">
            <text:p>1.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.48" table:style-name="ce2">
            <text:p>49.4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94" table:style-name="ce2">
            <text:p>0.9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95" table:style-name="ce2">
            <text:p>2.9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64" table:style-name="ce2">
            <text:p>1.6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3" table:style-name="ce2">
            <text:p>593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2" table:style-name="ce2">
            <text:p>1.8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7" table:style-name="ce2">
            <text:p>0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39" table:style-name="ce2">
            <text:p>0.3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1599999999999999" table:style-name="ce2">
            <text:p>1.1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64" table:style-name="ce2">
            <text:p>0.6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37" table:style-name="ce2">
            <text:p>0.3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" table:style-name="ce2">
            <text:p>19.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1" table:style-name="ce2">
            <text:p>0.5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04" table:style-name="ce2">
            <text:p>5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.17" table:style-name="ce2">
            <text:p>38.17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.36" table:style-name="ce2">
            <text:p>51.3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0500000000000007" table:style-name="ce2">
            <text:p>9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" table:style-name="ce2">
            <text:p>1.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9" table:style-name="ce2">
            <text:p>0.4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9" table:style-name="ce2">
            <text:p>0.4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" table:style-name="ce2">
            <text:p>1.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" table:style-name="ce2">
            <text:p>1.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9" table:style-name="ce2">
            <text:p>0.4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2" table:style-name="ce2">
            <text:p>1.8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7" table:style-name="ce2">
            <text:p>0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0000000000000007E-2" table:style-name="ce2">
            <text:p>0.0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5" table:style-name="ce2">
            <text:p>0.1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8" table:style-name="ce2">
            <text:p>0.0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" table:style-name="ce2">
            <text:p>1.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8" table:style-name="ce2">
            <text:p>0.0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04" table:style-name="ce2">
            <text:p>3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78" table:style-name="ce2">
            <text:p>0.7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" table:style-name="ce2">
            <text:p>0.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8" table:style-name="ce2">
            <text:p>0.1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31" table:style-name="ce2">
            <text:p>22.3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.15" table:style-name="ce2">
            <text:p>49.1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0500000000000007" table:style-name="ce2">
            <text:p>9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9" table:style-name="ce2">
            <text:p>0.1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.19" table:style-name="ce2">
            <text:p>32.19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6999999999999995" table:style-name="ce2">
            <text:p>0.5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8" table:style-name="ce2">
            <text:p>0.1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32" table:style-name="ce2">
            <text:p>0.3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6" table:style-name="ce2">
            <text:p>9.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8" table:style-name="ce2">
            <text:p>2.4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6" table:style-name="ce2">
            <text:p>1.4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3" table:style-name="ce2">
            <text:p>1.9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3.48" table:style-name="ce2">
            <text:p>73.4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300000000000002" table:style-name="ce2">
            <text:p>2.4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38" table:style-name="ce2">
            <text:p>4.3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9" table:style-name="ce2">
            <text:p>1.3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.989999999999998" table:style-name="ce2">
            <text:p>18.9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7.66" table:style-name="ce2">
            <text:p>77.66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7100000000000009" table:style-name="ce2">
            <text:p>9.7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0.08" table:style-name="ce2">
            <text:p>0.0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4000000000000001" table:style-name="ce2">
            <text:p>0.1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500000000000004" table:style-name="ce2">
            <text:p>4.1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.92" table:style-name="ce2">
            <text:p>38.92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2" table:style-name="ce2">
            <text:p>0.1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66" table:style-name="ce2">
            <text:p>5.6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89" table:style-name="ce2">
            <text:p>5.8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6" table:style-name="ce2">
            <text:p>1.4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2" table:style-name="ce2">
            <text:p>1.5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9" table:style-name="ce2">
            <text:p>0.1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34" table:style-name="ce2">
            <text:p>0.3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9" table:style-name="ce2">
            <text:p>0.1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5" table:style-name="ce2">
            <text:p>0.1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6" table:style-name="ce2">
            <text:p>0.1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27" table:style-name="ce2">
            <text:p>14.27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17" table:style-name="ce2">
            <text:p>3.1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95" table:style-name="ce2">
            <text:p>3.9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.25" table:style-name="ce2">
            <text:p>23.2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0.97" table:style-name="ce2">
            <text:p>0.9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85" table:style-name="ce2">
            <text:p>2.8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66" table:style-name="ce2">
            <text:p>6.6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8" table:style-name="ce2">
            <text:p>0.1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2" table:style-name="ce2">
            <text:p>1.7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3" table:style-name="ce2">
            <text:p>0.1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" table:style-name="ce2">
            <text:p>0.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22" table:style-name="ce2">
            <text:p>0.2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3" table:style-name="ce2">
            <text:p>0.1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.83" table:style-name="ce2">
            <text:p>27.83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61" table:style-name="ce2">
            <text:p>16.6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3" table:style-name="ce2">
            <text:p>1.43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8" table:style-name="ce2">
            <text:p>0.4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1" table:style-name="ce2">
            <text:p>1.3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5" table:style-name="ce2">
            <text:p>10.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57.23" table:style-name="ce2">
            <text:p>1057.23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59" table:style-name="ce2">
            <text:p>15.59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92" table:style-name="ce2">
            <text:p>13.9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37" table:style-name="ce2">
            <text:p>17.3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2.2" table:style-name="ce2">
            <text:p>102.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14" table:style-name="ce2">
            <text:p>12.1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5.79000000000002" table:style-name="ce2">
            <text:p>325.79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17" table:style-name="ce2">
            <text:p>1.1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6" table:style-name="ce2">
            <text:p>1.9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52" table:style-name="ce2">
            <text:p>3.5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1200000000000001" table:style-name="ce2">
            <text:p>1.1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27" table:style-name="ce2">
            <text:p>15.2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6" table:style-name="ce2">
            <text:p>1.5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.11" table:style-name="ce2">
            <text:p>59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6.67" table:style-name="ce2">
            <text:p>106.67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66" table:style-name="ce2">
            <text:p>966</text:p>
          </table:table-cell>
          <table:table-cell office:value-type="string" table:style-name="ce2">
            <text:p>IAN WEBB ENGINEER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4.98" table:style-name="ce2">
            <text:p>124.98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37" table:style-name="ce2">
            <text:p>2.3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0.09" table:style-name="ce2">
            <text:p>90.0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.28" table:style-name="ce2">
            <text:p>23.2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1.37" table:style-name="ce2">
            <text:p>501.37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9" table:style-name="ce2">
            <text:p>1.7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1" table:style-name="ce2">
            <text:p>1.7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37" table:style-name="ce2">
            <text:p>5.3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98" table:style-name="ce2">
            <text:p>2.9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30" table:style-name="ce2">
            <text:p>2130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56" table:style-name="ce2">
            <text:p>5956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.25" table:style-name="ce2">
            <text:p>24.2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1.319999999999993" table:style-name="ce2">
            <text:p>71.32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3" table:style-name="ce2">
            <text:p>6.3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489999999999998" table:style-name="ce2">
            <text:p>19.4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.54" table:style-name="ce2">
            <text:p>18.5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1" table:style-name="ce2">
            <text:p>1.4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38" table:style-name="ce2">
            <text:p>10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4" table:style-name="ce2">
            <text:p>2.7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2" table:style-name="ce2">
            <text:p>1.5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87" table:style-name="ce2">
            <text:p>0.8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91" table:style-name="ce2">
            <text:p>0.9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3.79000000000002" table:style-name="ce2">
            <text:p>263.79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.17" table:style-name="ce2">
            <text:p>24.17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88" table:style-name="ce2">
            <text:p>11.8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.98" table:style-name="ce2">
            <text:p>45.9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1" table:style-name="ce2">
            <text:p>1.2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.5" table:style-name="ce2">
            <text:p>62.5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7" table:style-name="ce2">
            <text:p>447</text:p>
          </table:table-cell>
          <table:table-cell office:value-type="string" table:style-name="ce2">
            <text:p>IAN WEBB ENGINEER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31" table:style-name="ce2">
            <text:p>6.3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64" table:style-name="ce2">
            <text:p>0.6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.4" table:style-name="ce2">
            <text:p>24.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8" table:style-name="ce2">
            <text:p>0.4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6" table:style-name="ce2">
            <text:p>0.4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5" table:style-name="ce2">
            <text:p>1.4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81" table:style-name="ce2">
            <text:p>0.8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2000000000000002" table:style-name="ce2">
            <text:p>2.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95" table:style-name="ce2">
            <text:p>12.9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85" table:style-name="ce2">
            <text:p>2.8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97" table:style-name="ce2">
            <text:p>0.9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7.48" table:style-name="ce2">
            <text:p>87.4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.52" table:style-name="ce2">
            <text:p>45.52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.25" table:style-name="ce2">
            <text:p>23.2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17" table:style-name="ce2">
            <text:p>3.1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95" table:style-name="ce2">
            <text:p>3.9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100000000000001" table:style-name="ce2">
            <text:p>16.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88" table:style-name="ce2">
            <text:p>4.88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.02" table:style-name="ce2">
            <text:p>31.02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3" table:style-name="ce2">
            <text:p>1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5" table:style-name="ce2">
            <text:p>1.8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.07" table:style-name="ce2">
            <text:p>31.0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82" table:style-name="ce2">
            <text:p>0.8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9" table:style-name="ce2">
            <text:p>0.5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299999999999994" table:style-name="ce2">
            <text:p>8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62" table:style-name="ce2">
            <text:p>0.6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2.239999999999995" table:style-name="ce2">
            <text:p>72.2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33" table:style-name="ce2">
            <text:p>5.33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.34" table:style-name="ce2">
            <text:p>25.3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69" table:style-name="ce2">
            <text:p>15.6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5.95" table:style-name="ce2">
            <text:p>125.9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0500000000000007" table:style-name="ce2">
            <text:p>9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3.85" table:style-name="ce2">
            <text:p>83.8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.33" table:style-name="ce2">
            <text:p>38.33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28000000000000003" table:style-name="ce2">
            <text:p>0.2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3" table:style-name="ce2">
            <text:p>0.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9" table:style-name="ce2">
            <text:p>14.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39" table:style-name="ce2">
            <text:p>0.3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9" table:style-name="ce2">
            <text:p>0.4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89" table:style-name="ce2">
            <text:p>0.8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85" table:style-name="ce2">
            <text:p>3.8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.5" table:style-name="ce2">
            <text:p>62.5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.380000000000003" table:style-name="ce2">
            <text:p>36.3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96" table:style-name="ce2">
            <text:p>0.9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69" table:style-name="ce2">
            <text:p>0.6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17" table:style-name="ce2">
            <text:p>2.1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" table:style-name="ce2">
            <text:p>1.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72" table:style-name="ce2">
            <text:p>0.7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4" table:style-name="ce2">
            <text:p>9.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.27" table:style-name="ce2">
            <text:p>74.27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2100000000000009" table:style-name="ce2">
            <text:p>9.2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.48" table:style-name="ce2">
            <text:p>59.4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.1" table:style-name="ce2">
            <text:p>27.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489999999999998" table:style-name="ce2">
            <text:p>19.4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24" table:style-name="ce2">
            <text:p>8.2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.25" table:style-name="ce2">
            <text:p>24.2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38" table:style-name="ce2">
            <text:p>10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1" table:style-name="ce2">
            <text:p>1.4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6000000000000005" table:style-name="ce2">
            <text:p>0.5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98" table:style-name="ce2">
            <text:p>0.9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3.79" table:style-name="ce2">
            <text:p>163.79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78" table:style-name="ce2">
            <text:p>0.7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.52" table:style-name="ce2">
            <text:p>29.5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63" table:style-name="ce2">
            <text:p>7.6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9" table:style-name="ce2">
            <text:p>0.5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.5" table:style-name="ce2">
            <text:p>62.5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1" table:style-name="ce2">
            <text:p>31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.01" table:style-name="ce2">
            <text:p>24.0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88" table:style-name="ce2">
            <text:p>19.8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98.59" table:style-name="ce2">
            <text:p>698.5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8.48" table:style-name="ce2">
            <text:p>58.4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.68" table:style-name="ce2">
            <text:p>18.6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97" table:style-name="ce2">
            <text:p>14.9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760000000000002" table:style-name="ce2">
            <text:p>16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9.92" table:style-name="ce2">
            <text:p>109.9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05" table:style-name="ce2">
            <text:p>13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26.71" table:style-name="ce2">
            <text:p>3126.71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272.57" table:style-name="ce2">
            <text:p>11272.57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15.57" table:style-name="ce2">
            <text:p>8015.57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452.63" table:style-name="ce2">
            <text:p>21452.63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448.35" table:style-name="ce2">
            <text:p>12448.35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555.759999999998" table:style-name="ce2">
            <text:p>25555.76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26.46" table:style-name="ce2">
            <text:p>7026.46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7.5" table:style-name="ce2">
            <text:p>187.5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88" table:style-name="ce2">
            <text:p>4.88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100000000000001" table:style-name="ce2">
            <text:p>16.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89.6" table:style-name="ce2">
            <text:p>889.6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43" table:style-name="ce2">
            <text:p>4.4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31" table:style-name="ce2">
            <text:p>13.3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39" table:style-name="ce2">
            <text:p>7.3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24" table:style-name="ce2">
            <text:p>4.2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7.72" table:style-name="ce2">
            <text:p>57.7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3.37" table:style-name="ce2">
            <text:p>223.3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88" table:style-name="ce2">
            <text:p>5.8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46.6" table:style-name="ce2">
            <text:p>846.6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0.48" table:style-name="ce2">
            <text:p>500.48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76" table:style-name="ce2">
            <text:p>476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2.52" table:style-name="ce2">
            <text:p>182.52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11" table:style-name="ce2">
            <text:p>2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9.959999999999994" table:style-name="ce2">
            <text:p>79.9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.66" table:style-name="ce2">
            <text:p>20.6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76" table:style-name="ce2">
            <text:p>4.7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64" table:style-name="ce2">
            <text:p>2.6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2" table:style-name="ce2">
            <text:p>1.5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9" table:style-name="ce2">
            <text:p>1.5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.5" table:style-name="ce2">
            <text:p>62.5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.62" table:style-name="ce2">
            <text:p>55.62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.459999999999994" table:style-name="ce2">
            <text:p>75.4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.97" table:style-name="ce2">
            <text:p>18.9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.38" table:style-name="ce2">
            <text:p>42.3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7" table:style-name="ce2">
            <text:p>0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2" table:style-name="ce2">
            <text:p>1.8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9" table:style-name="ce2">
            <text:p>0.4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7" table:style-name="ce2">
            <text:p>0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81" table:style-name="ce2">
            <text:p>0.8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6" table:style-name="ce2">
            <text:p>1.4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34" table:style-name="ce2">
            <text:p>6.3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.55" table:style-name="ce2">
            <text:p>24.5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3.25" table:style-name="ce2">
            <text:p>63.2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5" table:style-name="ce2">
            <text:p>10.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.28" table:style-name="ce2">
            <text:p>74.2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.14" table:style-name="ce2">
            <text:p>45.1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8.6" table:style-name="ce2">
            <text:p>248.6</text:p>
          </table:table-cell>
          <table:table-cell office:value-type="string" table:style-name="ce2">
            <text:p>IAN WEBB ENGINEER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7" table:style-name="ce2">
            <text:p>447</text:p>
          </table:table-cell>
          <table:table-cell office:value-type="string" table:style-name="ce2">
            <text:p>IAN WEBB ENGINEER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" table:style-name="ce2">
            <text:p>1.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0500000000000007" table:style-name="ce2">
            <text:p>9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1" table:style-name="ce2">
            <text:p>1.4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38" table:style-name="ce2">
            <text:p>10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5" table:style-name="ce2">
            <text:p>4.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string" table:style-name="ce2">
            <text:p>IAN WEBB ENGINEER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string" table:style-name="ce2">
            <text:p>IAN WEBB ENGINEER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5" table:style-name="ce2">
            <text:p>4.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38" table:style-name="ce2">
            <text:p>10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1" table:style-name="ce2">
            <text:p>1.4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0500000000000007" table:style-name="ce2">
            <text:p>9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48" table:style-name="ce2">
            <text:p>248</text:p>
          </table:table-cell>
          <table:table-cell office:value-type="string" table:style-name="ce2">
            <text:p>IAN WEBB ENGINEER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38" table:style-name="ce2">
            <text:p>10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1" table:style-name="ce2">
            <text:p>1.4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string" table:style-name="ce2">
            <text:p>IAN WEBB ENGINEER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0500000000000007" table:style-name="ce2">
            <text:p>9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3.43" table:style-name="ce2">
            <text:p>43.43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" table:style-name="ce2">
            <text:p>2.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4" table:style-name="ce2">
            <text:p>1.4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5" table:style-name="ce2">
            <text:p>0.1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7" table:style-name="ce2">
            <text:p>5.5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33" table:style-name="ce2">
            <text:p>0.3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8" table:style-name="ce2">
            <text:p>0.1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.45" table:style-name="ce2">
            <text:p>51.4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95" table:style-name="ce2">
            <text:p>3.9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9.14" table:style-name="ce2">
            <text:p>199.1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59" table:style-name="ce2">
            <text:p>6.5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86" table:style-name="ce2">
            <text:p>11.8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78" table:style-name="ce2">
            <text:p>3.7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24" table:style-name="ce2">
            <text:p>5.2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16.12" table:style-name="ce2">
            <text:p>616.12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3.75" table:style-name="ce2">
            <text:p>303.7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.5" table:style-name="ce2">
            <text:p>62.5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.56" table:style-name="ce2">
            <text:p>95.5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.49" table:style-name="ce2">
            <text:p>32.4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2000000000000002" table:style-name="ce2">
            <text:p>2.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95" table:style-name="ce2">
            <text:p>12.9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26" table:style-name="ce2">
            <text:p>14.2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8499999999999996" table:style-name="ce2">
            <text:p>4.8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.86" table:style-name="ce2">
            <text:p>41.8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8" table:style-name="ce2">
            <text:p>1.4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6399999999999997" table:style-name="ce2">
            <text:p>4.6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57" table:style-name="ce2">
            <text:p>2.5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7.84" table:style-name="ce2">
            <text:p>77.8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0499999999999998" table:style-name="ce2">
            <text:p>2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.11" table:style-name="ce2">
            <text:p>2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.22" table:style-name="ce2">
            <text:p>52.22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27" table:style-name="ce2">
            <text:p>0.2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48" table:style-name="ce2">
            <text:p>13.4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36" table:style-name="ce2">
            <text:p>0.3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48" table:style-name="ce2">
            <text:p>3.4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8" table:style-name="ce2">
            <text:p>0.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26" table:style-name="ce2">
            <text:p>0.2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2" table:style-name="ce2">
            <text:p>0.1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0000000000000007E-2" table:style-name="ce2">
            <text:p>0.0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1" table:style-name="ce2">
            <text:p>0.5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989999999999995" table:style-name="ce2">
            <text:p>78.9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81" table:style-name="ce2">
            <text:p>48.8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0500000000000007" table:style-name="ce2">
            <text:p>9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7" table:style-name="ce2">
            <text:p>1.2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91" table:style-name="ce2">
            <text:p>4.9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3" table:style-name="ce2">
            <text:p>0.1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" table:style-name="ce2">
            <text:p>0.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6" table:style-name="ce2">
            <text:p>0.1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28999999999999998" table:style-name="ce2">
            <text:p>0.2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9" table:style-name="ce2">
            <text:p>0.0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.33" table:style-name="ce2">
            <text:p>36.33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4" table:style-name="ce2">
            <text:p>2.4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.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6" table:style-name="ce2">
            <text:p>0.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4" table:style-name="ce2">
            <text:p>1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24" table:style-name="ce2">
            <text:p>0.2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7" table:style-name="ce2">
            <text:p>1.8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62" table:style-name="ce2">
            <text:p>0.6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9" table:style-name="ce2">
            <text:p>0.1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" table:style-name="ce2">
            <text:p>8.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3" table:style-name="ce2">
            <text:p>1.7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2" table:style-name="ce2">
            <text:p>0.1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83" table:style-name="ce2">
            <text:p>0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.36" table:style-name="ce2">
            <text:p>31.3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34" table:style-name="ce2">
            <text:p>0.3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9" table:style-name="ce2">
            <text:p>0.1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5" table:style-name="ce2">
            <text:p>1.4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7" table:style-name="ce2">
            <text:p>0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62" table:style-name="ce2">
            <text:p>5.6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2" table:style-name="ce2">
            <text:p>1.8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5" table:style-name="ce2">
            <text:p>0.1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89" table:style-name="ce2">
            <text:p>19.8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.89" table:style-name="ce2">
            <text:p>18.8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89" table:style-name="ce2">
            <text:p>19.8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75" table:style-name="ce2">
            <text:p>975</text:p>
          </table:table-cell>
          <table:table-cell office:value-type="string" table:style-name="ce2">
            <text:p>WSP (REAL ESTATE &amp; INFRASTRUCTURE)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54" table:style-name="ce2">
            <text:p>205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50" table:style-name="ce2">
            <text:p>3950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5" table:style-name="ce2">
            <text:p>6.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5" table:style-name="ce2">
            <text:p>60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.91" table:style-name="ce2">
            <text:p>21.9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.77" table:style-name="ce2">
            <text:p>107.7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0.32" table:style-name="ce2">
            <text:p>370.32</text:p>
          </table:table-cell>
          <table:table-cell office:value-type="string" table:style-name="ce2">
            <text:p>INSIDE OUT DEVELOP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4.56" table:style-name="ce2">
            <text:p>424.56</text:p>
          </table:table-cell>
          <table:table-cell office:value-type="string" table:style-name="ce2">
            <text:p>INSIDE OUT DEVELOP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0.8" table:style-name="ce2">
            <text:p>180.8</text:p>
          </table:table-cell>
          <table:table-cell office:value-type="string" table:style-name="ce2">
            <text:p>INSIDE OUT DEVELOP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7.5" table:style-name="ce2">
            <text:p>807.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57.3000000000002" table:style-name="ce2">
            <text:p>2057.3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40" table:style-name="ce2">
            <text:p>540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73.28" table:style-name="ce2">
            <text:p>473.28</text:p>
          </table:table-cell>
          <table:table-cell office:value-type="string" table:style-name="ce2">
            <text:p>INSIDE OUT DEVELOP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03.4" table:style-name="ce2">
            <text:p>903.4</text:p>
          </table:table-cell>
          <table:table-cell office:value-type="string" table:style-name="ce2">
            <text:p>NEIL BROS FENCING AND GROUNDWORK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SIGMA SECURITY DE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0" table:style-name="ce2">
            <text:p>380</text:p>
          </table:table-cell>
          <table:table-cell office:value-type="string" table:style-name="ce2">
            <text:p>SIGMA SECURITY DE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48.42" table:style-name="ce2">
            <text:p>3948.42</text:p>
          </table:table-cell>
          <table:table-cell office:value-type="string" table:style-name="ce2">
            <text:p>GARRAN LOCKER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7.5" table:style-name="ce2">
            <text:p>427.5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.5" table:style-name="ce2">
            <text:p>35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66.4000000000001" table:style-name="ce2">
            <text:p>1166.4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8.8" table:style-name="ce2">
            <text:p>808.8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.5" table:style-name="ce2">
            <text:p>82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4.5" table:style-name="ce2">
            <text:p>324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4" table:style-name="ce2">
            <text:p>494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.9" table:style-name="ce2">
            <text:p>46.9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.7" table:style-name="ce2">
            <text:p>65.7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2.5" table:style-name="ce2">
            <text:p>822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0.5" table:style-name="ce2">
            <text:p>200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5" table:style-name="ce2">
            <text:p>35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3.58" table:style-name="ce2">
            <text:p>73.58</text:p>
          </table:table-cell>
          <table:table-cell office:value-type="string" table:style-name="ce2">
            <text:p>GARRAN LOCKER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.5" table:style-name="ce2">
            <text:p>82.5</text:p>
          </table:table-cell>
          <table:table-cell office:value-type="string" table:style-name="ce2">
            <text:p>GARRAN LOCKER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51" table:style-name="ce2">
            <text:p>1551</text:p>
          </table:table-cell>
          <table:table-cell office:value-type="string" table:style-name="ce2">
            <text:p>GARRAN LOCKER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00" table:style-name="ce2">
            <text:p>2000</text:p>
          </table:table-cell>
          <table:table-cell office:value-type="string" table:style-name="ce2">
            <text:p>CBG CONSULTA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75" table:style-name="ce2">
            <text:p>975</text:p>
          </table:table-cell>
          <table:table-cell office:value-type="string" table:style-name="ce2">
            <text:p>WOMEN WITH WADER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2">
            <text:p>NICK ROBIN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35" table:style-name="ce2">
            <text:p>5035</text:p>
          </table:table-cell>
          <table:table-cell office:value-type="string" table:style-name="ce2">
            <text:p>NICK ROBIN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5" table:style-name="ce2">
            <text:p>785</text:p>
          </table:table-cell>
          <table:table-cell office:value-type="string" table:style-name="ce2">
            <text:p>NICK ROBIN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0" table:style-name="ce2">
            <text:p>550</text:p>
          </table:table-cell>
          <table:table-cell office:value-type="string" table:style-name="ce2">
            <text:p>TACTICAL FACILITIES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9.66" table:style-name="ce2">
            <text:p>119.66</text:p>
          </table:table-cell>
          <table:table-cell office:value-type="string" table:style-name="ce2">
            <text:p>CORONA ENERGY RETAIL 4 A/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5.8" table:style-name="ce2">
            <text:p>115.8</text:p>
          </table:table-cell>
          <table:table-cell office:value-type="string" table:style-name="ce2">
            <text:p>CORONA ENERGY RETAIL 4 A/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4.88" table:style-name="ce2">
            <text:p>124.88</text:p>
          </table:table-cell>
          <table:table-cell office:value-type="string" table:style-name="ce2">
            <text:p>CORONA ENERGY RETAIL 4 A/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88.0899999999999" table:style-name="ce2">
            <text:p>1088.09</text:p>
          </table:table-cell>
          <table:table-cell office:value-type="string" table:style-name="ce2">
            <text:p>CALOR GA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72.66" table:style-name="ce2">
            <text:p>4972.66</text:p>
          </table:table-cell>
          <table:table-cell office:value-type="string" table:style-name="ce2">
            <text:p>CORONA ENERGY RETAIL 4 A/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8.61" table:style-name="ce2">
            <text:p>318.61</text:p>
          </table:table-cell>
          <table:table-cell office:value-type="string" table:style-name="ce2">
            <text:p>CORONA ENERGY RETAIL 4 A/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7.62" table:style-name="ce2">
            <text:p>217.62</text:p>
          </table:table-cell>
          <table:table-cell office:value-type="string" table:style-name="ce2">
            <text:p>CORONA ENERGY RETAIL 4 A/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81.64" table:style-name="ce2">
            <text:p>181.64</text:p>
          </table:table-cell>
          <table:table-cell office:value-type="string" table:style-name="ce2">
            <text:p>DYCE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01.21" table:style-name="ce2">
            <text:p>4601.21</text:p>
          </table:table-cell>
          <table:table-cell office:value-type="string" table:style-name="ce2">
            <text:p>SCOTTISH POWER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4.7" table:style-name="ce2">
            <text:p>54.7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758.39" table:style-name="ce2">
            <text:p>13758.39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.2" table:style-name="ce2">
            <text:p>68.2</text:p>
          </table:table-cell>
          <table:table-cell office:value-type="string" table:style-name="ce2">
            <text:p>BRITISH GAS TRAD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2">
            <text:p>REGENCY REAL ESTAT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82" table:style-name="ce2">
            <text:p>16.82</text:p>
          </table:table-cell>
          <table:table-cell office:value-type="string" table:style-name="ce2">
            <text:p>SHELL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14" table:style-name="ce2">
            <text:p>10.14</text:p>
          </table:table-cell>
          <table:table-cell office:value-type="string" table:style-name="ce2">
            <text:p>SHELL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1.5" table:style-name="ce2">
            <text:p>201.5</text:p>
          </table:table-cell>
          <table:table-cell office:value-type="string" table:style-name="ce2">
            <text:p>BROOK GREEN SUPPL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1.99" table:style-name="ce2">
            <text:p>231.99</text:p>
          </table:table-cell>
          <table:table-cell office:value-type="string" table:style-name="ce2">
            <text:p>PORTSMOUTH CITY COUNCIL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53.51" table:style-name="ce2">
            <text:p>1253.51</text:p>
          </table:table-cell>
          <table:table-cell office:value-type="string" table:style-name="ce2">
            <text:p>SOUTHE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2.540000000000006" table:style-name="ce2">
            <text:p>72.54</text:p>
          </table:table-cell>
          <table:table-cell office:value-type="string" table:style-name="ce2">
            <text:p>SOUTHE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1.89" table:style-name="ce2">
            <text:p>121.89</text:p>
          </table:table-cell>
          <table:table-cell office:value-type="string" table:style-name="ce2">
            <text:p>SOUTHE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-23.76" table:style-name="ce2">
            <text:p>-23.76</text:p>
          </table:table-cell>
          <table:table-cell office:value-type="string" table:style-name="ce2">
            <text:p>SOUTHE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7.46" table:style-name="ce2">
            <text:p>147.46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78.17999999999995" table:style-name="ce2">
            <text:p>578.1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.91" table:style-name="ce2">
            <text:p>52.9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7.56" table:style-name="ce2">
            <text:p>67.5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.94" table:style-name="ce2">
            <text:p>59.9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4.52" table:style-name="ce2">
            <text:p>344.52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9.13" table:style-name="ce2">
            <text:p>219.13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24.95" table:style-name="ce2">
            <text:p>724.95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78.09" table:style-name="ce2">
            <text:p>2478.09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3.2" table:style-name="ce2">
            <text:p>63.2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.17" table:style-name="ce2">
            <text:p>46.1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8.71" table:style-name="ce2">
            <text:p>1078.7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6.53" table:style-name="ce2">
            <text:p>556.53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9.02999999999997" table:style-name="ce2">
            <text:p>299.03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.739999999999995" table:style-name="ce2">
            <text:p>70.7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7.44" table:style-name="ce2">
            <text:p>197.4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.17" table:style-name="ce2">
            <text:p>46.1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7.56" table:style-name="ce2">
            <text:p>67.5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3.05" table:style-name="ce2">
            <text:p>493.05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7.56" table:style-name="ce2">
            <text:p>67.5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5.87" table:style-name="ce2">
            <text:p>465.8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87" table:style-name="ce2">
            <text:p>78.8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.91" table:style-name="ce2">
            <text:p>52.9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2.97" table:style-name="ce2">
            <text:p>132.9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8.43" table:style-name="ce2">
            <text:p>158.43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.94" table:style-name="ce2">
            <text:p>59.9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2.66" table:style-name="ce2">
            <text:p>452.6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2.32" table:style-name="ce2">
            <text:p>142.32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.94" table:style-name="ce2">
            <text:p>59.9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1.67" table:style-name="ce2">
            <text:p>71.6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1.80000000000001" table:style-name="ce2">
            <text:p>161.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7.56" table:style-name="ce2">
            <text:p>67.5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.91" table:style-name="ce2">
            <text:p>52.9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7.06" table:style-name="ce2">
            <text:p>77.0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26" table:style-name="ce2">
            <text:p>3.2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29.17" table:style-name="ce2">
            <text:p>1129.1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71" table:style-name="ce2">
            <text:p>471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0.55" table:style-name="ce2">
            <text:p>460.55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9.70999999999998" table:style-name="ce2">
            <text:p>269.7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51.6199999999999" table:style-name="ce2">
            <text:p>1151.62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0.24" table:style-name="ce2">
            <text:p>200.2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7.56" table:style-name="ce2">
            <text:p>67.5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1.68" table:style-name="ce2">
            <text:p>131.6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9.70999999999998" table:style-name="ce2">
            <text:p>269.7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29.5999999999999" table:style-name="ce2">
            <text:p>1229.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.25" table:style-name="ce2">
            <text:p>107.25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4.5" table:style-name="ce2">
            <text:p>214.5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0.23" table:style-name="ce2">
            <text:p>270.23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.94" table:style-name="ce2">
            <text:p>59.9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7.56" table:style-name="ce2">
            <text:p>67.5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632" table:style-name="ce2">
            <text:p>7632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64.66" table:style-name="ce2">
            <text:p>564.66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551.15" table:style-name="ce2">
            <text:p>14551.15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72.95" table:style-name="ce2">
            <text:p>1372.95</text:p>
          </table:table-cell>
          <table:table-cell office:value-type="string" table:style-name="ce2">
            <text:p>MAINTENANCE ASSOCIATED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76.52" table:style-name="ce2">
            <text:p>1976.52</text:p>
          </table:table-cell>
          <table:table-cell office:value-type="string" table:style-name="ce2">
            <text:p>MAINTENANCE ASSOCIATED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92.0899999999999" table:style-name="ce2">
            <text:p>1192.0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0.44" table:style-name="ce2">
            <text:p>300.4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35.35" table:style-name="ce2">
            <text:p>835.35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.72" table:style-name="ce2">
            <text:p>34.7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7.04000000000002" table:style-name="ce2">
            <text:p>297.0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6.27" table:style-name="ce2">
            <text:p>186.27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.87" table:style-name="ce2">
            <text:p>29.87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6.63" table:style-name="ce2">
            <text:p>76.63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4.42" table:style-name="ce2">
            <text:p>214.4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9.02999999999997" table:style-name="ce2">
            <text:p>299.03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33" table:style-name="ce2">
            <text:p>10.33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9" table:style-name="ce2">
            <text:p>15.9</text:p>
          </table:table-cell>
          <table:table-cell office:value-type="string" table:style-name="ce2">
            <text:p>SLOUGH UTILITY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99.0100000000002" table:style-name="ce2">
            <text:p>2399.01</text:p>
          </table:table-cell>
          <table:table-cell office:value-type="string" table:style-name="ce2">
            <text:p>ANGLIAN WATER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.61" table:style-name="ce2">
            <text:p>74.61</text:p>
          </table:table-cell>
          <table:table-cell office:value-type="string" table:style-name="ce2">
            <text:p>ANGLIAN WATER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79.89" table:style-name="ce2">
            <text:p>779.89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49.01" table:style-name="ce2">
            <text:p>1249.01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.84" table:style-name="ce2">
            <text:p>42.8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0.3" table:style-name="ce2">
            <text:p>290.3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.63" table:style-name="ce2">
            <text:p>75.63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.88" table:style-name="ce2">
            <text:p>21.88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.63" table:style-name="ce2">
            <text:p>51.63</text:p>
          </table:table-cell>
          <table:table-cell office:value-type="string" table:style-name="ce2">
            <text:p>SES BUSINESS WATER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95.16" table:style-name="ce2">
            <text:p>695.16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3" table:style-name="ce2">
            <text:p>1.43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1.37" table:style-name="ce2">
            <text:p>651.37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.72" table:style-name="ce2">
            <text:p>35.7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8.74" table:style-name="ce2">
            <text:p>128.7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1.95" table:style-name="ce2">
            <text:p>271.95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92.18" table:style-name="ce2">
            <text:p>2692.18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1.55" table:style-name="ce2">
            <text:p>201.55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.81" table:style-name="ce2">
            <text:p>51.81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55.15" table:style-name="ce2">
            <text:p>1355.15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.95" table:style-name="ce2">
            <text:p>25.95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.11" table:style-name="ce2">
            <text:p>20.11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3.52" table:style-name="ce2">
            <text:p>403.5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5.60000000000002" table:style-name="ce2">
            <text:p>305.6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1.33000000000001" table:style-name="ce2">
            <text:p>131.33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1.23" table:style-name="ce2">
            <text:p>511.23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0.68" table:style-name="ce2">
            <text:p>380.68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55.66999999999999" table:style-name="ce2">
            <text:p>155.67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34.94" table:style-name="ce2">
            <text:p>734.9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3.23" table:style-name="ce2">
            <text:p>243.23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9.01" table:style-name="ce2">
            <text:p>9.01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.4" table:style-name="ce2">
            <text:p>52.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7.92" table:style-name="ce2">
            <text:p>97.9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-125.17" table:style-name="ce2">
            <text:p>-125.17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.78" table:style-name="ce2">
            <text:p>34.78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-70.599999999999994" table:style-name="ce2">
            <text:p>-70.6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1.07" table:style-name="ce2">
            <text:p>131.07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05.06" table:style-name="ce2">
            <text:p>1405.06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.42" table:style-name="ce2">
            <text:p>21.4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.56" table:style-name="ce2">
            <text:p>41.56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1.260000000000005" table:style-name="ce2">
            <text:p>71.26</text:p>
          </table:table-cell>
          <table:table-cell office:value-type="string" table:style-name="ce2">
            <text:p>SOUTH EAST WATER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.06" table:style-name="ce2">
            <text:p>30.06</text:p>
          </table:table-cell>
          <table:table-cell office:value-type="string" table:style-name="ce2">
            <text:p>SOUTH EAST WATER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8392.7" table:style-name="ce2">
            <text:p>108392.7</text:p>
          </table:table-cell>
          <table:table-cell office:value-type="string" table:style-name="ce2">
            <text:p>ABINGD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158.94" table:style-name="ce2">
            <text:p>65158.94</text:p>
          </table:table-cell>
          <table:table-cell office:value-type="string" table:style-name="ce2">
            <text:p>ABINGD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60.61" table:style-name="ce2">
            <text:p>5960.61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7.84" table:style-name="ce2">
            <text:p>237.8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2.51" table:style-name="ce2">
            <text:p>302.51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3.74" table:style-name="ce2">
            <text:p>123.7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9.47" table:style-name="ce2">
            <text:p>79.4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83.03" table:style-name="ce2">
            <text:p>3483.0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10.15" table:style-name="ce2">
            <text:p>2010.15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2.2" table:style-name="ce2">
            <text:p>92.2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.37" table:style-name="ce2">
            <text:p>82.3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0.81" table:style-name="ce2">
            <text:p>100.81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3.38" table:style-name="ce2">
            <text:p>73.3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11.22" table:style-name="ce2">
            <text:p>6611.22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7.42" table:style-name="ce2">
            <text:p>87.42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.28" table:style-name="ce2">
            <text:p>60.28</text:p>
          </table:table-cell>
          <table:table-cell office:value-type="string" table:style-name="ce2">
            <text:p>NEXGEN FACILITIES SERVIC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2.540000000000006" table:style-name="ce2">
            <text:p>72.5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873.37" table:style-name="ce2">
            <text:p>10873.3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24.04" table:style-name="ce2">
            <text:p>3224.0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30" table:style-name="ce2">
            <text:p>930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15.31" table:style-name="ce2">
            <text:p>915.31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5.67" table:style-name="ce2">
            <text:p>105.6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3.34" table:style-name="ce2">
            <text:p>43.3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16.4599999999991" table:style-name="ce2">
            <text:p>9516.46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19.8" table:style-name="ce2">
            <text:p>4619.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10.18" table:style-name="ce2">
            <text:p>1910.1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6.97" table:style-name="ce2">
            <text:p>156.9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5.09" table:style-name="ce2">
            <text:p>215.0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26.49" table:style-name="ce2">
            <text:p>4226.4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3.72" table:style-name="ce2">
            <text:p>233.72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82.3900000000003" table:style-name="ce2">
            <text:p>4482.3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5.27" table:style-name="ce2">
            <text:p>395.2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71.45" table:style-name="ce2">
            <text:p>4171.45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73.49" table:style-name="ce2">
            <text:p>2673.4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3.08999999999997" table:style-name="ce2">
            <text:p>313.0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31.58" table:style-name="ce2">
            <text:p>1231.5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56.69" table:style-name="ce2">
            <text:p>2256.6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3.17" table:style-name="ce2">
            <text:p>183.1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02.92" table:style-name="ce2">
            <text:p>3902.92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42.31" table:style-name="ce2">
            <text:p>1342.31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.599999999999994" table:style-name="ce2">
            <text:p>74.6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1.97999999999999" table:style-name="ce2">
            <text:p>131.9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82.93" table:style-name="ce2">
            <text:p>1382.9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7.23" table:style-name="ce2">
            <text:p>87.2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7.33000000000001" table:style-name="ce2">
            <text:p>147.3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7.99" table:style-name="ce2">
            <text:p>337.9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00.9" table:style-name="ce2">
            <text:p>900.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186.33" table:style-name="ce2">
            <text:p>14186.3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763.23" table:style-name="ce2">
            <text:p>1763.2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43.28" table:style-name="ce2">
            <text:p>1243.2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4.96" table:style-name="ce2">
            <text:p>744.96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5.27" table:style-name="ce2">
            <text:p>395.2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6.8" table:style-name="ce2">
            <text:p>416.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89.38" table:style-name="ce2">
            <text:p>2489.3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63.14" table:style-name="ce2">
            <text:p>1763.1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760.94" table:style-name="ce2">
            <text:p>9760.9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7.2" table:style-name="ce2">
            <text:p>807.2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81.82000000000005" table:style-name="ce2">
            <text:p>581.82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36.38" table:style-name="ce2">
            <text:p>1436.3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5.16999999999999" table:style-name="ce2">
            <text:p>145.1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50.18" table:style-name="ce2">
            <text:p>3950.1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215.3900000000001" table:style-name="ce2">
            <text:p>1215.3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983.17" table:style-name="ce2">
            <text:p>983.1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15.3900000000001" table:style-name="ce2">
            <text:p>1215.3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87.75" table:style-name="ce2">
            <text:p>5987.75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750" table:style-name="ce2">
            <text:p>7750</text:p>
          </table:table-cell>
          <table:table-cell office:value-type="string" table:style-name="ce2">
            <text:p>YELVERTON PROPERTIE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294.8799999999992" table:style-name="ce2">
            <text:p>8294.88</text:p>
          </table:table-cell>
          <table:table-cell office:value-type="string" table:style-name="ce2">
            <text:p>REGENCY REAL ESTAT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500" table:style-name="ce2">
            <text:p>32500</text:p>
          </table:table-cell>
          <table:table-cell office:value-type="string" table:style-name="ce2">
            <text:p>LAMBERT SMITH HAMPT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850" table:style-name="ce2">
            <text:p>15850</text:p>
          </table:table-cell>
          <table:table-cell office:value-type="string" table:style-name="ce2">
            <text:p>LAMBERT SMITH HAMPT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-113.65" table:style-name="ce2">
            <text:p>-113.65</text:p>
          </table:table-cell>
          <table:table-cell office:value-type="string" table:style-name="ce2">
            <text:p>SLOUGH TRADING ESTAT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4.95" table:style-name="ce2">
            <text:p>124.95</text:p>
          </table:table-cell>
          <table:table-cell office:value-type="string" table:style-name="ce2">
            <text:p>SLOUGH TRADING ESTAT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999.2" table:style-name="ce2">
            <text:p>1999.2</text:p>
          </table:table-cell>
          <table:table-cell office:value-type="string" table:style-name="ce2">
            <text:p>RICHARD BYRNE PROPERTY MAINTENANC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50" table:style-name="ce2">
            <text:p>3150</text:p>
          </table:table-cell>
          <table:table-cell office:value-type="string" table:style-name="ce2">
            <text:p>LAMBERT SMITH HAMPT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800" table:style-name="ce2">
            <text:p>13800</text:p>
          </table:table-cell>
          <table:table-cell office:value-type="string" table:style-name="ce2">
            <text:p>LAMBERT SMITH HAMPT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26.84" table:style-name="ce2">
            <text:p>1526.84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4.5" table:style-name="ce2">
            <text:p>164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U-KEY COUNTPLACE LTD T/A JCM LOCKSMITH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25" table:style-name="ce2">
            <text:p>3.25</text:p>
          </table:table-cell>
          <table:table-cell office:value-type="string" table:style-name="ce2">
            <text:p>NU-KEY COUNTPLACE LTD T/A JCM LOCKSMITH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96.5" table:style-name="ce2">
            <text:p>2796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5" table:style-name="ce2">
            <text:p>6.5</text:p>
          </table:table-cell>
          <table:table-cell office:value-type="string" table:style-name="ce2">
            <text:p>NU-KEY COUNTPLACE LTD T/A JCM LOCKSMITH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U-KEY COUNTPLACE LTD T/A JCM LOCKSMITH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32" table:style-name="ce2">
            <text:p>2632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9.16" table:style-name="ce2">
            <text:p>149.16</text:p>
          </table:table-cell>
          <table:table-cell office:value-type="string" table:style-name="ce2">
            <text:p>CURRY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4.5" table:style-name="ce2">
            <text:p>274.5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9.15" table:style-name="ce2">
            <text:p>449.15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0" table:style-name="ce2">
            <text:p>410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2" table:style-name="ce2">
            <text:p>362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2.5" table:style-name="ce2">
            <text:p>242.5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9.97999999999999" table:style-name="ce2">
            <text:p>149.98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25" table:style-name="ce2">
            <text:p>7.25</text:p>
          </table:table-cell>
          <table:table-cell office:value-type="string" table:style-name="ce2">
            <text:p>NU-KEY COUNTPLACE LTD T/A JCM LOCKSMITH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.5" table:style-name="ce2">
            <text:p>21.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.95" table:style-name="ce2">
            <text:p>5.9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2">
            <text:p>A TO Z SAFES WAREHOUS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.47" table:style-name="ce2">
            <text:p>34.47</text:p>
          </table:table-cell>
          <table:table-cell office:value-type="string" table:style-name="ce2">
            <text:p>SET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.95" table:style-name="ce2">
            <text:p>6.95</text:p>
          </table:table-cell>
          <table:table-cell office:value-type="string" table:style-name="ce2">
            <text:p>SET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.99" table:style-name="ce2">
            <text:p>34.99</text:p>
          </table:table-cell>
          <table:table-cell office:value-type="string" table:style-name="ce2">
            <text:p>SET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.63" table:style-name="ce2">
            <text:p>14.63</text:p>
          </table:table-cell>
          <table:table-cell office:value-type="string" table:style-name="ce2">
            <text:p>SET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2">
            <text:p>SET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.95" table:style-name="ce2">
            <text:p>5.95</text:p>
          </table:table-cell>
          <table:table-cell office:value-type="string" table:style-name="ce2">
            <text:p>SET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0.23" table:style-name="ce2">
            <text:p>310.23</text:p>
          </table:table-cell>
          <table:table-cell office:value-type="string" table:style-name="ce2">
            <text:p>SET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.159999999999997" table:style-name="ce2">
            <text:p>36.16</text:p>
          </table:table-cell>
          <table:table-cell office:value-type="string" table:style-name="ce2">
            <text:p>SET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87" table:style-name="ce2">
            <text:p>987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80" table:style-name="ce2">
            <text:p>1680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00" table:style-name="ce2">
            <text:p>1200</text:p>
          </table:table-cell>
          <table:table-cell office:value-type="string" table:style-name="ce2">
            <text:p>A TO Z SAFE WAREHOUS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48.33" table:style-name="ce2">
            <text:p>848.33</text:p>
          </table:table-cell>
          <table:table-cell office:value-type="string" table:style-name="ce2">
            <text:p>CURRY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.84" table:style-name="ce2">
            <text:p>2.84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900000000000002" table:style-name="ce2">
            <text:p>2.49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84" table:style-name="ce2">
            <text:p>2.84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34" table:style-name="ce2">
            <text:p>13.34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.14" table:style-name="ce2">
            <text:p>29.14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9800000000000004" table:style-name="ce2">
            <text:p>4.98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7" table:style-name="ce2">
            <text:p>4.17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50" table:style-name="ce2">
            <text:p>2550</text:p>
          </table:table-cell>
          <table:table-cell office:value-type="string" table:style-name="ce2">
            <text:p>CONCEPT BUILDING SERVICE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00" table:style-name="ce2">
            <text:p>2000</text:p>
          </table:table-cell>
          <table:table-cell office:value-type="string" table:style-name="ce2">
            <text:p>CONCEPT BUILDING SERVICE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9.9" table:style-name="ce2">
            <text:p>109.9</text:p>
          </table:table-cell>
          <table:table-cell office:value-type="string" table:style-name="ce2">
            <text:p>SET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58" table:style-name="ce2">
            <text:p>2.58</text:p>
          </table:table-cell>
          <table:table-cell office:value-type="string" table:style-name="ce2">
            <text:p>SET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4.35" table:style-name="ce2">
            <text:p>484.35</text:p>
          </table:table-cell>
          <table:table-cell office:value-type="string" table:style-name="ce2">
            <text:p>SET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37" table:style-name="ce2">
            <text:p>4.37</text:p>
          </table:table-cell>
          <table:table-cell office:value-type="string" table:style-name="ce2">
            <text:p>SET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6.36" table:style-name="ce2">
            <text:p>176.36</text:p>
          </table:table-cell>
          <table:table-cell office:value-type="string" table:style-name="ce2">
            <text:p>SET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31" table:style-name="ce2">
            <text:p>2431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90.5" table:style-name="ce2">
            <text:p>790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-150" table:style-name="ce2">
            <text:p>-150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7.5" table:style-name="ce2">
            <text:p>147.5</text:p>
          </table:table-cell>
          <table:table-cell office:value-type="string" table:style-name="ce2">
            <text:p>KEY INDUSTRIAL EQUIPMENT LTD T/A MANUTA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.75" table:style-name="ce2">
            <text:p>68.75</text:p>
          </table:table-cell>
          <table:table-cell office:value-type="string" table:style-name="ce2">
            <text:p>KEY INDUSTRIAL EQUIPMENT LTD T/A MANUTA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7" table:style-name="ce2">
            <text:p>6.7</text:p>
          </table:table-cell>
          <table:table-cell office:value-type="string" table:style-name="ce2">
            <text:p>KEY INDUSTRIAL EQUIPMENT LTD T/A MANUTA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KEY INDUSTRIAL EQUIPMENT LTD T/A MANUTA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5" table:style-name="ce2">
            <text:p>455</text:p>
          </table:table-cell>
          <table:table-cell office:value-type="string" table:style-name="ce2">
            <text:p>KEY INDUSTRIAL EQUIPMENT LTD T/A MANUTA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8" table:style-name="ce2">
            <text:p>498</text:p>
          </table:table-cell>
          <table:table-cell office:value-type="string" table:style-name="ce2">
            <text:p>KEY INDUSTRIAL EQUIPMENT LTD T/A MANUTA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9.5" table:style-name="ce2">
            <text:p>139.5</text:p>
          </table:table-cell>
          <table:table-cell office:value-type="string" table:style-name="ce2">
            <text:p>KEY INDUSTRIAL EQUIPMENT LTD T/A MANUTA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4" table:style-name="ce2">
            <text:p>364</text:p>
          </table:table-cell>
          <table:table-cell office:value-type="string" table:style-name="ce2">
            <text:p>KEY INDUSTRIAL EQUIPMENT LTD T/A MANUTA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7.75" table:style-name="ce2">
            <text:p>197.75</text:p>
          </table:table-cell>
          <table:table-cell office:value-type="string" table:style-name="ce2">
            <text:p>KEY INDUSTRIAL EQUIPMENT LTD T/A MANUTA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.900000000000006" table:style-name="ce2">
            <text:p>74.9</text:p>
          </table:table-cell>
          <table:table-cell office:value-type="string" table:style-name="ce2">
            <text:p>KEY INDUSTRIAL EQUIPMENT LTD T/A MANUTA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.75" table:style-name="ce2">
            <text:p>66.75</text:p>
          </table:table-cell>
          <table:table-cell office:value-type="string" table:style-name="ce2">
            <text:p>KEY INDUSTRIAL EQUIPMENT LTD T/A MANUTA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1.25" table:style-name="ce2">
            <text:p>201.25</text:p>
          </table:table-cell>
          <table:table-cell office:value-type="string" table:style-name="ce2">
            <text:p>KEY INDUSTRIAL EQUIPMENT LTD T/A MANUTA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2" table:style-name="ce2">
            <text:p>392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1.66" table:style-name="ce2">
            <text:p>91.66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23.1" table:style-name="ce2">
            <text:p>723.1</text:p>
          </table:table-cell>
          <table:table-cell office:value-type="string" table:style-name="ce2">
            <text:p>CURRY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69" table:style-name="ce2">
            <text:p>6269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7.12" table:style-name="ce2">
            <text:p>747.12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55.6" table:style-name="ce2">
            <text:p>3655.6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5.85" table:style-name="ce2">
            <text:p>135.85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8" table:style-name="ce2">
            <text:p>418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00" table:style-name="ce2">
            <text:p>1300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14.4" table:style-name="ce2">
            <text:p>1414.4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5.85" table:style-name="ce2">
            <text:p>135.85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9.96" table:style-name="ce2">
            <text:p>249.96</text:p>
          </table:table-cell>
          <table:table-cell office:value-type="string" table:style-name="ce2">
            <text:p>SIT STAND TRAD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1.47" table:style-name="ce2">
            <text:p>211.47</text:p>
          </table:table-cell>
          <table:table-cell office:value-type="string" table:style-name="ce2">
            <text:p>PMC TELECOM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.5" table:style-name="ce2">
            <text:p>12.5</text:p>
          </table:table-cell>
          <table:table-cell office:value-type="string" table:style-name="ce2">
            <text:p>PMC TELECOM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7.5" table:style-name="ce2">
            <text:p>37.5</text:p>
          </table:table-cell>
          <table:table-cell office:value-type="string" table:style-name="ce2">
            <text:p>PMC TELECOM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.95" table:style-name="ce2">
            <text:p>5.95</text:p>
          </table:table-cell>
          <table:table-cell office:value-type="string" table:style-name="ce2">
            <text:p>PMC TELECOM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0.489999999999995" table:style-name="ce2">
            <text:p>70.49</text:p>
          </table:table-cell>
          <table:table-cell office:value-type="string" table:style-name="ce2">
            <text:p>PMC TELECOM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.95" table:style-name="ce2">
            <text:p>5.95</text:p>
          </table:table-cell>
          <table:table-cell office:value-type="string" table:style-name="ce2">
            <text:p>PMC TELECOM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11.47" table:style-name="ce2">
            <text:p>211.47</text:p>
          </table:table-cell>
          <table:table-cell office:value-type="string" table:style-name="ce2">
            <text:p>PMC TELECOM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7.5" table:style-name="ce2">
            <text:p>37.5</text:p>
          </table:table-cell>
          <table:table-cell office:value-type="string" table:style-name="ce2">
            <text:p>PMC TELECOM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2">
            <text:p>EVAC &amp; CHAIR INTERNATION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3" table:style-name="ce2">
            <text:p>2303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62.5" table:style-name="ce2">
            <text:p>562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2" table:style-name="ce2">
            <text:p>372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319" table:style-name="ce2">
            <text:p>5319</text:p>
          </table:table-cell>
          <table:table-cell office:value-type="string" table:style-name="ce2">
            <text:p>AV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8.489999999999998" table:style-name="ce2">
            <text:p>18.49</text:p>
          </table:table-cell>
          <table:table-cell office:value-type="string" table:style-name="ce2">
            <text:p>NISBETS ACCOUNT NUMBER 872324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9.95" table:style-name="ce2">
            <text:p>109.95</text:p>
          </table:table-cell>
          <table:table-cell office:value-type="string" table:style-name="ce2">
            <text:p>NISBETS ACCOUNT NUMBER 872324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87" table:style-name="ce2">
            <text:p>16.87</text:p>
          </table:table-cell>
          <table:table-cell office:value-type="string" table:style-name="ce2">
            <text:p>DADS SHOP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6.08" table:style-name="ce2">
            <text:p>46.08</text:p>
          </table:table-cell>
          <table:table-cell office:value-type="string" table:style-name="ce2">
            <text:p>DADS SHOP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9.96" table:style-name="ce2">
            <text:p>99.96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.1" table:style-name="ce2">
            <text:p>27.1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2.49" table:style-name="ce2">
            <text:p>152.49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.64" table:style-name="ce2">
            <text:p>26.64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.7" table:style-name="ce2">
            <text:p>42.7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4.97" table:style-name="ce2">
            <text:p>104.97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3.19999999999999" table:style-name="ce2">
            <text:p>133.2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4" table:style-name="ce2">
            <text:p>10.4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.95" table:style-name="ce2">
            <text:p>24.95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.28" table:style-name="ce2">
            <text:p>51.28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2.5" table:style-name="ce2">
            <text:p>142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54" table:style-name="ce2">
            <text:p>1254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2.5" table:style-name="ce2">
            <text:p>122.5</text:p>
          </table:table-cell>
          <table:table-cell office:value-type="string" table:style-name="ce2">
            <text:p>OSMOND GROUP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2">
            <text:p>MEDIA &amp; COMMUNICATIONS T/A BEST4SYSTEM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.5" table:style-name="ce2">
            <text:p>9.5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49.9" table:style-name="ce2">
            <text:p>649.9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5" table:style-name="ce2">
            <text:p>9.5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47.12" table:style-name="ce2">
            <text:p>747.12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4.989999999999995" table:style-name="ce2">
            <text:p>64.99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62" table:style-name="ce2">
            <text:p>962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6" table:style-name="ce2">
            <text:p>346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65" table:style-name="ce2">
            <text:p>865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80" table:style-name="ce2">
            <text:p>880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5.96" table:style-name="ce2">
            <text:p>95.96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.25" table:style-name="ce2">
            <text:p>8.25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77" table:style-name="ce2">
            <text:p>1077</text:p>
          </table:table-cell>
          <table:table-cell office:value-type="string" table:style-name="ce2">
            <text:p>BRAIN IN HAND SW FMQ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78" table:style-name="ce2">
            <text:p>378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.25" table:style-name="ce2">
            <text:p>8.25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38.5" table:style-name="ce2">
            <text:p>838.5</text:p>
          </table:table-cell>
          <table:table-cell office:value-type="string" table:style-name="ce2">
            <text:p>RHUBARB SEAT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91" table:style-name="ce2">
            <text:p>1791</text:p>
          </table:table-cell>
          <table:table-cell office:value-type="string" table:style-name="ce2">
            <text:p>AV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94" table:style-name="ce2">
            <text:p>1694</text:p>
          </table:table-cell>
          <table:table-cell office:value-type="string" table:style-name="ce2">
            <text:p>BEACON GROUP INTERNATIONAL PRODUCT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2">
            <text:p>RIDG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2">
            <text:p>RIDG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2">
            <text:p>RIDG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string" table:style-name="ce2">
            <text:p>HPC LASE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2">
            <text:p>HPC LASE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45" table:style-name="ce2">
            <text:p>845</text:p>
          </table:table-cell>
          <table:table-cell office:value-type="string" table:style-name="ce2">
            <text:p>HPC LASE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.5" table:style-name="ce2">
            <text:p>10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4.44" table:style-name="ce2">
            <text:p>74.44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48.5" table:style-name="ce2">
            <text:p>1548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88.98" table:style-name="ce2">
            <text:p>688.98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6.13" table:style-name="ce2">
            <text:p>206.13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1.5" table:style-name="ce2">
            <text:p>131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902.5" table:style-name="ce2">
            <text:p>290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42.53" table:style-name="ce2">
            <text:p>642.53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57.5" table:style-name="ce2">
            <text:p>257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7.74" table:style-name="ce2">
            <text:p>167.74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2.5" table:style-name="ce2">
            <text:p>16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92" table:style-name="ce2">
            <text:p>392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2.5" table:style-name="ce2">
            <text:p>16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7.5" table:style-name="ce2">
            <text:p>117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20.92" table:style-name="ce2">
            <text:p>820.92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2.5" table:style-name="ce2">
            <text:p>6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61.21" table:style-name="ce2">
            <text:p>561.21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6.5" table:style-name="ce2">
            <text:p>46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5.5" table:style-name="ce2">
            <text:p>35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2.5" table:style-name="ce2">
            <text:p>6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.5" table:style-name="ce2">
            <text:p>20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69.38" table:style-name="ce2">
            <text:p>769.38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21.5" table:style-name="ce2">
            <text:p>521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0.91" table:style-name="ce2">
            <text:p>80.91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TRACKAPHON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TRACKAPHON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654.53" table:style-name="ce2">
            <text:p>4654.53</text:p>
          </table:table-cell>
          <table:table-cell office:value-type="string" table:style-name="ce2">
            <text:p>POINT S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POINT S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11.76" table:style-name="ce2">
            <text:p>311.76</text:p>
          </table:table-cell>
          <table:table-cell office:value-type="string" table:style-name="ce2">
            <text:p>POINT S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1.24" table:style-name="ce2">
            <text:p>121.24</text:p>
          </table:table-cell>
          <table:table-cell office:value-type="string" table:style-name="ce2">
            <text:p>POINT S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string" table:style-name="ce2">
            <text:p>CALIBRE CABLING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2">
            <text:p>CALIBRE CABLING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.25" table:style-name="ce2">
            <text:p>3.25</text:p>
          </table:table-cell>
          <table:table-cell office:value-type="string" table:style-name="ce2">
            <text:p>NU-KEY COUNTPLACE LTD T/A JCM LOCKSMITH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U-KEY COUNTPLACE LTD T/A JCM LOCKSMITH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string" table:style-name="ce2">
            <text:p>PRIMETAK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850000000000001" table:style-name="ce2">
            <text:p>19.85</text:p>
          </table:table-cell>
          <table:table-cell office:value-type="string" table:style-name="ce2">
            <text:p>PRIMETAK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49.5" table:style-name="ce2">
            <text:p>649.5</text:p>
          </table:table-cell>
          <table:table-cell office:value-type="string" table:style-name="ce2">
            <text:p>NOOKI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0.22" table:style-name="ce2">
            <text:p>80.22</text:p>
          </table:table-cell>
          <table:table-cell office:value-type="string" table:style-name="ce2">
            <text:p>DRAEGER SAFET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5" table:style-name="ce2">
            <text:p>17.5</text:p>
          </table:table-cell>
          <table:table-cell office:value-type="string" table:style-name="ce2">
            <text:p>DRAEGER SAFET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9.25" table:style-name="ce2">
            <text:p>299.25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string" table:style-name="ce2">
            <text:p>CALIBRE CABLING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.1" table:style-name="ce2">
            <text:p>3.1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7.4" table:style-name="ce2">
            <text:p>217.4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65" table:style-name="ce2">
            <text:p>1165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70.28" table:style-name="ce2">
            <text:p>470.28</text:p>
          </table:table-cell>
          <table:table-cell office:value-type="string" table:style-name="ce2">
            <text:p>BERKSHIRE CYCLE CO (WOODLEY STORE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7.44" table:style-name="ce2">
            <text:p>107.44</text:p>
          </table:table-cell>
          <table:table-cell office:value-type="string" table:style-name="ce2">
            <text:p>WAREHOUSE EXPRES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6.6" table:style-name="ce2">
            <text:p>26.6</text:p>
          </table:table-cell>
          <table:table-cell office:value-type="string" table:style-name="ce2">
            <text:p>PANKHURST CYC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9.96" table:style-name="ce2">
            <text:p>149.96</text:p>
          </table:table-cell>
          <table:table-cell office:value-type="string" table:style-name="ce2">
            <text:p>PANKHURST CYC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.7" table:style-name="ce2">
            <text:p>24.7</text:p>
          </table:table-cell>
          <table:table-cell office:value-type="string" table:style-name="ce2">
            <text:p>PANKHURST CYC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PANKHURST CYC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PANKHURST CYC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2">
            <text:p>ALAN HADLEY T/A CLEMBI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2.5" table:style-name="ce2">
            <text:p>142.5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MCAVOY MODULAR RENTA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58" table:style-name="ce2">
            <text:p>9.58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7" table:style-name="ce2">
            <text:p>4.17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5" table:style-name="ce2">
            <text:p>335</text:p>
          </table:table-cell>
          <table:table-cell office:value-type="string" table:style-name="ce2">
            <text:p>STEWART TURKINGTON PHOTOGRAPHER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76.06" table:style-name="ce2">
            <text:p>276.06</text:p>
          </table:table-cell>
          <table:table-cell office:value-type="string" table:style-name="ce2">
            <text:p>WAREHOUSE EXPRES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3.34" table:style-name="ce2">
            <text:p>203.34</text:p>
          </table:table-cell>
          <table:table-cell office:value-type="string" table:style-name="ce2">
            <text:p>WAREHOUSE EXPRES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68.39999999999998" table:style-name="ce2">
            <text:p>268.4</text:p>
          </table:table-cell>
          <table:table-cell office:value-type="string" table:style-name="ce2">
            <text:p>WAREHOUSE EXPRES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8.33" table:style-name="ce2">
            <text:p>88.33</text:p>
          </table:table-cell>
          <table:table-cell office:value-type="string" table:style-name="ce2">
            <text:p>SCAN COMPUTERS INTERNATIONAL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32.5" table:style-name="ce2">
            <text:p>332.5</text:p>
          </table:table-cell>
          <table:table-cell office:value-type="string" table:style-name="ce2">
            <text:p>SCAN COMPUTERS INTERNATIONAL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02.9" table:style-name="ce2">
            <text:p>702.9</text:p>
          </table:table-cell>
          <table:table-cell office:value-type="string" table:style-name="ce2">
            <text:p>PROBRAND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.5" table:style-name="ce2">
            <text:p>9.5</text:p>
          </table:table-cell>
          <table:table-cell office:value-type="string" table:style-name="ce2">
            <text:p>PROBRAND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BECHTLE DIREC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1.12" table:style-name="ce2">
            <text:p>81.12</text:p>
          </table:table-cell>
          <table:table-cell office:value-type="string" table:style-name="ce2">
            <text:p>BECHTLE DIREC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.43" table:style-name="ce2">
            <text:p>7.43</text:p>
          </table:table-cell>
          <table:table-cell office:value-type="string" table:style-name="ce2">
            <text:p>THE REPLACEBAS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5.21" table:style-name="ce2">
            <text:p>25.21</text:p>
          </table:table-cell>
          <table:table-cell office:value-type="string" table:style-name="ce2">
            <text:p>THE REPLACEBAS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6.83" table:style-name="ce2">
            <text:p>26.83</text:p>
          </table:table-cell>
          <table:table-cell office:value-type="string" table:style-name="ce2">
            <text:p>THE REPLACEBAS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.43" table:style-name="ce2">
            <text:p>7.43</text:p>
          </table:table-cell>
          <table:table-cell office:value-type="string" table:style-name="ce2">
            <text:p>THE REPLACEBAS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9.600000000000001" table:style-name="ce2">
            <text:p>19.6</text:p>
          </table:table-cell>
          <table:table-cell office:value-type="string" table:style-name="ce2">
            <text:p>THE REPLACEBAS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.33" table:style-name="ce2">
            <text:p>7.33</text:p>
          </table:table-cell>
          <table:table-cell office:value-type="string" table:style-name="ce2">
            <text:p>THE REPLACEBAS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1.6" table:style-name="ce2">
            <text:p>91.6</text:p>
          </table:table-cell>
          <table:table-cell office:value-type="string" table:style-name="ce2">
            <text:p>KEY INDUSTRIAL EQUIPMENT LTD T/A MANUTA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.64" table:style-name="ce2">
            <text:p>66.64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49.16" table:style-name="ce2">
            <text:p>249.16</text:p>
          </table:table-cell>
          <table:table-cell office:value-type="string" table:style-name="ce2">
            <text:p>CURRY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3.5" table:style-name="ce2">
            <text:p>33.5</text:p>
          </table:table-cell>
          <table:table-cell office:value-type="string" table:style-name="ce2">
            <text:p>THE COOL ICE BOX COMPANY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6.4" table:style-name="ce2">
            <text:p>96.4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7.5" table:style-name="ce2">
            <text:p>127.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.6" table:style-name="ce2">
            <text:p>29.6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42.4" table:style-name="ce2">
            <text:p>542.4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2.2" table:style-name="ce2">
            <text:p>102.2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3.76" table:style-name="ce2">
            <text:p>293.76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.3" table:style-name="ce2">
            <text:p>24.3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2.96" table:style-name="ce2">
            <text:p>42.96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0.8" table:style-name="ce2">
            <text:p>180.8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7" table:style-name="ce2">
            <text:p>387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3.19999999999999" table:style-name="ce2">
            <text:p>143.2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0.4" table:style-name="ce2">
            <text:p>100.4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3.19999999999999" table:style-name="ce2">
            <text:p>143.2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3.520000000000003" table:style-name="ce2">
            <text:p>33.52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1.97999999999999" table:style-name="ce2">
            <text:p>141.98</text:p>
          </table:table-cell>
          <table:table-cell office:value-type="string" table:style-name="ce2">
            <text:p>THE COOL ICE BOX COMPANY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3.3" table:style-name="ce2">
            <text:p>83.3</text:p>
          </table:table-cell>
          <table:table-cell office:value-type="string" table:style-name="ce2">
            <text:p>THE COOL ICE BOX COMPANY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6.17" table:style-name="ce2">
            <text:p>46.17</text:p>
          </table:table-cell>
          <table:table-cell office:value-type="string" table:style-name="ce2">
            <text:p>THE COOL ICE BOX COMPANY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16" table:style-name="ce2">
            <text:p>4.16</text:p>
          </table:table-cell>
          <table:table-cell office:value-type="string" table:style-name="ce2">
            <text:p>WAREHOUSE EXPRES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2.97" table:style-name="ce2">
            <text:p>42.97</text:p>
          </table:table-cell>
          <table:table-cell office:value-type="string" table:style-name="ce2">
            <text:p>WAREHOUSE EXPRES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string" table:style-name="ce2">
            <text:p>FORENSIC FOCU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CROWCON DETECTION INSTRU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CROWCON DETECTION INSTRU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43.92" table:style-name="ce2">
            <text:p>1643.92</text:p>
          </table:table-cell>
          <table:table-cell office:value-type="string" table:style-name="ce2">
            <text:p>ACOTA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ACOTA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6" table:style-name="ce2">
            <text:p>456</text:p>
          </table:table-cell>
          <table:table-cell office:value-type="string" table:style-name="ce2">
            <text:p>EUROPEAN INSTRUMENT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7.19" table:style-name="ce2">
            <text:p>47.19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3.950000000000003" table:style-name="ce2">
            <text:p>33.9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0.52" table:style-name="ce2">
            <text:p>70.52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.52" table:style-name="ce2">
            <text:p>11.52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3.59" table:style-name="ce2">
            <text:p>53.59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0.52" table:style-name="ce2">
            <text:p>220.52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.02" table:style-name="ce2">
            <text:p>22.02</text:p>
          </table:table-cell>
          <table:table-cell office:value-type="string" table:style-name="ce2">
            <text:p>FISHER SCIENTIFIC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88.88" table:style-name="ce2">
            <text:p>388.88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07.03" table:style-name="ce2">
            <text:p>1107.03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1.65" table:style-name="ce2">
            <text:p>41.65</text:p>
          </table:table-cell>
          <table:table-cell office:value-type="string" table:style-name="ce2">
            <text:p>COMMUNICATE AND CONTRO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7.5" table:style-name="ce2">
            <text:p>57.5</text:p>
          </table:table-cell>
          <table:table-cell office:value-type="string" table:style-name="ce2">
            <text:p>COMMUNICATE AND CONTRO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string" table:style-name="ce2">
            <text:p>1ST CONTAINERS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19.5" table:style-name="ce2">
            <text:p>819.5</text:p>
          </table:table-cell>
          <table:table-cell office:value-type="string" table:style-name="ce2">
            <text:p>CORPORATE DOCUMENT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.42" table:style-name="ce2">
            <text:p>3.42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58" table:style-name="ce2">
            <text:p>3.58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33" table:style-name="ce2">
            <text:p>4.33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4" table:style-name="ce2">
            <text:p>1.24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41" table:style-name="ce2">
            <text:p>4.41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33" table:style-name="ce2">
            <text:p>3.33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MILITARY MARKETING INT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4" table:style-name="ce2">
            <text:p>504</text:p>
          </table:table-cell>
          <table:table-cell office:value-type="string" table:style-name="ce2">
            <text:p>LEVEL PEAKS ASSOCIAT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.3" table:style-name="ce2">
            <text:p>18.3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.64" table:style-name="ce2">
            <text:p>26.64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1" table:style-name="ce2">
            <text:p>10.1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.82" table:style-name="ce2">
            <text:p>17.82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.200000000000003" table:style-name="ce2">
            <text:p>37.2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.54" table:style-name="ce2">
            <text:p>42.54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4" table:style-name="ce2">
            <text:p>10.4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.5" table:style-name="ce2">
            <text:p>15.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.7" table:style-name="ce2">
            <text:p>13.7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.45" table:style-name="ce2">
            <text:p>29.4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.5" table:style-name="ce2">
            <text:p>42.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6.5" table:style-name="ce2">
            <text:p>106.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75" table:style-name="ce2">
            <text:p>8.7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3.8" table:style-name="ce2">
            <text:p>463.8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3.89" table:style-name="ce2">
            <text:p>83.89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907.76" table:style-name="ce2">
            <text:p>4907.76</text:p>
          </table:table-cell>
          <table:table-cell office:value-type="string" table:style-name="ce2">
            <text:p>POINT S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CLEARTONE TELECOM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2.69" table:style-name="ce2">
            <text:p>122.69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.5" table:style-name="ce2">
            <text:p>66.5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2">
            <text:p>VIKING ARM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4" table:style-name="ce2">
            <text:p>364</text:p>
          </table:table-cell>
          <table:table-cell office:value-type="string" table:style-name="ce2">
            <text:p>DELTAX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DELTAX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SKYGUARD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.05" table:style-name="ce2">
            <text:p>13.05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2.80000000000001" table:style-name="ce2">
            <text:p>162.8</text:p>
          </table:table-cell>
          <table:table-cell office:value-type="string" table:style-name="ce2">
            <text:p>WAREHOUSE EXPRES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.5" table:style-name="ce2">
            <text:p>6.5</text:p>
          </table:table-cell>
          <table:table-cell office:value-type="string" table:style-name="ce2">
            <text:p>BOXXE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7.12" table:style-name="ce2">
            <text:p>137.12</text:p>
          </table:table-cell>
          <table:table-cell office:value-type="string" table:style-name="ce2">
            <text:p>BOXXE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45.02" table:style-name="ce2">
            <text:p>745.02</text:p>
          </table:table-cell>
          <table:table-cell office:value-type="string" table:style-name="ce2">
            <text:p>ADVANCED COMMUNICATION SOLU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4.75" table:style-name="ce2">
            <text:p>274.7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.95" table:style-name="ce2">
            <text:p>5.9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3.55" table:style-name="ce2">
            <text:p>63.55</text:p>
          </table:table-cell>
          <table:table-cell office:value-type="string" table:style-name="ce2">
            <text:p>AVON PROTECTIO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OXFORD SPIRES HOTEL OPCO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80" table:style-name="ce2">
            <text:p>4280</text:p>
          </table:table-cell>
          <table:table-cell office:value-type="string" table:style-name="ce2">
            <text:p>DTEC INTERNATIONAL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DTEC INTERNATIONAL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.94" table:style-name="ce2">
            <text:p>24.94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WASHTEC (UK)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4.16" table:style-name="ce2">
            <text:p>514.16</text:p>
          </table:table-cell>
          <table:table-cell office:value-type="string" table:style-name="ce2">
            <text:p>NIGHTSEARCHER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-0.01" table:style-name="ce2">
            <text:p>-0.01</text:p>
          </table:table-cell>
          <table:table-cell office:value-type="string" table:style-name="ce2">
            <text:p>NIGHTSEARCHER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4.95" table:style-name="ce2">
            <text:p>64.95</text:p>
          </table:table-cell>
          <table:table-cell office:value-type="string" table:style-name="ce2">
            <text:p>NOOKI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69" table:style-name="ce2">
            <text:p>269</text:p>
          </table:table-cell>
          <table:table-cell office:value-type="string" table:style-name="ce2">
            <text:p>LASER TECH UK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4.99" table:style-name="ce2">
            <text:p>24.99</text:p>
          </table:table-cell>
          <table:table-cell office:value-type="string" table:style-name="ce2">
            <text:p>TRINITY GRAI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.119999999999997" table:style-name="ce2">
            <text:p>39.12</text:p>
          </table:table-cell>
          <table:table-cell office:value-type="string" table:style-name="ce2">
            <text:p>FS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.340000000000003" table:style-name="ce2">
            <text:p>38.34</text:p>
          </table:table-cell>
          <table:table-cell office:value-type="string" table:style-name="ce2">
            <text:p>CRAMART LTD T/A BENTLEY FOODSERVIC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6.680000000000007" table:style-name="ce2">
            <text:p>76.68</text:p>
          </table:table-cell>
          <table:table-cell office:value-type="string" table:style-name="ce2">
            <text:p>CRAMART LTD T/A BENTLEY FOODSERVIC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7.51" table:style-name="ce2">
            <text:p>57.51</text:p>
          </table:table-cell>
          <table:table-cell office:value-type="string" table:style-name="ce2">
            <text:p>CRAMART LTD T/A BENTLEY FOODSERVIC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2">
            <text:p>LYON EQUIPMEN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LYON EQUIPMEN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2">
            <text:p>LYON EQUIPMEN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9.9" table:style-name="ce2">
            <text:p>129.9</text:p>
          </table:table-cell>
          <table:table-cell office:value-type="string" table:style-name="ce2">
            <text:p>NOOKI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9.25" table:style-name="ce2">
            <text:p>19.25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92.70000000000005" table:style-name="ce2">
            <text:p>592.7</text:p>
          </table:table-cell>
          <table:table-cell office:value-type="string" table:style-name="ce2">
            <text:p>DRAEGER SAFET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6.67" table:style-name="ce2">
            <text:p>166.67</text:p>
          </table:table-cell>
          <table:table-cell office:value-type="string" table:style-name="ce2">
            <text:p>WALTERS OF OXFOR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STARTRAQ UK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9.94999999999999" table:style-name="ce2">
            <text:p>129.95</text:p>
          </table:table-cell>
          <table:table-cell office:value-type="string" table:style-name="ce2">
            <text:p>STARTRAQ UK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STARTRAQ UK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02.32" table:style-name="ce2">
            <text:p>2002.32</text:p>
          </table:table-cell>
          <table:table-cell office:value-type="string" table:style-name="ce2">
            <text:p>TAYNA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LASER TECH UK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3.95" table:style-name="ce2">
            <text:p>73.95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2">
            <text:p>BUDGET SHIPPING CONTAINERS.CO.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string" table:style-name="ce2">
            <text:p>PRICE WESTERN LEATHER CO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9.41000000000003" table:style-name="ce2">
            <text:p>289.41</text:p>
          </table:table-cell>
          <table:table-cell office:value-type="string" table:style-name="ce2">
            <text:p>PRICE WESTERN LEATHER CO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SIGMA SECURITY DE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50" table:style-name="ce2">
            <text:p>1250</text:p>
          </table:table-cell>
          <table:table-cell office:value-type="string" table:style-name="ce2">
            <text:p>SIGMA SECURITY DE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2">
            <text:p>SIGMA SECURITY DE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82.75" table:style-name="ce2">
            <text:p>2082.75</text:p>
          </table:table-cell>
          <table:table-cell office:value-type="string" table:style-name="ce2">
            <text:p>MEDIA &amp; COMMUNICATIONS T/A BEST4SYSTEM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MEDIA &amp; COMMUNICATIONS T/A BEST4SYSTEM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THOMAS JACK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3.3" table:style-name="ce2">
            <text:p>73.3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5.739999999999995" table:style-name="ce2">
            <text:p>65.74</text:p>
          </table:table-cell>
          <table:table-cell office:value-type="string" table:style-name="ce2">
            <text:p>ACS BUSINESS SUPPLI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5.48" table:style-name="ce2">
            <text:p>175.48</text:p>
          </table:table-cell>
          <table:table-cell office:value-type="string" table:style-name="ce2">
            <text:p>TACTICAL KI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.65" table:style-name="ce2">
            <text:p>36.65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70" table:style-name="ce2">
            <text:p>1170</text:p>
          </table:table-cell>
          <table:table-cell office:value-type="string" table:style-name="ce2">
            <text:p>BIGDU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80" table:style-name="ce2">
            <text:p>1580</text:p>
          </table:table-cell>
          <table:table-cell office:value-type="string" table:style-name="ce2">
            <text:p>VODEX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string" table:style-name="ce2">
            <text:p>SIGMA SECURITY DE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SIGMA SECURITY DE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98" table:style-name="ce2">
            <text:p>798</text:p>
          </table:table-cell>
          <table:table-cell office:value-type="string" table:style-name="ce2">
            <text:p>INAZON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string" table:style-name="ce2">
            <text:p>INAZON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7.25" table:style-name="ce2">
            <text:p>47.25</text:p>
          </table:table-cell>
          <table:table-cell office:value-type="string" table:style-name="ce2">
            <text:p>INAZON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8.35" table:style-name="ce2">
            <text:p>28.35</text:p>
          </table:table-cell>
          <table:table-cell office:value-type="string" table:style-name="ce2">
            <text:p>INAZON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INAZON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74" table:style-name="ce2">
            <text:p>774</text:p>
          </table:table-cell>
          <table:table-cell office:value-type="string" table:style-name="ce2">
            <text:p>INAZON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8.899999999999999" table:style-name="ce2">
            <text:p>18.9</text:p>
          </table:table-cell>
          <table:table-cell office:value-type="string" table:style-name="ce2">
            <text:p>INAZON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MERCATEO UK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5.6" table:style-name="ce2">
            <text:p>105.6</text:p>
          </table:table-cell>
          <table:table-cell office:value-type="string" table:style-name="ce2">
            <text:p>MERCATEO UK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9.5" table:style-name="ce2">
            <text:p>19.5</text:p>
          </table:table-cell>
          <table:table-cell office:value-type="string" table:style-name="ce2">
            <text:p>CASEV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CASEV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2">
            <text:p>CASEV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9.99" table:style-name="ce2">
            <text:p>49.99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9.14" table:style-name="ce2">
            <text:p>19.14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.57" table:style-name="ce2">
            <text:p>27.57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90" table:style-name="ce2">
            <text:p>1290</text:p>
          </table:table-cell>
          <table:table-cell office:value-type="string" table:style-name="ce2">
            <text:p>CANFORD AUDIO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7.66" table:style-name="ce2">
            <text:p>57.66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4.150000000000006" table:style-name="ce2">
            <text:p>64.15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6.86" table:style-name="ce2">
            <text:p>116.86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5.52" table:style-name="ce2">
            <text:p>55.52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-0.01" table:style-name="ce2">
            <text:p>-0.01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0.4" table:style-name="ce2">
            <text:p>120.4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25" table:style-name="ce2">
            <text:p>2025</text:p>
          </table:table-cell>
          <table:table-cell office:value-type="string" table:style-name="ce2">
            <text:p>STORAGE ESSENTIAL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2">
            <text:p>CASEV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96" table:style-name="ce2">
            <text:p>496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.89" table:style-name="ce2">
            <text:p>13.89</text:p>
          </table:table-cell>
          <table:table-cell office:value-type="string" table:style-name="ce2">
            <text:p>WAREHOUSE EXPRES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.16" table:style-name="ce2">
            <text:p>4.16</text:p>
          </table:table-cell>
          <table:table-cell office:value-type="string" table:style-name="ce2">
            <text:p>WAREHOUSE EXPRES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2.9" table:style-name="ce2">
            <text:p>52.9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8.290000000000006" table:style-name="ce2">
            <text:p>78.29</text:p>
          </table:table-cell>
          <table:table-cell office:value-type="string" table:style-name="ce2">
            <text:p>AGINCARE HEAD OFFICE SERVICE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.32" table:style-name="ce2">
            <text:p>23.32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98" table:style-name="ce2">
            <text:p>9.98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18" table:style-name="ce2">
            <text:p>19.18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399999999999997" table:style-name="ce2">
            <text:p>4.14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14" table:style-name="ce2">
            <text:p>19.14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98" table:style-name="ce2">
            <text:p>9.98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32" table:style-name="ce2">
            <text:p>13.32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399999999999999" table:style-name="ce2">
            <text:p>17.4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.64" table:style-name="ce2">
            <text:p>21.64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95" table:style-name="ce2">
            <text:p>695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CASEV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CCS MEDIA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60" table:style-name="ce2">
            <text:p>460</text:p>
          </table:table-cell>
          <table:table-cell office:value-type="string" table:style-name="ce2">
            <text:p>CCS MEDIA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string" table:style-name="ce2">
            <text:p>ONE DIRECT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94.97" table:style-name="ce2">
            <text:p>194.97</text:p>
          </table:table-cell>
          <table:table-cell office:value-type="string" table:style-name="ce2">
            <text:p>ONE DIRECT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475" table:style-name="ce2">
            <text:p>8475</text:p>
          </table:table-cell>
          <table:table-cell office:value-type="string" table:style-name="ce2">
            <text:p>ERH COMMUNICA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950.37" table:style-name="ce2">
            <text:p>3950.37</text:p>
          </table:table-cell>
          <table:table-cell office:value-type="string" table:style-name="ce2">
            <text:p>ERH COMMUNICA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300.68" table:style-name="ce2">
            <text:p>8300.68</text:p>
          </table:table-cell>
          <table:table-cell office:value-type="string" table:style-name="ce2">
            <text:p>ERH COMMUNICA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95" table:style-name="ce2">
            <text:p>95</text:p>
          </table:table-cell>
          <table:table-cell office:value-type="string" table:style-name="ce2">
            <text:p>CLEARTONE TELECOM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5" table:style-name="ro1">
          <table:table-cell office:value-type="float" office:value="345" table:style-name="ce2">
            <text:p>345</text:p>
          </table:table-cell>
          <table:table-cell office:value-type="string" table:style-name="ce2">
            <text:p>CLEARTONE TELECOM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3.46" table:style-name="ce2">
            <text:p>223.46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78.56" table:style-name="ce2">
            <text:p>778.56</text:p>
          </table:table-cell>
          <table:table-cell office:value-type="string" table:style-name="ce2">
            <text:p>ERH COMMUNICA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40" table:style-name="ce2">
            <text:p>2240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-0.02" table:style-name="ce2">
            <text:p>-0.02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.6" table:style-name="ce2">
            <text:p>26.6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49" table:style-name="ce2">
            <text:p>1049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.46" table:style-name="ce2">
            <text:p>12.46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679" table:style-name="ce2">
            <text:p>2679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INDUSTRIAL PRODUC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03.51" table:style-name="ce2">
            <text:p>1303.51</text:p>
          </table:table-cell>
          <table:table-cell office:value-type="string" table:style-name="ce2">
            <text:p>INDUSTRIAL PRODUC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6.66" table:style-name="ce2">
            <text:p>136.66</text:p>
          </table:table-cell>
          <table:table-cell office:value-type="string" table:style-name="ce2">
            <text:p>INDUSTRIAL PRODUC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8.08000000000004" table:style-name="ce2">
            <text:p>518.08</text:p>
          </table:table-cell>
          <table:table-cell office:value-type="string" table:style-name="ce2">
            <text:p>INDUSTRIAL PRODUC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WALTERS OF OXFOR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2">
            <text:p>WALTERS OF OXFOR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00" table:style-name="ce2">
            <text:p>2800</text:p>
          </table:table-cell>
          <table:table-cell office:value-type="string" table:style-name="ce2">
            <text:p>WALTERS OF OXFOR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8.33" table:style-name="ce2">
            <text:p>208.33</text:p>
          </table:table-cell>
          <table:table-cell office:value-type="string" table:style-name="ce2">
            <text:p>WALTERS OF OXFOR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00" table:style-name="ce2">
            <text:p>1400</text:p>
          </table:table-cell>
          <table:table-cell office:value-type="string" table:style-name="ce2">
            <text:p>WALTERS OF OXFOR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2.8" table:style-name="ce2">
            <text:p>302.8</text:p>
          </table:table-cell>
          <table:table-cell office:value-type="string" table:style-name="ce2">
            <text:p>WASHTEC (UK)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4.2" table:style-name="ce2">
            <text:p>304.2</text:p>
          </table:table-cell>
          <table:table-cell office:value-type="string" table:style-name="ce2">
            <text:p>WASHTEC (UK)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6.650000000000006" table:style-name="ce2">
            <text:p>66.65</text:p>
          </table:table-cell>
          <table:table-cell office:value-type="string" table:style-name="ce2">
            <text:p>SAFEGUARD MEDICAL TECHNOLOGIE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SAFEGUARD MEDICAL TECHNOLOGIE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4.5" table:style-name="ce2">
            <text:p>94.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.9" table:style-name="ce2">
            <text:p>23.9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9.8" table:style-name="ce2">
            <text:p>49.8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02.05" table:style-name="ce2">
            <text:p>1502.0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24" table:style-name="ce2">
            <text:p>3.24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8.4" table:style-name="ce2">
            <text:p>188.4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0.66" table:style-name="ce2">
            <text:p>60.66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6.5" table:style-name="ce2">
            <text:p>256.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0.8" table:style-name="ce2">
            <text:p>200.8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67" table:style-name="ce2">
            <text:p>8.67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2">
            <text:p>STERI-7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STERI-7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52" table:style-name="ce2">
            <text:p>14.52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9.45" table:style-name="ce2">
            <text:p>339.45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.75" table:style-name="ce2">
            <text:p>32.75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2.6" table:style-name="ce2">
            <text:p>112.6</text:p>
          </table:table-cell>
          <table:table-cell office:value-type="string" table:style-name="ce2">
            <text:p>SNAP ON TOO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7.16" table:style-name="ce2">
            <text:p>427.16</text:p>
          </table:table-cell>
          <table:table-cell office:value-type="string" table:style-name="ce2">
            <text:p>SNAP ON DIAGNOSTIC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40.59" table:style-name="ce2">
            <text:p>640.59</text:p>
          </table:table-cell>
          <table:table-cell office:value-type="string" table:style-name="ce2">
            <text:p>T R BULLWORTH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9.989999999999995" table:style-name="ce2">
            <text:p>79.99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6.5" table:style-name="ce2">
            <text:p>76.5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2.56" table:style-name="ce2">
            <text:p>152.56</text:p>
          </table:table-cell>
          <table:table-cell office:value-type="string" table:style-name="ce2">
            <text:p>SNAP ON DIAGNOSTIC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56" table:style-name="ce2">
            <text:p>656</text:p>
          </table:table-cell>
          <table:table-cell office:value-type="string" table:style-name="ce2">
            <text:p>MICHAEL LUPTON ASSOCIATE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96.37" table:style-name="ce2">
            <text:p>296.37</text:p>
          </table:table-cell>
          <table:table-cell office:value-type="string" table:style-name="ce2">
            <text:p>WAREHOUSE EXPRES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184.7199999999998" table:style-name="ce2">
            <text:p>2184.72</text:p>
          </table:table-cell>
          <table:table-cell office:value-type="string" table:style-name="ce2">
            <text:p>WOOD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55" table:style-name="ce2">
            <text:p>1455</text:p>
          </table:table-cell>
          <table:table-cell office:value-type="string" table:style-name="ce2">
            <text:p>WOOD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WOOD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50" table:style-name="ce2">
            <text:p>1950</text:p>
          </table:table-cell>
          <table:table-cell office:value-type="string" table:style-name="ce2">
            <text:p>WOOD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28" table:style-name="ce2">
            <text:p>928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77.76" table:style-name="ce2">
            <text:p>777.76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07.03" table:style-name="ce2">
            <text:p>1107.03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92" table:style-name="ce2">
            <text:p>792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3.82" table:style-name="ce2">
            <text:p>323.82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27" table:style-name="ce2">
            <text:p>527</text:p>
          </table:table-cell>
          <table:table-cell office:value-type="string" table:style-name="ce2">
            <text:p>AERO HEALTHCAR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70.5" table:style-name="ce2">
            <text:p>670.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71" table:style-name="ce2">
            <text:p>871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.1" table:style-name="ce2">
            <text:p>10.1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9" table:style-name="ce2">
            <text:p>2.9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88" table:style-name="ce2">
            <text:p>0.88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1.60000000000002" table:style-name="ce2">
            <text:p>271.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7.84" table:style-name="ce2">
            <text:p>77.84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6.28" table:style-name="ce2">
            <text:p>126.28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74.75" table:style-name="ce2">
            <text:p>274.7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4.95" table:style-name="ce2">
            <text:p>54.9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3.5" table:style-name="ce2">
            <text:p>223.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AMAZON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2">
            <text:p>AMAZON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2.2" table:style-name="ce2">
            <text:p>222.2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.6" table:style-name="ce2">
            <text:p>21.6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75.25" table:style-name="ce2">
            <text:p>175.25</text:p>
          </table:table-cell>
          <table:table-cell office:value-type="string" table:style-name="ce2">
            <text:p>AERO HEALTHCAR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.35" table:style-name="ce2">
            <text:p>22.3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.8" table:style-name="ce2">
            <text:p>28.8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.05" table:style-name="ce2">
            <text:p>3.0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.8" table:style-name="ce2">
            <text:p>28.8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.6" table:style-name="ce2">
            <text:p>3.6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.8" table:style-name="ce2">
            <text:p>3.8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string" table:style-name="ce2">
            <text:p>S P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string" table:style-name="ce2">
            <text:p>IMPERATIVE TRAI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2">
            <text:p>IMPERATIVE TRAI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0.5" table:style-name="ce2">
            <text:p>50.5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0.6" table:style-name="ce2">
            <text:p>60.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.34" table:style-name="ce2">
            <text:p>22.34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26" table:style-name="ce2">
            <text:p>0.2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98" table:style-name="ce2">
            <text:p>7.98</text:p>
          </table:table-cell>
          <table:table-cell office:value-type="string" table:style-name="ce2">
            <text:p>REFLEX MEDICAL LTD / BIBB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14" table:style-name="ce2">
            <text:p>2.14</text:p>
          </table:table-cell>
          <table:table-cell office:value-type="string" table:style-name="ce2">
            <text:p>REFLEX MEDICAL LTD / BIBB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REFLEX MEDICAL LTD / BIBB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-0.01" table:style-name="ce2">
            <text:p>-0.01</text:p>
          </table:table-cell>
          <table:table-cell office:value-type="string" table:style-name="ce2">
            <text:p>REFLEX MEDICAL LTD / BIBB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02" table:style-name="ce2">
            <text:p>1.02</text:p>
          </table:table-cell>
          <table:table-cell office:value-type="string" table:style-name="ce2">
            <text:p>REFLEX MEDICAL LTD / BIBB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.8" table:style-name="ce2">
            <text:p>6.8</text:p>
          </table:table-cell>
          <table:table-cell office:value-type="string" table:style-name="ce2">
            <text:p>REFLEX MEDICAL LTD / BIBB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95" table:style-name="ce2">
            <text:p>5.9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4.95" table:style-name="ce2">
            <text:p>54.9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REFLEX MEDICAL LTD / BIBB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REFLEX MEDICAL LTD / BIBB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0.4" table:style-name="ce2">
            <text:p>40.4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.5" table:style-name="ce2">
            <text:p>50.5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7" table:style-name="ce2">
            <text:p>3.7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5.6" table:style-name="ce2">
            <text:p>35.6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.98" table:style-name="ce2">
            <text:p>11.98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.38" table:style-name="ce2">
            <text:p>7.38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.2" table:style-name="ce2">
            <text:p>20.2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.1" table:style-name="ce2">
            <text:p>10.1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0.9" table:style-name="ce2">
            <text:p>90.9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28.8" table:style-name="ce2">
            <text:p>28.8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5.4" table:style-name="ce2">
            <text:p>95.4</text:p>
          </table:table-cell>
          <table:table-cell office:value-type="string" table:style-name="ce2">
            <text:p>LAERDAL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.2" table:style-name="ce2">
            <text:p>20.2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.05" table:style-name="ce2">
            <text:p>18.05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1.95999999999998" table:style-name="ce2">
            <text:p>271.9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.6" table:style-name="ce2">
            <text:p>35.6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.1" table:style-name="ce2">
            <text:p>8.1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.8" table:style-name="ce2">
            <text:p>28.8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.1" table:style-name="ce2">
            <text:p>8.1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.8" table:style-name="ce2">
            <text:p>28.8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.2" table:style-name="ce2">
            <text:p>20.2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4.1" table:style-name="ce2">
            <text:p>34.1</text:p>
          </table:table-cell>
          <table:table-cell office:value-type="string" table:style-name="ce2">
            <text:p>AERO HEALTHCAR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22.25" table:style-name="ce2">
            <text:p>422.25</text:p>
          </table:table-cell>
          <table:table-cell office:value-type="string" table:style-name="ce2">
            <text:p>AERO HEALTHCAR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1.9" table:style-name="ce2">
            <text:p>61.9</text:p>
          </table:table-cell>
          <table:table-cell office:value-type="string" table:style-name="ce2">
            <text:p>AERO HEALTHCAR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2.8" table:style-name="ce2">
            <text:p>52.8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5.16" table:style-name="ce2">
            <text:p>55.16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40" table:style-name="ce2">
            <text:p>840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9" table:style-name="ce2">
            <text:p>9.9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.39" table:style-name="ce2">
            <text:p>14.39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6.7" table:style-name="ce2">
            <text:p>26.7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.2" table:style-name="ce2">
            <text:p>7.2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.9" table:style-name="ce2">
            <text:p>8.9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15" table:style-name="ce2">
            <text:p>1015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0.9" table:style-name="ce2">
            <text:p>90.9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3.8" table:style-name="ce2">
            <text:p>383.8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3.5" table:style-name="ce2">
            <text:p>223.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2">
            <text:p>DRAYTON PARK GOLF COURSE (ABINGDON)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2">
            <text:p>DRAYTON PARK GOLF COURSE (ABINGDON)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HOLIDAY INN COVENTR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4.4" table:style-name="ce2">
            <text:p>54.4</text:p>
          </table:table-cell>
          <table:table-cell office:value-type="string" table:style-name="ce2">
            <text:p>HOLIDAY INN COVENTR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65.67" table:style-name="ce2">
            <text:p>7065.6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279.74" table:style-name="ce2">
            <text:p>13279.7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2">
            <text:p>ARTS AT THE OLD FIRE STATION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9.25" table:style-name="ce2">
            <text:p>49.25</text:p>
          </table:table-cell>
          <table:table-cell office:value-type="string" table:style-name="ce2">
            <text:p>ENDUR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.7" table:style-name="ce2">
            <text:p>19.7</text:p>
          </table:table-cell>
          <table:table-cell office:value-type="string" table:style-name="ce2">
            <text:p>ENDUR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4.85" table:style-name="ce2">
            <text:p>504.85</text:p>
          </table:table-cell>
          <table:table-cell office:value-type="string" table:style-name="ce2">
            <text:p>ENDUR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4.4" table:style-name="ce2">
            <text:p>234.4</text:p>
          </table:table-cell>
          <table:table-cell office:value-type="string" table:style-name="ce2">
            <text:p>ENDUR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.55" table:style-name="ce2">
            <text:p>29.55</text:p>
          </table:table-cell>
          <table:table-cell office:value-type="string" table:style-name="ce2">
            <text:p>ENDUR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9.25" table:style-name="ce2">
            <text:p>49.25</text:p>
          </table:table-cell>
          <table:table-cell office:value-type="string" table:style-name="ce2">
            <text:p>ENDUR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.18" table:style-name="ce2">
            <text:p>50.18</text:p>
          </table:table-cell>
          <table:table-cell office:value-type="string" table:style-name="ce2">
            <text:p>PETER JONES (ILG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12" table:style-name="ce2">
            <text:p>2212</text:p>
          </table:table-cell>
          <table:table-cell office:value-type="string" table:style-name="ce2">
            <text:p>PETER JONES (ILG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9.75" table:style-name="ce2">
            <text:p>69.75</text:p>
          </table:table-cell>
          <table:table-cell office:value-type="string" table:style-name="ce2">
            <text:p>ENDUR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.5" table:style-name="ce2">
            <text:p>13.5</text:p>
          </table:table-cell>
          <table:table-cell office:value-type="string" table:style-name="ce2">
            <text:p>TOYE KENNING &amp; SPENCE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00" table:style-name="ce2">
            <text:p>800</text:p>
          </table:table-cell>
          <table:table-cell office:value-type="string" table:style-name="ce2">
            <text:p>TOYE KENNING &amp; SPENCE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70.7" table:style-name="ce2">
            <text:p>470.7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4.2" table:style-name="ce2">
            <text:p>354.2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21.2" table:style-name="ce2">
            <text:p>1021.2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1.1" table:style-name="ce2">
            <text:p>221.1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7.60000000000002" table:style-name="ce2">
            <text:p>307.6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9.599999999999994" table:style-name="ce2">
            <text:p>79.6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3.7" table:style-name="ce2">
            <text:p>73.7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8.1" table:style-name="ce2">
            <text:p>118.1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62.5999999999999" table:style-name="ce2">
            <text:p>1062.6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8.5" table:style-name="ce2">
            <text:p>148.5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4.3" table:style-name="ce2">
            <text:p>354.3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3.80000000000001" table:style-name="ce2">
            <text:p>153.8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40.4" table:style-name="ce2">
            <text:p>340.4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12.1" table:style-name="ce2">
            <text:p>1412.1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45.5" table:style-name="ce2">
            <text:p>445.5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9.19999999999999" table:style-name="ce2">
            <text:p>159.2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8.08" table:style-name="ce2">
            <text:p>228.08</text:p>
          </table:table-cell>
          <table:table-cell office:value-type="string" table:style-name="ce2">
            <text:p>POLICE RESOURCES INTERNATIONAL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POLICE RESOURCES INTERNATIONAL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.5" table:style-name="ce2">
            <text:p>16.5</text:p>
          </table:table-cell>
          <table:table-cell office:value-type="string" table:style-name="ce2">
            <text:p>BARRINGTON INTERNATION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.5" table:style-name="ce2">
            <text:p>15.5</text:p>
          </table:table-cell>
          <table:table-cell office:value-type="string" table:style-name="ce2">
            <text:p>BARRINGTON INTERNATION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string" table:style-name="ce2">
            <text:p>BARRINGTON INTERNATION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1.6" table:style-name="ce2">
            <text:p>91.6</text:p>
          </table:table-cell>
          <table:table-cell office:value-type="string" table:style-name="ce2">
            <text:p>PRICE WESTERN LEATHER CO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3.2" table:style-name="ce2">
            <text:p>183.2</text:p>
          </table:table-cell>
          <table:table-cell office:value-type="string" table:style-name="ce2">
            <text:p>PRICE WESTERN LEATHER CO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11" table:style-name="ce2">
            <text:p>1011</text:p>
          </table:table-cell>
          <table:table-cell office:value-type="string" table:style-name="ce2">
            <text:p>PRICE WESTERN LEATHER CO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3.2" table:style-name="ce2">
            <text:p>183.2</text:p>
          </table:table-cell>
          <table:table-cell office:value-type="string" table:style-name="ce2">
            <text:p>PRICE WESTERN LEATHER CO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string" table:style-name="ce2">
            <text:p>PRICE WESTERN LEATHER CO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1.6" table:style-name="ce2">
            <text:p>91.6</text:p>
          </table:table-cell>
          <table:table-cell office:value-type="string" table:style-name="ce2">
            <text:p>PRICE WESTERN LEATHER CO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58" table:style-name="ce2">
            <text:p>4.58</text:p>
          </table:table-cell>
          <table:table-cell office:value-type="string" table:style-name="ce2">
            <text:p>PRICE WESTERN LEATHER CO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1.6" table:style-name="ce2">
            <text:p>91.6</text:p>
          </table:table-cell>
          <table:table-cell office:value-type="string" table:style-name="ce2">
            <text:p>PRICE WESTERN LEATHER CO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97.04" table:style-name="ce2">
            <text:p>2097.04</text:p>
          </table:table-cell>
          <table:table-cell office:value-type="string" table:style-name="ce2">
            <text:p>DERBY UNITEX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21.3000000000002" table:style-name="ce2">
            <text:p>2621.3</text:p>
          </table:table-cell>
          <table:table-cell office:value-type="string" table:style-name="ce2">
            <text:p>DERBY UNITEX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242.6000000000004" table:style-name="ce2">
            <text:p>5242.6</text:p>
          </table:table-cell>
          <table:table-cell office:value-type="string" table:style-name="ce2">
            <text:p>DERBY UNITEX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931.95" table:style-name="ce2">
            <text:p>3931.95</text:p>
          </table:table-cell>
          <table:table-cell office:value-type="string" table:style-name="ce2">
            <text:p>DERBY UNITEX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.8" table:style-name="ce2">
            <text:p>45.8</text:p>
          </table:table-cell>
          <table:table-cell office:value-type="string" table:style-name="ce2">
            <text:p>PRICE WESTERN LEATHER CO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1.6" table:style-name="ce2">
            <text:p>91.6</text:p>
          </table:table-cell>
          <table:table-cell office:value-type="string" table:style-name="ce2">
            <text:p>PRICE WESTERN LEATHER CO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2.91" table:style-name="ce2">
            <text:p>232.91</text:p>
          </table:table-cell>
          <table:table-cell office:value-type="string" table:style-name="ce2">
            <text:p>LEVEL PEAKS ASSOCIAT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91.24" table:style-name="ce2">
            <text:p>391.24</text:p>
          </table:table-cell>
          <table:table-cell office:value-type="string" table:style-name="ce2">
            <text:p>LEVEL PEAKS ASSOCIAT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7.08" table:style-name="ce2">
            <text:p>187.08</text:p>
          </table:table-cell>
          <table:table-cell office:value-type="string" table:style-name="ce2">
            <text:p>ALT-BERG BOOT MANUFACTURING COMPAN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29.64" table:style-name="ce2">
            <text:p>329.64</text:p>
          </table:table-cell>
          <table:table-cell office:value-type="string" table:style-name="ce2">
            <text:p>LEDCO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CHILTERN GLOB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.99" table:style-name="ce2">
            <text:p>14.99</text:p>
          </table:table-cell>
          <table:table-cell office:value-type="string" table:style-name="ce2">
            <text:p>CHILTERN GLOB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2">
            <text:p>CHILTERN GLOB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7.5" table:style-name="ce2">
            <text:p>67.5</text:p>
          </table:table-cell>
          <table:table-cell office:value-type="string" table:style-name="ce2">
            <text:p>CHILTERN GLOB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.99" table:style-name="ce2">
            <text:p>14.99</text:p>
          </table:table-cell>
          <table:table-cell office:value-type="string" table:style-name="ce2">
            <text:p>CHILTERN GLOB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2.5" table:style-name="ce2">
            <text:p>202.5</text:p>
          </table:table-cell>
          <table:table-cell office:value-type="string" table:style-name="ce2">
            <text:p>CHILTERN GLOB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4.99" table:style-name="ce2">
            <text:p>274.99</text:p>
          </table:table-cell>
          <table:table-cell office:value-type="string" table:style-name="ce2">
            <text:p>OUTFIT INTERNATIONAL A/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9.99" table:style-name="ce2">
            <text:p>199.99</text:p>
          </table:table-cell>
          <table:table-cell office:value-type="string" table:style-name="ce2">
            <text:p>OUTFIT INTERNATIONAL A/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4.99" table:style-name="ce2">
            <text:p>44.99</text:p>
          </table:table-cell>
          <table:table-cell office:value-type="string" table:style-name="ce2">
            <text:p>OUTFIT INTERNATIONAL A/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.99" table:style-name="ce2">
            <text:p>29.99</text:p>
          </table:table-cell>
          <table:table-cell office:value-type="string" table:style-name="ce2">
            <text:p>OUTFIT INTERNATIONAL A/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2">
            <text:p>CHILTERN GLOB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7.5" table:style-name="ce2">
            <text:p>67.5</text:p>
          </table:table-cell>
          <table:table-cell office:value-type="string" table:style-name="ce2">
            <text:p>CHILTERN GLOB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.5" table:style-name="ce2">
            <text:p>43.5</text:p>
          </table:table-cell>
          <table:table-cell office:value-type="string" table:style-name="ce2">
            <text:p>CHILTERN GLOB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2.5" table:style-name="ce2">
            <text:p>202.5</text:p>
          </table:table-cell>
          <table:table-cell office:value-type="string" table:style-name="ce2">
            <text:p>CHILTERN GLOB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.99" table:style-name="ce2">
            <text:p>14.99</text:p>
          </table:table-cell>
          <table:table-cell office:value-type="string" table:style-name="ce2">
            <text:p>CHILTERN GLOB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72" table:style-name="ce2">
            <text:p>772</text:p>
          </table:table-cell>
          <table:table-cell office:value-type="string" table:style-name="ce2">
            <text:p>VESTGUARD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4.99" table:style-name="ce2">
            <text:p>114.99</text:p>
          </table:table-cell>
          <table:table-cell office:value-type="string" table:style-name="ce2">
            <text:p>OUTFIT INTERNATIONAL A/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9.99" table:style-name="ce2">
            <text:p>199.99</text:p>
          </table:table-cell>
          <table:table-cell office:value-type="string" table:style-name="ce2">
            <text:p>OUTFIT INTERNATIONAL A/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9.99" table:style-name="ce2">
            <text:p>299.99</text:p>
          </table:table-cell>
          <table:table-cell office:value-type="string" table:style-name="ce2">
            <text:p>OUTFIT INTERNATIONAL A/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.489999999999998" table:style-name="ce2">
            <text:p>17.49</text:p>
          </table:table-cell>
          <table:table-cell office:value-type="string" table:style-name="ce2">
            <text:p>OUTFIT INTERNATIONAL A/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.49" table:style-name="ce2">
            <text:p>22.49</text:p>
          </table:table-cell>
          <table:table-cell office:value-type="string" table:style-name="ce2">
            <text:p>OUTFIT INTERNATIONAL A/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9.99" table:style-name="ce2">
            <text:p>59.99</text:p>
          </table:table-cell>
          <table:table-cell office:value-type="string" table:style-name="ce2">
            <text:p>OUTFIT INTERNATIONAL A/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58" table:style-name="ce2">
            <text:p>1158</text:p>
          </table:table-cell>
          <table:table-cell office:value-type="string" table:style-name="ce2">
            <text:p>VESTGUARD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.5" table:style-name="ce2">
            <text:p>27.5</text:p>
          </table:table-cell>
          <table:table-cell office:value-type="string" table:style-name="ce2">
            <text:p>VESTGUARD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16" table:style-name="ce2">
            <text:p>2316</text:p>
          </table:table-cell>
          <table:table-cell office:value-type="string" table:style-name="ce2">
            <text:p>VESTGUARD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.4" table:style-name="ce2">
            <text:p>28.4</text:p>
          </table:table-cell>
          <table:table-cell office:value-type="string" table:style-name="ce2">
            <text:p>AERO HEALTHCAR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58.5" table:style-name="ce2">
            <text:p>1458.5</text:p>
          </table:table-cell>
          <table:table-cell office:value-type="string" table:style-name="ce2">
            <text:p>BUSINESS IMAG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string" table:style-name="ce2">
            <text:p>H FINE &amp; SON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50" table:style-name="ce2">
            <text:p>1350</text:p>
          </table:table-cell>
          <table:table-cell office:value-type="string" table:style-name="ce2">
            <text:p>H FINE &amp; SON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string" table:style-name="ce2">
            <text:p>H FINE &amp; SON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2.75" table:style-name="ce2">
            <text:p>162.75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1.459999999999994" table:style-name="ce2">
            <text:p>81.46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9.17" table:style-name="ce2">
            <text:p>99.17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5.83000000000001" table:style-name="ce2">
            <text:p>155.83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9.58" table:style-name="ce2">
            <text:p>49.58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3.75" table:style-name="ce2">
            <text:p>63.75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3.33" table:style-name="ce2">
            <text:p>113.33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0.8" table:style-name="ce2">
            <text:p>70.8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1.66999999999999" table:style-name="ce2">
            <text:p>141.67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7.5" table:style-name="ce2">
            <text:p>127.5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.79" table:style-name="ce2">
            <text:p>24.79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.260000000000002" table:style-name="ce2">
            <text:p>16.26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9.58" table:style-name="ce2">
            <text:p>49.58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8.75" table:style-name="ce2">
            <text:p>148.75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.37" table:style-name="ce2">
            <text:p>23.37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.79" table:style-name="ce2">
            <text:p>24.79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7.5" table:style-name="ce2">
            <text:p>127.5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3.33" table:style-name="ce2">
            <text:p>43.33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6.67" table:style-name="ce2">
            <text:p>46.67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3.30000000000001" table:style-name="ce2">
            <text:p>163.3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.33" table:style-name="ce2">
            <text:p>28.33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1.459999999999994" table:style-name="ce2">
            <text:p>81.46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5.25" table:style-name="ce2">
            <text:p>145.25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2.5" table:style-name="ce2">
            <text:p>212.5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17" table:style-name="ce2">
            <text:p>14.17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.71" table:style-name="ce2">
            <text:p>17.71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2.5" table:style-name="ce2">
            <text:p>42.5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3.33" table:style-name="ce2">
            <text:p>113.33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6.05" table:style-name="ce2">
            <text:p>46.05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1.040000000000006" table:style-name="ce2">
            <text:p>81.04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8.13" table:style-name="ce2">
            <text:p>138.13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2.5" table:style-name="ce2">
            <text:p>82.5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8.96" table:style-name="ce2">
            <text:p>208.96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9.58" table:style-name="ce2">
            <text:p>49.58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9.16" table:style-name="ce2">
            <text:p>99.16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2.5" table:style-name="ce2">
            <text:p>212.5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.79" table:style-name="ce2">
            <text:p>24.79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2.58" table:style-name="ce2">
            <text:p>32.58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7.92" table:style-name="ce2">
            <text:p>77.92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1.25" table:style-name="ce2">
            <text:p>191.25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5.2" table:style-name="ce2">
            <text:p>65.2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4.17" table:style-name="ce2">
            <text:p>64.17</text:p>
          </table:table-cell>
          <table:table-cell office:value-type="string" table:style-name="ce2">
            <text:p>COTSWOLD OUTDOO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7.5" table:style-name="ce2">
            <text:p>307.5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6.75" table:style-name="ce2">
            <text:p>66.75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3.340000000000003" table:style-name="ce2">
            <text:p>33.34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1.32" table:style-name="ce2">
            <text:p>181.32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3.6" table:style-name="ce2">
            <text:p>133.6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20" table:style-name="ce2">
            <text:p>520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71" table:style-name="ce2">
            <text:p>771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7.5" table:style-name="ce2">
            <text:p>307.5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4.17" table:style-name="ce2">
            <text:p>104.17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7.98" table:style-name="ce2">
            <text:p>77.98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00" table:style-name="ce2">
            <text:p>800</text:p>
          </table:table-cell>
          <table:table-cell office:value-type="string" table:style-name="ce2">
            <text:p>B A TEXTIL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B A TEXTIL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00" table:style-name="ce2">
            <text:p>1300</text:p>
          </table:table-cell>
          <table:table-cell office:value-type="string" table:style-name="ce2">
            <text:p>B A TEXTIL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B A TEXTIL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21" table:style-name="ce2">
            <text:p>521</text:p>
          </table:table-cell>
          <table:table-cell office:value-type="string" table:style-name="ce2">
            <text:p>TAILORED IMAG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2.1" table:style-name="ce2">
            <text:p>52.1</text:p>
          </table:table-cell>
          <table:table-cell office:value-type="string" table:style-name="ce2">
            <text:p>TAILORED IMAG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6.4" table:style-name="ce2">
            <text:p>126.4</text:p>
          </table:table-cell>
          <table:table-cell office:value-type="string" table:style-name="ce2">
            <text:p>TAILORED IMAG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0.5" table:style-name="ce2">
            <text:p>260.5</text:p>
          </table:table-cell>
          <table:table-cell office:value-type="string" table:style-name="ce2">
            <text:p>TAILORED IMAG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21" table:style-name="ce2">
            <text:p>521</text:p>
          </table:table-cell>
          <table:table-cell office:value-type="string" table:style-name="ce2">
            <text:p>TAILORED IMAG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81.5" table:style-name="ce2">
            <text:p>781.5</text:p>
          </table:table-cell>
          <table:table-cell office:value-type="string" table:style-name="ce2">
            <text:p>TAILORED IMAG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ASPEN INTERNATIONAL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91.5" table:style-name="ce2">
            <text:p>1291.5</text:p>
          </table:table-cell>
          <table:table-cell office:value-type="string" table:style-name="ce2">
            <text:p>ASPEN INTERNATIONAL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3.6" table:style-name="ce2">
            <text:p>133.6</text:p>
          </table:table-cell>
          <table:table-cell office:value-type="string" table:style-name="ce2">
            <text:p>KEELA INTERNATION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ARIAT EUROP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12.5" table:style-name="ce2">
            <text:p>412.5</text:p>
          </table:table-cell>
          <table:table-cell office:value-type="string" table:style-name="ce2">
            <text:p>ARIAT EUROP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1.37" table:style-name="ce2">
            <text:p>171.37</text:p>
          </table:table-cell>
          <table:table-cell office:value-type="string" table:style-name="ce2">
            <text:p>EDGAR BROTHER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7.89" table:style-name="ce2">
            <text:p>117.89</text:p>
          </table:table-cell>
          <table:table-cell office:value-type="string" table:style-name="ce2">
            <text:p>EDGAR BROTHER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0.26" table:style-name="ce2">
            <text:p>120.26</text:p>
          </table:table-cell>
          <table:table-cell office:value-type="string" table:style-name="ce2">
            <text:p>EDGAR BROTHER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EDGAR BROTHER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1.5" table:style-name="ce2">
            <text:p>31.5</text:p>
          </table:table-cell>
          <table:table-cell office:value-type="string" table:style-name="ce2">
            <text:p>HI-TECH EUROP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2">
            <text:p>HI-TECH EUROP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98" table:style-name="ce2">
            <text:p>198</text:p>
          </table:table-cell>
          <table:table-cell office:value-type="string" table:style-name="ce2">
            <text:p>HI-TECH EUROP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94" table:style-name="ce2">
            <text:p>594</text:p>
          </table:table-cell>
          <table:table-cell office:value-type="string" table:style-name="ce2">
            <text:p>HI-TECH EUROP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9.5" table:style-name="ce2">
            <text:p>49.5</text:p>
          </table:table-cell>
          <table:table-cell office:value-type="string" table:style-name="ce2">
            <text:p>HI-TECH EUROP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46.5" table:style-name="ce2">
            <text:p>346.5</text:p>
          </table:table-cell>
          <table:table-cell office:value-type="string" table:style-name="ce2">
            <text:p>HI-TECH EUROP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2">
            <text:p>HI-TECH EUROP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2">
            <text:p>HI-TECH EUROP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8.5" table:style-name="ce2">
            <text:p>148.5</text:p>
          </table:table-cell>
          <table:table-cell office:value-type="string" table:style-name="ce2">
            <text:p>HI-TECH EUROP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string" table:style-name="ce2">
            <text:p>HI-TECH EUROP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string" table:style-name="ce2">
            <text:p>HI-TECH EUROP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string" table:style-name="ce2">
            <text:p>HI-TECH EUROP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50" table:style-name="ce2">
            <text:p>750</text:p>
          </table:table-cell>
          <table:table-cell office:value-type="string" table:style-name="ce2">
            <text:p>HI-TECH EUROP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5" table:style-name="ce2">
            <text:p>14.5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2.25" table:style-name="ce2">
            <text:p>32.25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98" table:style-name="ce2">
            <text:p>398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5" table:style-name="ce2">
            <text:p>14.5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6.75" table:style-name="ce2">
            <text:p>96.75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4.5" table:style-name="ce2">
            <text:p>64.5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9.19999999999999" table:style-name="ce2">
            <text:p>159.2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.5" table:style-name="ce2">
            <text:p>28.5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.9" table:style-name="ce2">
            <text:p>11.9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02" table:style-name="ce2">
            <text:p>402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34.59" table:style-name="ce2">
            <text:p>1634.5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8.60000000000002" table:style-name="ce2">
            <text:p>318.6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7.58" table:style-name="ce2">
            <text:p>657.5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8.41" table:style-name="ce2">
            <text:p>518.41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.44" table:style-name="ce2">
            <text:p>39.4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98.21" table:style-name="ce2">
            <text:p>898.21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.11" table:style-name="ce2">
            <text:p>66.11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9.14" table:style-name="ce2">
            <text:p>259.1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77.42999999999995" table:style-name="ce2">
            <text:p>577.4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13.23" table:style-name="ce2">
            <text:p>1013.2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60.25" table:style-name="ce2">
            <text:p>3960.25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30.20000000000005" table:style-name="ce2">
            <text:p>530.2</text:p>
          </table:table-cell>
          <table:table-cell office:value-type="string" table:style-name="ce2">
            <text:p>CORPORATE DOCUMENT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5.47" table:style-name="ce2">
            <text:p>225.47</text:p>
          </table:table-cell>
          <table:table-cell office:value-type="string" table:style-name="ce2">
            <text:p>PROBRAND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PROBRAND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4.95" table:style-name="ce2">
            <text:p>94.9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5.32" table:style-name="ce2">
            <text:p>115.32</text:p>
          </table:table-cell>
          <table:table-cell office:value-type="string" table:style-name="ce2">
            <text:p>NEOPOST LTD T/A QUADIENT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9.52" table:style-name="ce2">
            <text:p>79.52</text:p>
          </table:table-cell>
          <table:table-cell office:value-type="string" table:style-name="ce2">
            <text:p>NEOPOST LTD T/A QUADIENT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4" table:style-name="ce2">
            <text:p>314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4569.77" table:style-name="ce2">
            <text:p>54569.77</text:p>
          </table:table-cell>
          <table:table-cell office:value-type="string" table:style-name="ce2">
            <text:p>KYOCERA DOCUMENT SOLUTIONS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00" table:style-name="ce2">
            <text:p>1300</text:p>
          </table:table-cell>
          <table:table-cell office:value-type="string" table:style-name="ce2">
            <text:p>BWB CONSULT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00" table:style-name="ce2">
            <text:p>1200</text:p>
          </table:table-cell>
          <table:table-cell office:value-type="string" table:style-name="ce2">
            <text:p>BWB CONSULT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27" table:style-name="ce2">
            <text:p>1427</text:p>
          </table:table-cell>
          <table:table-cell office:value-type="string" table:style-name="ce2">
            <text:p>CBG CONSULTA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string" table:style-name="ce2">
            <text:p>CBG CONSULTA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9440" table:style-name="ce2">
            <text:p>9440</text:p>
          </table:table-cell>
          <table:table-cell office:value-type="string" table:style-name="ce2">
            <text:p>HEATON DESIGN AND ENGINEER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20" table:style-name="ce2">
            <text:p>2220</text:p>
          </table:table-cell>
          <table:table-cell office:value-type="string" table:style-name="ce2">
            <text:p>CBG CONSULTA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01" table:style-name="ce2">
            <text:p>1101</text:p>
          </table:table-cell>
          <table:table-cell office:value-type="string" table:style-name="ce2">
            <text:p>CBG CONSULTA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0" table:style-name="ce2">
            <text:p>800</text:p>
          </table:table-cell>
          <table:table-cell office:value-type="string" table:style-name="ce2">
            <text:p>BWB CONSULT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00" table:style-name="ce2">
            <text:p>1200</text:p>
          </table:table-cell>
          <table:table-cell office:value-type="string" table:style-name="ce2">
            <text:p>BWB CONSULT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2">
            <text:p>CBG CONSULTA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29" table:style-name="ce2">
            <text:p>2729</text:p>
          </table:table-cell>
          <table:table-cell office:value-type="string" table:style-name="ce2">
            <text:p>CBG CONSULTA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00" table:style-name="ce2">
            <text:p>1500</text:p>
          </table:table-cell>
          <table:table-cell office:value-type="string" table:style-name="ce2">
            <text:p>BWB CONSULT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42" table:style-name="ce2">
            <text:p>842</text:p>
          </table:table-cell>
          <table:table-cell office:value-type="string" table:style-name="ce2">
            <text:p>STRUCTURAL &amp; BUILDING DESIGN CONSULTANT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00" table:style-name="ce2">
            <text:p>2000</text:p>
          </table:table-cell>
          <table:table-cell office:value-type="string" table:style-name="ce2">
            <text:p>LAMBERT SMITH HAMPTO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00" table:style-name="ce2">
            <text:p>3000</text:p>
          </table:table-cell>
          <table:table-cell office:value-type="string" table:style-name="ce2">
            <text:p>LAMBERT SMITH HAMPTO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250" table:style-name="ce2">
            <text:p>6250</text:p>
          </table:table-cell>
          <table:table-cell office:value-type="string" table:style-name="ce2">
            <text:p>GEOTEC SURVEY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250" table:style-name="ce2">
            <text:p>9250</text:p>
          </table:table-cell>
          <table:table-cell office:value-type="string" table:style-name="ce2">
            <text:p>GEOTEC SURVEY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50" table:style-name="ce2">
            <text:p>2250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450" table:style-name="ce2">
            <text:p>11450</text:p>
          </table:table-cell>
          <table:table-cell office:value-type="string" table:style-name="ce2">
            <text:p>ATKIN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75" table:style-name="ce2">
            <text:p>2375</text:p>
          </table:table-cell>
          <table:table-cell office:value-type="string" table:style-name="ce2">
            <text:p>RIDGE &amp; PARTNER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00" table:style-name="ce2">
            <text:p>1500</text:p>
          </table:table-cell>
          <table:table-cell office:value-type="string" table:style-name="ce2">
            <text:p>HARPER SHAW INVESTIGATION CONSULTANT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12" table:style-name="ce2">
            <text:p>1012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00" table:style-name="ce2">
            <text:p>2000</text:p>
          </table:table-cell>
          <table:table-cell office:value-type="string" table:style-name="ce2">
            <text:p>SUE WOOK - BUCKS COUNSELL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SAM MANLEY THERAP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string" table:style-name="ce2">
            <text:p>COUNSELLING POD IN BERKSHIR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60" table:style-name="ce2">
            <text:p>560</text:p>
          </table:table-cell>
          <table:table-cell office:value-type="string" table:style-name="ce2">
            <text:p>COUNSELLING POD IN BERKSHIR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20" table:style-name="ce2">
            <text:p>420</text:p>
          </table:table-cell>
          <table:table-cell office:value-type="string" table:style-name="ce2">
            <text:p>COUNSELLING POD IN BERKSHIR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0" table:style-name="ce2">
            <text:p>560</text:p>
          </table:table-cell>
          <table:table-cell office:value-type="string" table:style-name="ce2">
            <text:p>COUNSELLING POD IN BERKSHIR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COUNSELLING POD IN BERKSHIR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0" table:style-name="ce2">
            <text:p>560</text:p>
          </table:table-cell>
          <table:table-cell office:value-type="string" table:style-name="ce2">
            <text:p>ACCESS COUNSELLING OXFOR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35" table:style-name="ce2">
            <text:p>1035</text:p>
          </table:table-cell>
          <table:table-cell office:value-type="string" table:style-name="ce2">
            <text:p>THERAPY PRACTIC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4.94" table:style-name="ce2">
            <text:p>254.94</text:p>
          </table:table-cell>
          <table:table-cell office:value-type="string" table:style-name="ce2">
            <text:p>RUTH WHIT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337.5" table:style-name="ce2">
            <text:p>1337.5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51.45" table:style-name="ce2">
            <text:p>1251.45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07" table:style-name="ce2">
            <text:p>1607</text:p>
          </table:table-cell>
          <table:table-cell office:value-type="string" table:style-name="ce2">
            <text:p>WAREHOUSE EXPRES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0.26" table:style-name="ce2">
            <text:p>370.26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932.87" table:style-name="ce2">
            <text:p>5932.87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4.75" table:style-name="ce2">
            <text:p>184.75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1.91" table:style-name="ce2">
            <text:p>201.91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2">
            <text:p>J N E SECURIT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4.75" table:style-name="ce2">
            <text:p>184.75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1.91" table:style-name="ce2">
            <text:p>201.91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28.73" table:style-name="ce2">
            <text:p>2228.73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2.38" table:style-name="ce2">
            <text:p>92.38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0.95" table:style-name="ce2">
            <text:p>100.95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48.75" table:style-name="ce2">
            <text:p>3048.75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00.26" table:style-name="ce2">
            <text:p>2700.26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46.3" table:style-name="ce2">
            <text:p>1846.3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46.88" table:style-name="ce2">
            <text:p>946.88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78.02" table:style-name="ce2">
            <text:p>1478.02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615.25" table:style-name="ce2">
            <text:p>1615.25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84.75" table:style-name="ce2">
            <text:p>184.75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1.91" table:style-name="ce2">
            <text:p>201.91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75.0500000000002" table:style-name="ce2">
            <text:p>2575.05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0.95" table:style-name="ce2">
            <text:p>100.95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2.38" table:style-name="ce2">
            <text:p>92.38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84.75" table:style-name="ce2">
            <text:p>184.75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1.91" table:style-name="ce2">
            <text:p>201.91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9.96" table:style-name="ce2">
            <text:p>49.96</text:p>
          </table:table-cell>
          <table:table-cell office:value-type="string" table:style-name="ce2">
            <text:p>PITBITZ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.5" table:style-name="ce2">
            <text:p>12.5</text:p>
          </table:table-cell>
          <table:table-cell office:value-type="string" table:style-name="ce2">
            <text:p>PITBITZ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8.54" table:style-name="ce2">
            <text:p>108.54</text:p>
          </table:table-cell>
          <table:table-cell office:value-type="string" table:style-name="ce2">
            <text:p>PITBITZ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385.64" table:style-name="ce2">
            <text:p>1385.64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14.3" table:style-name="ce2">
            <text:p>1514.3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2.38" table:style-name="ce2">
            <text:p>92.38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0.95" table:style-name="ce2">
            <text:p>100.95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027.05" table:style-name="ce2">
            <text:p>5027.05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89.23" table:style-name="ce2">
            <text:p>3789.23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52.2800000000002" table:style-name="ce2">
            <text:p>2552.28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1.91" table:style-name="ce2">
            <text:p>201.91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84.75" table:style-name="ce2">
            <text:p>184.75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31.38" table:style-name="ce2">
            <text:p>831.38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08.58" table:style-name="ce2">
            <text:p>908.58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07.63" table:style-name="ce2">
            <text:p>807.63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39.01" table:style-name="ce2">
            <text:p>739.01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62.5" table:style-name="ce2">
            <text:p>762.5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5.5" table:style-name="ce2">
            <text:p>565.5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96.5" table:style-name="ce2">
            <text:p>1296.5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84.75" table:style-name="ce2">
            <text:p>184.75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1.91" table:style-name="ce2">
            <text:p>201.91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0.95" table:style-name="ce2">
            <text:p>100.95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2.38" table:style-name="ce2">
            <text:p>92.38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139.09" table:style-name="ce2">
            <text:p>4139.09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787.42" table:style-name="ce2">
            <text:p>3787.42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85" table:style-name="ce2">
            <text:p>385</text:p>
          </table:table-cell>
          <table:table-cell office:value-type="string" table:style-name="ce2">
            <text:p>TOPSPORT (SPORTSGOODS)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91.06" table:style-name="ce2">
            <text:p>291.06</text:p>
          </table:table-cell>
          <table:table-cell office:value-type="string" table:style-name="ce2">
            <text:p>WYCOMBE RECYCL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83.75" table:style-name="ce2">
            <text:p>2983.75</text:p>
          </table:table-cell>
          <table:table-cell office:value-type="string" table:style-name="ce2">
            <text:p>DONBRACK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20.9699999999998" table:style-name="ce2">
            <text:p>2220.97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32.27" table:style-name="ce2">
            <text:p>2032.27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2.86" table:style-name="ce2">
            <text:p>302.86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77.13" table:style-name="ce2">
            <text:p>277.13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330" table:style-name="ce2">
            <text:p>1330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55" table:style-name="ce2">
            <text:p>855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50" table:style-name="ce2">
            <text:p>950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00" table:style-name="ce2">
            <text:p>3800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1.91" table:style-name="ce2">
            <text:p>201.91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84.75" table:style-name="ce2">
            <text:p>184.75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80" table:style-name="ce2">
            <text:p>880</text:p>
          </table:table-cell>
          <table:table-cell office:value-type="string" table:style-name="ce2">
            <text:p>MD5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69.5" table:style-name="ce2">
            <text:p>369.5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03.81" table:style-name="ce2">
            <text:p>403.81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2.38" table:style-name="ce2">
            <text:p>92.38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0.95" table:style-name="ce2">
            <text:p>100.95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61.88" table:style-name="ce2">
            <text:p>461.88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04.77" table:style-name="ce2">
            <text:p>504.77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10.49" table:style-name="ce2">
            <text:p>1110.49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16.14" table:style-name="ce2">
            <text:p>1016.14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06.67" table:style-name="ce2">
            <text:p>706.67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46.63" table:style-name="ce2">
            <text:p>646.63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2.38" table:style-name="ce2">
            <text:p>92.38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0.95" table:style-name="ce2">
            <text:p>100.95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2.86" table:style-name="ce2">
            <text:p>302.86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77.13" table:style-name="ce2">
            <text:p>277.13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695.04" table:style-name="ce2">
            <text:p>3695.04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038.13" table:style-name="ce2">
            <text:p>4038.13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34.15" table:style-name="ce2">
            <text:p>734.15</text:p>
          </table:table-cell>
          <table:table-cell office:value-type="string" table:style-name="ce2">
            <text:p>RED LION CHAMBER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03.81" table:style-name="ce2">
            <text:p>403.81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69.5" table:style-name="ce2">
            <text:p>369.5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618.79" table:style-name="ce2">
            <text:p>4618.79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047.67" table:style-name="ce2">
            <text:p>5047.67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800" table:style-name="ce2">
            <text:p>3800</text:p>
          </table:table-cell>
          <table:table-cell office:value-type="string" table:style-name="ce2">
            <text:p>FOOTPRINT INVESTIGATIO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50" table:style-name="ce2">
            <text:p>1050</text:p>
          </table:table-cell>
          <table:table-cell office:value-type="string" table:style-name="ce2">
            <text:p>PAYPOINT NETWORK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03.43" table:style-name="ce2">
            <text:p>1503.43</text:p>
          </table:table-cell>
          <table:table-cell office:value-type="string" table:style-name="ce2">
            <text:p>SMARTDESK SYSTEM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253.73" table:style-name="ce2">
            <text:p>10253.73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205.82" table:style-name="ce2">
            <text:p>11205.82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86.67" table:style-name="ce2">
            <text:p>486.67</text:p>
          </table:table-cell>
          <table:table-cell office:value-type="string" table:style-name="ce2">
            <text:p>HOLIDAY INN COVENTR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70.8" table:style-name="ce2">
            <text:p>7070.8</text:p>
          </table:table-cell>
          <table:table-cell office:value-type="string" table:style-name="ce2">
            <text:p>MD5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05.72" table:style-name="ce2">
            <text:p>605.72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5.17" table:style-name="ce2">
            <text:p>105.17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4.12" table:style-name="ce2">
            <text:p>54.12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.07" table:style-name="ce2">
            <text:p>3.07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54.26" table:style-name="ce2">
            <text:p>554.26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4.12" table:style-name="ce2">
            <text:p>54.12</text:p>
          </table:table-cell>
          <table:table-cell office:value-type="string" table:style-name="ce2">
            <text:p>EXPERIA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18.75" table:style-name="ce2">
            <text:p>318.75</text:p>
          </table:table-cell>
          <table:table-cell office:value-type="string" table:style-name="ce2">
            <text:p>TETUM SOLUTIO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3.95" table:style-name="ce2">
            <text:p>343.95</text:p>
          </table:table-cell>
          <table:table-cell office:value-type="string" table:style-name="ce2">
            <text:p>TETUM SOLUTIO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38.5" table:style-name="ce2">
            <text:p>238.5</text:p>
          </table:table-cell>
          <table:table-cell office:value-type="string" table:style-name="ce2">
            <text:p>TETUM SOLUTIO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56" table:style-name="ce2">
            <text:p>456</text:p>
          </table:table-cell>
          <table:table-cell office:value-type="string" table:style-name="ce2">
            <text:p>LIPSPEAKER UK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62.8" table:style-name="ce2">
            <text:p>962.8</text:p>
          </table:table-cell>
          <table:table-cell office:value-type="string" table:style-name="ce2">
            <text:p>LINGUASSIST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5037.47" table:style-name="ce2">
            <text:p>65037.47</text:p>
          </table:table-cell>
          <table:table-cell office:value-type="string" table:style-name="ce2">
            <text:p>D A LANGUAGE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STOW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STOW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5" table:style-name="ce2">
            <text:p>585</text:p>
          </table:table-cell>
          <table:table-cell office:value-type="string" table:style-name="ce2">
            <text:p>STOW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49" table:style-name="ce2">
            <text:p>12.49</text:p>
          </table:table-cell>
          <table:table-cell office:value-type="string" table:style-name="ce2">
            <text:p>STOW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STOW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STOW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STOW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16" table:style-name="ce2">
            <text:p>9.16</text:p>
          </table:table-cell>
          <table:table-cell office:value-type="string" table:style-name="ce2">
            <text:p>STOW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STOW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.99" table:style-name="ce2">
            <text:p>24.99</text:p>
          </table:table-cell>
          <table:table-cell office:value-type="string" table:style-name="ce2">
            <text:p>STOW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STOW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3.7" table:style-name="ce2">
            <text:p>683.7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000" table:style-name="ce2">
            <text:p>25000</text:p>
          </table:table-cell>
          <table:table-cell office:value-type="string" table:style-name="ce2">
            <text:p>DONBRACK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2">
            <text:p>DONBRACK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000" table:style-name="ce2">
            <text:p>25000</text:p>
          </table:table-cell>
          <table:table-cell office:value-type="string" table:style-name="ce2">
            <text:p>DONBRACK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00" table:style-name="ce2">
            <text:p>3000</text:p>
          </table:table-cell>
          <table:table-cell office:value-type="string" table:style-name="ce2">
            <text:p>DONBRACK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606.55" table:style-name="ce2">
            <text:p>10606.55</text:p>
          </table:table-cell>
          <table:table-cell office:value-type="string" table:style-name="ce2">
            <text:p>THE AUTOMOBILE ASSOCIATIO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006.25" table:style-name="ce2">
            <text:p>19006.25</text:p>
          </table:table-cell>
          <table:table-cell office:value-type="string" table:style-name="ce2">
            <text:p>COTSWOLD VEHICLE RECOVER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070.94" table:style-name="ce2">
            <text:p>36070.94</text:p>
          </table:table-cell>
          <table:table-cell office:value-type="string" table:style-name="ce2">
            <text:p>SYSTEMS TECHNOLOGY CONSULTA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010" table:style-name="ce2">
            <text:p>13010</text:p>
          </table:table-cell>
          <table:table-cell office:value-type="string" table:style-name="ce2">
            <text:p>SYSTEMS TECHNOLOGY CONSULTA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458.5" table:style-name="ce2">
            <text:p>2458.5</text:p>
          </table:table-cell>
          <table:table-cell office:value-type="string" table:style-name="ce2">
            <text:p>SYSTEMS TECHNOLOGY CONSULTA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69" table:style-name="ce2">
            <text:p>469</text:p>
          </table:table-cell>
          <table:table-cell office:value-type="string" table:style-name="ce2">
            <text:p>COMMISSUM ASSOCIATE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120" table:style-name="ce2">
            <text:p>3120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75" table:style-name="ce2">
            <text:p>975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97.32" table:style-name="ce2">
            <text:p>997.32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11.44" table:style-name="ce2">
            <text:p>2611.44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40" table:style-name="ce2">
            <text:p>2340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15" table:style-name="ce2">
            <text:p>715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57.32" table:style-name="ce2">
            <text:p>1257.32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52.32" table:style-name="ce2">
            <text:p>1452.32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744.18" table:style-name="ce2">
            <text:p>3744.18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02.32" table:style-name="ce2">
            <text:p>802.32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49.23" table:style-name="ce2">
            <text:p>1249.23</text:p>
          </table:table-cell>
          <table:table-cell office:value-type="string" table:style-name="ce2">
            <text:p>KEY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882.93" table:style-name="ce2">
            <text:p>13882.93</text:p>
          </table:table-cell>
          <table:table-cell office:value-type="string" table:style-name="ce2">
            <text:p>KEY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26.5" table:style-name="ce2">
            <text:p>1926.5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676.099999999999" table:style-name="ce2">
            <text:p>20676.1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945.9" table:style-name="ce2">
            <text:p>7945.9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613.28" table:style-name="ce2">
            <text:p>15613.28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455.8" table:style-name="ce2">
            <text:p>20455.8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558.4" table:style-name="ce2">
            <text:p>14558.4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22.26" table:style-name="ce2">
            <text:p>922.26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.38" table:style-name="ce2">
            <text:p>18.38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06" table:style-name="ce2">
            <text:p>406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085.5" table:style-name="ce2">
            <text:p>10085.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295.76" table:style-name="ce2">
            <text:p>8295.76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398.3500000000004" table:style-name="ce2">
            <text:p>4398.3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675.41" table:style-name="ce2">
            <text:p>12675.41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31.5" table:style-name="ce2">
            <text:p>731.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43.5" table:style-name="ce2">
            <text:p>2843.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240.5" table:style-name="ce2">
            <text:p>4240.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69.2" table:style-name="ce2">
            <text:p>2669.2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772.7" table:style-name="ce2">
            <text:p>6772.7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25" table:style-name="ce2">
            <text:p>192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545.5" table:style-name="ce2">
            <text:p>8545.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979.25" table:style-name="ce2">
            <text:p>14979.2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129.9" table:style-name="ce2">
            <text:p>10129.9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037.78" table:style-name="ce2">
            <text:p>6037.78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92" table:style-name="ce2">
            <text:p>792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04.5" table:style-name="ce2">
            <text:p>1204.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200.61" table:style-name="ce2">
            <text:p>8200.61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18.20000000000005" table:style-name="ce2">
            <text:p>618.2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98.2" table:style-name="ce2">
            <text:p>2698.2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303.71" table:style-name="ce2">
            <text:p>11303.71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10.7" table:style-name="ce2">
            <text:p>3010.7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973" table:style-name="ce2">
            <text:p>6973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19.75" table:style-name="ce2">
            <text:p>1619.7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463.81" table:style-name="ce2">
            <text:p>5463.81</text:p>
          </table:table-cell>
          <table:table-cell office:value-type="string" table:style-name="ce2">
            <text:p>KEY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002.21" table:style-name="ce2">
            <text:p>8002.21</text:p>
          </table:table-cell>
          <table:table-cell office:value-type="string" table:style-name="ce2">
            <text:p>KEY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19.1" table:style-name="ce2">
            <text:p>2619.1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35" table:style-name="ce2">
            <text:p>193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365" table:style-name="ce2">
            <text:p>436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040.21" table:style-name="ce2">
            <text:p>6040.21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75" table:style-name="ce2">
            <text:p>675</text:p>
          </table:table-cell>
          <table:table-cell office:value-type="string" table:style-name="ce2">
            <text:p>FORENSIC PATHOLOGY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9" table:style-name="ro1">
          <table:table-cell office:value-type="float" office:value="2968.7" table:style-name="ce2">
            <text:p>2968.7</text:p>
          </table:table-cell>
          <table:table-cell office:value-type="string" table:style-name="ce2">
            <text:p>FORENSIC PATHOLOGY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2">
            <text:p>FORENSIC ACCES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73" table:style-name="ce2">
            <text:p>273</text:p>
          </table:table-cell>
          <table:table-cell office:value-type="string" table:style-name="ce2">
            <text:p>FORENSIC ACCES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2">
            <text:p>FORENSIC ACCES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string" table:style-name="ce2">
            <text:p>FORENSIC ACCES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2">
            <text:p>FORENSIC ACCES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710" table:style-name="ce2">
            <text:p>710</text:p>
          </table:table-cell>
          <table:table-cell office:value-type="string" table:style-name="ce2">
            <text:p>ORAMIS DIGITAL AUTOPSY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626.81" table:style-name="ce2">
            <text:p>8626.81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81.96" table:style-name="ce2">
            <text:p>1081.96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192.63" table:style-name="ce2">
            <text:p>7192.63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131.5" table:style-name="ce2">
            <text:p>5131.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224" table:style-name="ce2">
            <text:p>4224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.200000000000003" table:style-name="ce2">
            <text:p>35.2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048.4" table:style-name="ce2">
            <text:p>11048.4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00" table:style-name="ce2">
            <text:p>3600</text:p>
          </table:table-cell>
          <table:table-cell office:value-type="string" table:style-name="ce2">
            <text:p>PROCESS EVOLU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06.3" table:style-name="ce2">
            <text:p>706.3</text:p>
          </table:table-cell>
          <table:table-cell office:value-type="string" table:style-name="ce2">
            <text:p>K &amp; K CONSULTANCY AND TRAIN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LEWIS OROURK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LEWIS OROURK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2">
            <text:p>LEWIS OROURK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string" table:style-name="ce2">
            <text:p>LEWIS OROURK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4.35" table:style-name="ce2">
            <text:p>94.35</text:p>
          </table:table-cell>
          <table:table-cell office:value-type="string" table:style-name="ce2">
            <text:p>LEWIS OROURK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71.1" table:style-name="ce2">
            <text:p>571.1</text:p>
          </table:table-cell>
          <table:table-cell office:value-type="string" table:style-name="ce2">
            <text:p>LEWIS OROURK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LEWIS OROURK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71.1" table:style-name="ce2">
            <text:p>571.1</text:p>
          </table:table-cell>
          <table:table-cell office:value-type="string" table:style-name="ce2">
            <text:p>LEWIS OROURK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2">
            <text:p>CALIBRE CABLING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9.6" table:style-name="ce2">
            <text:p>49.6</text:p>
          </table:table-cell>
          <table:table-cell office:value-type="string" table:style-name="ce2">
            <text:p>CALIBRE CABLING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38.54" table:style-name="ce2">
            <text:p>838.54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71.66" table:style-name="ce2">
            <text:p>471.66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6.29" table:style-name="ce2">
            <text:p>96.29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9.71" table:style-name="ce2">
            <text:p>119.71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42.43" table:style-name="ce2">
            <text:p>1042.43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86.34" table:style-name="ce2">
            <text:p>586.34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475" table:style-name="ce2">
            <text:p>13475</text:p>
          </table:table-cell>
          <table:table-cell office:value-type="string" table:style-name="ce2">
            <text:p>ILLUMINET SOLU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5500" table:style-name="ce2">
            <text:p>15500</text:p>
          </table:table-cell>
          <table:table-cell office:value-type="string" table:style-name="ce2">
            <text:p>ILLUMINET SOLU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812.5" table:style-name="ce2">
            <text:p>2812.5</text:p>
          </table:table-cell>
          <table:table-cell office:value-type="string" table:style-name="ce2">
            <text:p>THE MYERS BRIGGS COMPAN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104" table:style-name="ce2">
            <text:p>4104</text:p>
          </table:table-cell>
          <table:table-cell office:value-type="string" table:style-name="ce2">
            <text:p>KORN FERRY (UK)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26" table:style-name="ce2">
            <text:p>1026</text:p>
          </table:table-cell>
          <table:table-cell office:value-type="string" table:style-name="ce2">
            <text:p>KORN FERRY (UK)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string" table:style-name="ce2">
            <text:p>ADIDO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-3000" table:style-name="ce2">
            <text:p>-3000</text:p>
          </table:table-cell>
          <table:table-cell office:value-type="string" table:style-name="ce2">
            <text:p>ATT10TIVE SOCIAL ENTERPRIS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500" table:style-name="ce2">
            <text:p>4500</text:p>
          </table:table-cell>
          <table:table-cell office:value-type="string" table:style-name="ce2">
            <text:p>ATT10TIVE SOCIAL ENTERPRIS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00" table:style-name="ce2">
            <text:p>3000</text:p>
          </table:table-cell>
          <table:table-cell office:value-type="string" table:style-name="ce2">
            <text:p>ATT10TIVE SOCIAL ENTERPRIS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6.52" table:style-name="ce2">
            <text:p>26.52</text:p>
          </table:table-cell>
          <table:table-cell office:value-type="string" table:style-name="ce2">
            <text:p>ZERO ABOVE LIMITED / CAPSULE MARKET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845" table:style-name="ce2">
            <text:p>4845</text:p>
          </table:table-cell>
          <table:table-cell office:value-type="string" table:style-name="ce2">
            <text:p>KORN FERRY (UK)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88.1500000000001" table:style-name="ce2">
            <text:p>1088.15</text:p>
          </table:table-cell>
          <table:table-cell office:value-type="string" table:style-name="ce2">
            <text:p>G4S FINANCE SHARED SERVICE CENTRE (FSSC)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00" table:style-name="ce2">
            <text:p>3600</text:p>
          </table:table-cell>
          <table:table-cell office:value-type="string" table:style-name="ce2">
            <text:p>ARTHUR J GALLAGHER INSURANCE BROKER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073.76" table:style-name="ce2">
            <text:p>4073.76</text:p>
          </table:table-cell>
          <table:table-cell office:value-type="string" table:style-name="ce2">
            <text:p>CGI IT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944.56" table:style-name="ce2">
            <text:p>8944.56</text:p>
          </table:table-cell>
          <table:table-cell office:value-type="string" table:style-name="ce2">
            <text:p>CGI IT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00" table:style-name="ce2">
            <text:p>1500</text:p>
          </table:table-cell>
          <table:table-cell office:value-type="string" table:style-name="ce2">
            <text:p>XPS ADMINISTRATIO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3383.75" table:style-name="ce2">
            <text:p>23383.75</text:p>
          </table:table-cell>
          <table:table-cell office:value-type="string" table:style-name="ce2">
            <text:p>XPS ADMINISTRATIO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323.75" table:style-name="ce2">
            <text:p>2323.75</text:p>
          </table:table-cell>
          <table:table-cell office:value-type="string" table:style-name="ce2">
            <text:p>ARIST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31.74" table:style-name="ce2">
            <text:p>1531.74</text:p>
          </table:table-cell>
          <table:table-cell office:value-type="string" table:style-name="ce2">
            <text:p>BLAKE MORGA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72.5" table:style-name="ce2">
            <text:p>1172.5</text:p>
          </table:table-cell>
          <table:table-cell office:value-type="string" table:style-name="ce2">
            <text:p>BLAKE MORGA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75.5" table:style-name="ce2">
            <text:p>775.5</text:p>
          </table:table-cell>
          <table:table-cell office:value-type="string" table:style-name="ce2">
            <text:p>BLAKE MORGA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19" table:style-name="ce2">
            <text:p>2119</text:p>
          </table:table-cell>
          <table:table-cell office:value-type="string" table:style-name="ce2">
            <text:p>BLAKE MORGA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2.55" table:style-name="ce2">
            <text:p>112.55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5.41" table:style-name="ce2">
            <text:p>95.41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.760000000000005" table:style-name="ce2">
            <text:p>70.76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2.56" table:style-name="ce2">
            <text:p>82.56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51.37" table:style-name="ce2">
            <text:p>2151.37</text:p>
          </table:table-cell>
          <table:table-cell office:value-type="string" table:style-name="ce2">
            <text:p>PSL PRINT MANAGMEN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01.86" table:style-name="ce2">
            <text:p>2201.86</text:p>
          </table:table-cell>
          <table:table-cell office:value-type="string" table:style-name="ce2">
            <text:p>PSL PRINT MANAGMEN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5.85" table:style-name="ce2">
            <text:p>25.85</text:p>
          </table:table-cell>
          <table:table-cell office:value-type="string" table:style-name="ce2">
            <text:p>FEDEX EXPRESS UK TRANSPORTATI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.38" table:style-name="ce2">
            <text:p>48.38</text:p>
          </table:table-cell>
          <table:table-cell office:value-type="string" table:style-name="ce2">
            <text:p>FEDEX EXPRESS UK TRANSPORTATI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.8" table:style-name="ce2">
            <text:p>25.8</text:p>
          </table:table-cell>
          <table:table-cell office:value-type="string" table:style-name="ce2">
            <text:p>FEDEX EXPRESS UK TRANSPORTATI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8.63" table:style-name="ce2">
            <text:p>28.63</text:p>
          </table:table-cell>
          <table:table-cell office:value-type="string" table:style-name="ce2">
            <text:p>FEDEX EXPRESS UK TRANSPORTATI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.26" table:style-name="ce2">
            <text:p>45.26</text:p>
          </table:table-cell>
          <table:table-cell office:value-type="string" table:style-name="ce2">
            <text:p>FEDEX EXPRESS UK TRANSPORTATI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MILITARY MARKETING INT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17" table:style-name="ce2">
            <text:p>4.17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CLEARTONE TELECOM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VIKING ARM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DELTAX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983.37" table:style-name="ce2">
            <text:p>10983.37</text:p>
          </table:table-cell>
          <table:table-cell office:value-type="string" table:style-name="ce2">
            <text:p>PSL PRINT MANAGMEN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275.79" table:style-name="ce2">
            <text:p>23275.79</text:p>
          </table:table-cell>
          <table:table-cell office:value-type="string" table:style-name="ce2">
            <text:p>PSL PRINT MANAGMEN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38.01" table:style-name="ce2">
            <text:p>538.01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99.11" table:style-name="ce2">
            <text:p>599.11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0.66" table:style-name="ce2">
            <text:p>510.66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4.55999999999995" table:style-name="ce2">
            <text:p>604.56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71.4" table:style-name="ce2">
            <text:p>571.4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.17" table:style-name="ce2">
            <text:p>4.17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08" table:style-name="ce2">
            <text:p>7.08</text:p>
          </table:table-cell>
          <table:table-cell office:value-type="string" table:style-name="ce2">
            <text:p>TACTICAL KI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PRICE WESTERN LEATHER CO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30" table:style-name="ce2">
            <text:p>1530</text:p>
          </table:table-cell>
          <table:table-cell office:value-type="string" table:style-name="ce2">
            <text:p>CANFORD AUDIO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2">
            <text:p>SONIC COMMUNICATIONS (INT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SONIC COMMUNICATIONS (INT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50.75" table:style-name="ce2">
            <text:p>750.75</text:p>
          </table:table-cell>
          <table:table-cell office:value-type="string" table:style-name="ce2">
            <text:p>SONIC COMMUNICATIONS (INT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SONIC COMMUNICATIONS (INT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SONIC COMMUNICATIONS (INT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SONIC COMMUNICATIONS (INT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2.5" table:style-name="ce2">
            <text:p>82.5</text:p>
          </table:table-cell>
          <table:table-cell office:value-type="string" table:style-name="ce2">
            <text:p>SONIC COMMUNICATIONS (INT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7.5" table:style-name="ce2">
            <text:p>227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35" table:style-name="ce2">
            <text:p>135</text:p>
          </table:table-cell>
          <table:table-cell office:value-type="string" table:style-name="ce2">
            <text:p>CALIBRE CABLING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71.34" table:style-name="ce2">
            <text:p>371.34</text:p>
          </table:table-cell>
          <table:table-cell office:value-type="string" table:style-name="ce2">
            <text:p>TG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65.96" table:style-name="ce2">
            <text:p>365.96</text:p>
          </table:table-cell>
          <table:table-cell office:value-type="string" table:style-name="ce2">
            <text:p>TG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72.8000000000002" table:style-name="ce2">
            <text:p>2072.8</text:p>
          </table:table-cell>
          <table:table-cell office:value-type="string" table:style-name="ce2">
            <text:p>VODAFONE LTD (FIN OPS)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VIRGIN MEDIA BUSINES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115" table:style-name="ce2">
            <text:p>2115</text:p>
          </table:table-cell>
          <table:table-cell office:value-type="string" table:style-name="ce2">
            <text:p>VODAFONE LTD (FIN OPS)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17.09" table:style-name="ce2">
            <text:p>817.09</text:p>
          </table:table-cell>
          <table:table-cell office:value-type="string" table:style-name="ce2">
            <text:p>VODAFONE LTD (FIN OPS)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41.66999999999999" table:style-name="ce2">
            <text:p>141.67</text:p>
          </table:table-cell>
          <table:table-cell office:value-type="string" table:style-name="ce2">
            <text:p>BT GLOBAL SERVICES - TVP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00.8" table:style-name="ce2">
            <text:p>400.8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65.34" table:style-name="ce2">
            <text:p>3065.34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19.48" table:style-name="ce2">
            <text:p>2319.48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2.44" table:style-name="ce2">
            <text:p>172.44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.36" table:style-name="ce2">
            <text:p>10.36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0.85" table:style-name="ce2">
            <text:p>50.8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819.82" table:style-name="ce2">
            <text:p>1819.82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.24" table:style-name="ce2">
            <text:p>1.24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00.94" table:style-name="ce2">
            <text:p>700.94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42.5" table:style-name="ce2">
            <text:p>142.5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490.5" table:style-name="ce2">
            <text:p>2490.5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85" table:style-name="ce2">
            <text:p>285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68.89999999999998" table:style-name="ce2">
            <text:p>268.9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62" table:style-name="ce2">
            <text:p>962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75.3" table:style-name="ce2">
            <text:p>1775.3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110" table:style-name="ce2">
            <text:p>3110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39.8" table:style-name="ce2">
            <text:p>1339.8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65.39" table:style-name="ce2">
            <text:p>265.39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18" table:style-name="ce2">
            <text:p>1118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16.58" table:style-name="ce2">
            <text:p>1016.58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68.84" table:style-name="ce2">
            <text:p>468.84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851.5" table:style-name="ce2">
            <text:p>17851.5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28.5" table:style-name="ce2">
            <text:p>528.5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19.79" table:style-name="ce2">
            <text:p>219.79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.9" table:style-name="ce2">
            <text:p>8.9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0.9" table:style-name="ce2">
            <text:p>170.9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.16" table:style-name="ce2">
            <text:p>30.16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1.86000000000001" table:style-name="ce2">
            <text:p>161.86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38.44" table:style-name="ce2">
            <text:p>838.44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39.8" table:style-name="ce2">
            <text:p>1339.8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593.5" table:style-name="ce2">
            <text:p>3593.5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42.5" table:style-name="ce2">
            <text:p>142.5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40" table:style-name="ce2">
            <text:p>1140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85" table:style-name="ce2">
            <text:p>285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35.25" table:style-name="ce2">
            <text:p>1535.25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70.6" table:style-name="ce2">
            <text:p>970.6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52.2" table:style-name="ce2">
            <text:p>952.2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437.5" table:style-name="ce2">
            <text:p>1437.5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58" table:style-name="ce2">
            <text:p>1058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74.25" table:style-name="ce2">
            <text:p>1374.25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564.04" table:style-name="ce2">
            <text:p>2564.04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string" table:style-name="ce2">
            <text:p>MD5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901" table:style-name="ce2">
            <text:p>11901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CELLEBRITE MOBILE SYNCHRONIZA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284.66" table:style-name="ce2">
            <text:p>13284.66</text:p>
          </table:table-cell>
          <table:table-cell office:value-type="string" table:style-name="ce2">
            <text:p>CELLEBRITE MOBILE SYNCHRONIZA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266.3" table:style-name="ce2">
            <text:p>27266.3</text:p>
          </table:table-cell>
          <table:table-cell office:value-type="string" table:style-name="ce2">
            <text:p>CELLEBRITE MOBILE SYNCHRONIZA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3660" table:style-name="ce2">
            <text:p>33660</text:p>
          </table:table-cell>
          <table:table-cell office:value-type="string" table:style-name="ce2">
            <text:p>EAGLE NEWCO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500" table:style-name="ce2">
            <text:p>7500</text:p>
          </table:table-cell>
          <table:table-cell office:value-type="string" table:style-name="ce2">
            <text:p>HEAD LIGHT COMMUNICATION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8179.990000000002" table:style-name="ce2">
            <text:p>18179.99</text:p>
          </table:table-cell>
          <table:table-cell office:value-type="string" table:style-name="ce2">
            <text:p>IDEAGEN GAE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612.52" table:style-name="ce2">
            <text:p>7612.52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958.32" table:style-name="ce2">
            <text:p>13958.32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906.25" table:style-name="ce2">
            <text:p>3906.25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342.189999999999" table:style-name="ce2">
            <text:p>17342.19</text:p>
          </table:table-cell>
          <table:table-cell office:value-type="string" table:style-name="ce2">
            <text:p>UK TELEMATIC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56.4" table:style-name="ce2">
            <text:p>2156.4</text:p>
          </table:table-cell>
          <table:table-cell office:value-type="string" table:style-name="ce2">
            <text:p>CLICK 4 ASSISTANC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428.290000000001" table:style-name="ce2">
            <text:p>10428.29</text:p>
          </table:table-cell>
          <table:table-cell office:value-type="string" table:style-name="ce2">
            <text:p>CROWN HOSTING DATA CENTR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960.060000000001" table:style-name="ce2">
            <text:p>16960.06</text:p>
          </table:table-cell>
          <table:table-cell office:value-type="string" table:style-name="ce2">
            <text:p>CROWN HOSTING DATA CENTR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5.02999999999997" table:style-name="ce2">
            <text:p>275.03</text:p>
          </table:table-cell>
          <table:table-cell office:value-type="string" table:style-name="ce2">
            <text:p>CROWN HOSTING DATA CENTR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5.01" table:style-name="ce2">
            <text:p>275.01</text:p>
          </table:table-cell>
          <table:table-cell office:value-type="string" table:style-name="ce2">
            <text:p>CROWN HOSTING DATA CENTR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670.6200000000008" table:style-name="ce2">
            <text:p>8670.62</text:p>
          </table:table-cell>
          <table:table-cell office:value-type="string" table:style-name="ce2">
            <text:p>CROWN HOSTING DATA CENTR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4460" table:style-name="ce2">
            <text:p>64460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166.189999999999" table:style-name="ce2">
            <text:p>17166.19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0105.02" table:style-name="ce2">
            <text:p>50105.02</text:p>
          </table:table-cell>
          <table:table-cell office:value-type="string" table:style-name="ce2">
            <text:p>NICE SYSTEMS UK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5629.98" table:style-name="ce2">
            <text:p>75629.98</text:p>
          </table:table-cell>
          <table:table-cell office:value-type="string" table:style-name="ce2">
            <text:p>NICE SYSTEMS UK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5.19999999999999" table:style-name="ce2">
            <text:p>135.2</text:p>
          </table:table-cell>
          <table:table-cell office:value-type="string" table:style-name="ce2">
            <text:p>DIDCOT CIVIC HAL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50" table:style-name="ce2">
            <text:p>250</text:p>
          </table:table-cell>
          <table:table-cell office:value-type="string" table:style-name="ce2">
            <text:p>DRAYTON PARK GOLF COURSE (ABINGDON)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40" table:style-name="ce2">
            <text:p>940</text:p>
          </table:table-cell>
          <table:table-cell office:value-type="string" table:style-name="ce2">
            <text:p>COMPASS SERVICES (UK)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58.33" table:style-name="ce2">
            <text:p>758.33</text:p>
          </table:table-cell>
          <table:table-cell office:value-type="string" table:style-name="ce2">
            <text:p>VILLIERS HOTE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string" table:style-name="ce2">
            <text:p>OXFORD RUGBY CLUB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OXFORD RUGBY CLUB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20" table:style-name="ce2">
            <text:p>720</text:p>
          </table:table-cell>
          <table:table-cell office:value-type="string" table:style-name="ce2">
            <text:p>HOLIDAY INN COVENTR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4.16" table:style-name="ce2">
            <text:p>354.16</text:p>
          </table:table-cell>
          <table:table-cell office:value-type="string" table:style-name="ce2">
            <text:p>EXETER HALL KIDLINGT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1.6799999999998" table:style-name="ce2">
            <text:p>2301.68</text:p>
          </table:table-cell>
          <table:table-cell office:value-type="string" table:style-name="ce2">
            <text:p>DOUBLETREE BY HILTON MK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ARTS AT THE OLD FIRE STATION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14.29" table:style-name="ce2">
            <text:p>414.29</text:p>
          </table:table-cell>
          <table:table-cell office:value-type="string" table:style-name="ce2">
            <text:p>CORNWALL STREET BARRISTER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304.4" table:style-name="ce2">
            <text:p>3304.4</text:p>
          </table:table-cell>
          <table:table-cell office:value-type="string" table:style-name="ce2">
            <text:p>THE AUTOMOBILE ASSOCIATIO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84" table:style-name="ce2">
            <text:p>984</text:p>
          </table:table-cell>
          <table:table-cell office:value-type="string" table:style-name="ce2">
            <text:p>THE AUTOMOBILE ASSOCIATIO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68" table:style-name="ce2">
            <text:p>1268</text:p>
          </table:table-cell>
          <table:table-cell office:value-type="string" table:style-name="ce2">
            <text:p>THE AUTOMOBILE ASSOCIATIO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07" table:style-name="ce2">
            <text:p>1307</text:p>
          </table:table-cell>
          <table:table-cell office:value-type="string" table:style-name="ce2">
            <text:p>THE AUTOMOBILE ASSOCIATIO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MANSFIELD RESCUE RECOVERY REPAI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MANSFIELD RESCUE RECOVERY REPAI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MANSFIELD RESCUE RECOVERY REPAI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MANSFIELD RESCUE RECOVERY REPAI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8.75" table:style-name="ce2">
            <text:p>138.75</text:p>
          </table:table-cell>
          <table:table-cell office:value-type="string" table:style-name="ce2">
            <text:p>RABBITS VEHICLE HIR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7.37" table:style-name="ce2">
            <text:p>347.37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5.55" table:style-name="ce2">
            <text:p>85.55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.849999999999994" table:style-name="ce2">
            <text:p>75.85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80" table:style-name="ce2">
            <text:p>780</text:p>
          </table:table-cell>
          <table:table-cell office:value-type="string" table:style-name="ce2">
            <text:p>CASTROL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19.2" table:style-name="ce2">
            <text:p>1019.2</text:p>
          </table:table-cell>
          <table:table-cell office:value-type="string" table:style-name="ce2">
            <text:p>CASTROL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77.25" table:style-name="ce2">
            <text:p>3377.25</text:p>
          </table:table-cell>
          <table:table-cell office:value-type="string" table:style-name="ce2">
            <text:p>TOTALENERGIES MARKETING UK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7.37" table:style-name="ce2">
            <text:p>77.37</text:p>
          </table:table-cell>
          <table:table-cell office:value-type="string" table:style-name="ce2">
            <text:p>MICHELI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7.48" table:style-name="ce2">
            <text:p>467.48</text:p>
          </table:table-cell>
          <table:table-cell office:value-type="string" table:style-name="ce2">
            <text:p>MICHELI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95" table:style-name="ce2">
            <text:p>695</text:p>
          </table:table-cell>
          <table:table-cell office:value-type="string" table:style-name="ce2">
            <text:p>MICHELI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2.11" table:style-name="ce2">
            <text:p>232.11</text:p>
          </table:table-cell>
          <table:table-cell office:value-type="string" table:style-name="ce2">
            <text:p>MICHELI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31.7" table:style-name="ce2">
            <text:p>931.7</text:p>
          </table:table-cell>
          <table:table-cell office:value-type="string" table:style-name="ce2">
            <text:p>MICHELI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6.85" table:style-name="ce2">
            <text:p>386.85</text:p>
          </table:table-cell>
          <table:table-cell office:value-type="string" table:style-name="ce2">
            <text:p>MICHELI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3.16" table:style-name="ce2">
            <text:p>53.16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91.84" table:style-name="ce2">
            <text:p>5591.84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01.27" table:style-name="ce2">
            <text:p>3101.27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24.44" table:style-name="ce2">
            <text:p>1224.44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95.98" table:style-name="ce2">
            <text:p>-95.98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189.76" table:style-name="ce2">
            <text:p>-189.76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90.24" table:style-name="ce2">
            <text:p>-90.24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100.24" table:style-name="ce2">
            <text:p>-100.24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2.8" table:style-name="ce2">
            <text:p>72.8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90.24" table:style-name="ce2">
            <text:p>-90.24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7.9" table:style-name="ce2">
            <text:p>177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98.35" table:style-name="ce2">
            <text:p>598.3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6.9" table:style-name="ce2">
            <text:p>196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5.9" table:style-name="ce2">
            <text:p>195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7.25" table:style-name="ce2">
            <text:p>497.2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9.45" table:style-name="ce2">
            <text:p>89.4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5.3" table:style-name="ce2">
            <text:p>395.3</text:p>
          </table:table-cell>
          <table:table-cell office:value-type="string" table:style-name="ce2">
            <text:p>BIKE TYRESTO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1.34" table:style-name="ce2">
            <text:p>241.34</text:p>
          </table:table-cell>
          <table:table-cell office:value-type="string" table:style-name="ce2">
            <text:p>BIKE TYRESTO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8.8" table:style-name="ce2">
            <text:p>88.8</text:p>
          </table:table-cell>
          <table:table-cell office:value-type="string" table:style-name="ce2">
            <text:p>ENVIROTYRE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59.54" table:style-name="ce2">
            <text:p>1859.54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37.88" table:style-name="ce2">
            <text:p>3837.88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59.6" table:style-name="ce2">
            <text:p>159.6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159.6" table:style-name="ce2">
            <text:p>-159.6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0.25" table:style-name="ce2">
            <text:p>480.2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9.7" table:style-name="ce2">
            <text:p>259.7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4.8" table:style-name="ce2">
            <text:p>74.8</text:p>
          </table:table-cell>
          <table:table-cell office:value-type="string" table:style-name="ce2">
            <text:p>MAGNUM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74" table:style-name="ce2">
            <text:p>1274</text:p>
          </table:table-cell>
          <table:table-cell office:value-type="string" table:style-name="ce2">
            <text:p>MAGNUM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92" table:style-name="ce2">
            <text:p>1592</text:p>
          </table:table-cell>
          <table:table-cell office:value-type="string" table:style-name="ce2">
            <text:p>MAGNUM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6.3" table:style-name="ce2">
            <text:p>216.3</text:p>
          </table:table-cell>
          <table:table-cell office:value-type="string" table:style-name="ce2">
            <text:p>MAGNUM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string" table:style-name="ce2">
            <text:p>MAGNUM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string" table:style-name="ce2">
            <text:p>MAGNUM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4.9" table:style-name="ce2">
            <text:p>224.9</text:p>
          </table:table-cell>
          <table:table-cell office:value-type="string" table:style-name="ce2">
            <text:p>MAGNUM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0" table:style-name="ce2">
            <text:p>510</text:p>
          </table:table-cell>
          <table:table-cell office:value-type="string" table:style-name="ce2">
            <text:p>MAGNUM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95" table:style-name="ce2">
            <text:p>1195</text:p>
          </table:table-cell>
          <table:table-cell office:value-type="string" table:style-name="ce2">
            <text:p>MAGNUM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.4" table:style-name="ce2">
            <text:p>50.4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43.8900000000001" table:style-name="ce2">
            <text:p>1043.89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439.8" table:style-name="ce2">
            <text:p>-439.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3.5" table:style-name="ce2">
            <text:p>133.5</text:p>
          </table:table-cell>
          <table:table-cell office:value-type="string" table:style-name="ce2">
            <text:p>VELLCO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2">
            <text:p>VELLCO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5.85" table:style-name="ce2">
            <text:p>215.8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45.15" table:style-name="ce2">
            <text:p>745.1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42.70000000000005" table:style-name="ce2">
            <text:p>542.7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7.8" table:style-name="ce2">
            <text:p>287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9.8" table:style-name="ce2">
            <text:p>439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5.8" table:style-name="ce2">
            <text:p>275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2.9" table:style-name="ce2">
            <text:p>242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8.45" table:style-name="ce2">
            <text:p>88.4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6.9" table:style-name="ce2">
            <text:p>196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2.15" table:style-name="ce2">
            <text:p>752.1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9.3" table:style-name="ce2">
            <text:p>309.3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2">
            <text:p>VELLCO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1.5" table:style-name="ce2">
            <text:p>151.5</text:p>
          </table:table-cell>
          <table:table-cell office:value-type="string" table:style-name="ce2">
            <text:p>VELLCO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JOHNSONS HYUNDAI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9.9" table:style-name="ce2">
            <text:p>249.9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5.9" table:style-name="ce2">
            <text:p>225.9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1.9" table:style-name="ce2">
            <text:p>221.9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3.9" table:style-name="ce2">
            <text:p>243.9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2.7" table:style-name="ce2">
            <text:p>122.7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7.65" table:style-name="ce2">
            <text:p>207.65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8.19" table:style-name="ce2">
            <text:p>138.1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9.08000000000001" table:style-name="ce2">
            <text:p>129.0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08.37" table:style-name="ce2">
            <text:p>2408.37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98.8000000000002" table:style-name="ce2">
            <text:p>2398.8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8.6" table:style-name="ce2">
            <text:p>438.6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7.55" table:style-name="ce2">
            <text:p>167.5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2.2" table:style-name="ce2">
            <text:p>202.2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4.80000000000001" table:style-name="ce2">
            <text:p>134.8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5" table:style-name="ce2">
            <text:p>38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5.95" table:style-name="ce2">
            <text:p>345.9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7.8" table:style-name="ce2">
            <text:p>127.8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14.75" table:style-name="ce2">
            <text:p>614.7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7.12" table:style-name="ce2">
            <text:p>427.12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9.01" table:style-name="ce2">
            <text:p>239.01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.92" table:style-name="ce2">
            <text:p>70.92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6" table:style-name="ce2">
            <text:p>476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4.56" table:style-name="ce2">
            <text:p>264.56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54.74" table:style-name="ce2">
            <text:p>654.74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0.59" table:style-name="ce2">
            <text:p>80.59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2.84" table:style-name="ce2">
            <text:p>172.84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94.72" table:style-name="ce2">
            <text:p>794.72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1.43" table:style-name="ce2">
            <text:p>101.43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8.36" table:style-name="ce2">
            <text:p>508.36</text:p>
          </table:table-cell>
          <table:table-cell office:value-type="string" table:style-name="ce2">
            <text:p>MICHELI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4.74" table:style-name="ce2">
            <text:p>154.74</text:p>
          </table:table-cell>
          <table:table-cell office:value-type="string" table:style-name="ce2">
            <text:p>MICHELI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55.75" table:style-name="ce2">
            <text:p>1155.75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83.78" table:style-name="ce2">
            <text:p>3283.78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0.5" table:style-name="ce2">
            <text:p>190.5</text:p>
          </table:table-cell>
          <table:table-cell office:value-type="string" table:style-name="ce2">
            <text:p>VELLCO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string" table:style-name="ce2">
            <text:p>VELLCO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2">
            <text:p>VELLCO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string" table:style-name="ce2">
            <text:p>VELLCO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0.5" table:style-name="ce2">
            <text:p>130.5</text:p>
          </table:table-cell>
          <table:table-cell office:value-type="string" table:style-name="ce2">
            <text:p>VELLCO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27.7" table:style-name="ce2">
            <text:p>827.7</text:p>
          </table:table-cell>
          <table:table-cell office:value-type="string" table:style-name="ce2">
            <text:p>HEADLEY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9.94999999999999" table:style-name="ce2">
            <text:p>129.95</text:p>
          </table:table-cell>
          <table:table-cell office:value-type="string" table:style-name="ce2">
            <text:p>HEADLEY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6.95" table:style-name="ce2">
            <text:p>96.95</text:p>
          </table:table-cell>
          <table:table-cell office:value-type="string" table:style-name="ce2">
            <text:p>HEADLEY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string" table:style-name="ce2">
            <text:p>VELLCO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43.5" table:style-name="ce2">
            <text:p>743.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59.88" table:style-name="ce2">
            <text:p>3759.88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2.78" table:style-name="ce2">
            <text:p>392.7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1.60000000000002" table:style-name="ce2">
            <text:p>281.6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9.4" table:style-name="ce2">
            <text:p>399.4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0.48" table:style-name="ce2">
            <text:p>110.48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2.7" table:style-name="ce2">
            <text:p>232.7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2">
            <text:p>TOOMEY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2">
            <text:p>TOOMEY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.92" table:style-name="ce2">
            <text:p>75.92</text:p>
          </table:table-cell>
          <table:table-cell office:value-type="string" table:style-name="ce2">
            <text:p>TOOMEY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2.01" table:style-name="ce2">
            <text:p>62.01</text:p>
          </table:table-cell>
          <table:table-cell office:value-type="string" table:style-name="ce2">
            <text:p>TOOMEY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9.43" table:style-name="ce2">
            <text:p>139.43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1" table:style-name="ce2">
            <text:p>291</text:p>
          </table:table-cell>
          <table:table-cell office:value-type="string" table:style-name="ce2">
            <text:p>CHARLES COOPER (LEICS)T/A CABLE HOUS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9.62" table:style-name="ce2">
            <text:p>149.62</text:p>
          </table:table-cell>
          <table:table-cell office:value-type="string" table:style-name="ce2">
            <text:p>MORELLI GROUP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.05" table:style-name="ce2">
            <text:p>6.05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90.79" table:style-name="ce2">
            <text:p>490.79</text:p>
          </table:table-cell>
          <table:table-cell office:value-type="string" table:style-name="ce2">
            <text:p>HEATH PRODUCT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7.34" table:style-name="ce2">
            <text:p>607.34</text:p>
          </table:table-cell>
          <table:table-cell office:value-type="string" table:style-name="ce2">
            <text:p>HEATH PRODUCT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7.92" table:style-name="ce2">
            <text:p>117.92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8.17999999999995" table:style-name="ce2">
            <text:p>558.18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.119999999999997" table:style-name="ce2">
            <text:p>37.12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7.08" table:style-name="ce2">
            <text:p>87.08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5.19999999999999" table:style-name="ce2">
            <text:p>145.2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2.599999999999994" table:style-name="ce2">
            <text:p>72.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7.36" table:style-name="ce2">
            <text:p>207.36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3.4" table:style-name="ce2">
            <text:p>253.4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2.52" table:style-name="ce2">
            <text:p>372.5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0.13" table:style-name="ce2">
            <text:p>180.13</text:p>
          </table:table-cell>
          <table:table-cell office:value-type="string" table:style-name="ce2">
            <text:p>HALFORD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9.31" table:style-name="ce2">
            <text:p>89.31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9.49" table:style-name="ce2">
            <text:p>169.49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2.9" table:style-name="ce2">
            <text:p>82.9</text:p>
          </table:table-cell>
          <table:table-cell office:value-type="string" table:style-name="ce2">
            <text:p>FS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49.95" table:style-name="ce2">
            <text:p>-49.95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.96" table:style-name="ce2">
            <text:p>39.9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2.52" table:style-name="ce2">
            <text:p>372.5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5.09" table:style-name="ce2">
            <text:p>235.09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9.47" table:style-name="ce2">
            <text:p>89.47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.96" table:style-name="ce2">
            <text:p>41.96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7.88" table:style-name="ce2">
            <text:p>97.88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.34" table:style-name="ce2">
            <text:p>58.34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.97" table:style-name="ce2">
            <text:p>23.97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.21" table:style-name="ce2">
            <text:p>11.21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7.42" table:style-name="ce2">
            <text:p>247.42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6.4" table:style-name="ce2">
            <text:p>86.4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0.400000000000006" table:style-name="ce2">
            <text:p>80.4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3.39" table:style-name="ce2">
            <text:p>33.39</text:p>
          </table:table-cell>
          <table:table-cell office:value-type="string" table:style-name="ce2">
            <text:p>ISN EUROPE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4" table:style-name="ce2">
            <text:p>364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.2" table:style-name="ce2">
            <text:p>7.2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.32" table:style-name="ce2">
            <text:p>11.32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75" table:style-name="ce2">
            <text:p>-75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.69" table:style-name="ce2">
            <text:p>51.69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.76" table:style-name="ce2">
            <text:p>41.76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4.4" table:style-name="ce2">
            <text:p>154.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2.14999999999998" table:style-name="ce2">
            <text:p>292.15</text:p>
          </table:table-cell>
          <table:table-cell office:value-type="string" table:style-name="ce2">
            <text:p>APASE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6.45" table:style-name="ce2">
            <text:p>76.4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35.1" table:style-name="ce2">
            <text:p>735.1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.6" table:style-name="ce2">
            <text:p>58.6</text:p>
          </table:table-cell>
          <table:table-cell office:value-type="string" table:style-name="ce2">
            <text:p>P R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3.4" table:style-name="ce2">
            <text:p>443.4</text:p>
          </table:table-cell>
          <table:table-cell office:value-type="string" table:style-name="ce2">
            <text:p>CHUBB FIR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2.82" table:style-name="ce2">
            <text:p>502.82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.59" table:style-name="ce2">
            <text:p>60.59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374.25" table:style-name="ce2">
            <text:p>11374.25</text:p>
          </table:table-cell>
          <table:table-cell office:value-type="string" table:style-name="ce2">
            <text:p>MARSHALLS MOTOR GROUP - MK &amp; SKODA 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3.80000000000001" table:style-name="ce2">
            <text:p>143.8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5.72" table:style-name="ce2">
            <text:p>195.72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1.68" table:style-name="ce2">
            <text:p>231.68</text:p>
          </table:table-cell>
          <table:table-cell office:value-type="string" table:style-name="ce2">
            <text:p>WESTAWAY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4.65" table:style-name="ce2">
            <text:p>234.65</text:p>
          </table:table-cell>
          <table:table-cell office:value-type="string" table:style-name="ce2">
            <text:p>MOTUS TRUCK &amp; VA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.23" table:style-name="ce2">
            <text:p>41.23</text:p>
          </table:table-cell>
          <table:table-cell office:value-type="string" table:style-name="ce2">
            <text:p>MOTUS TRUCK &amp; VA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41.23" table:style-name="ce2">
            <text:p>-41.23</text:p>
          </table:table-cell>
          <table:table-cell office:value-type="string" table:style-name="ce2">
            <text:p>MOTUS TRUCK &amp; VA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25" table:style-name="ce2">
            <text:p>10.25</text:p>
          </table:table-cell>
          <table:table-cell office:value-type="string" table:style-name="ce2">
            <text:p>MOTUS TRUCK &amp; VA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4174.83" table:style-name="ce2">
            <text:p>-4174.83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709.11" table:style-name="ce2">
            <text:p>24709.11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035.43" table:style-name="ce2">
            <text:p>30035.43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2489.0500000000002" table:style-name="ce2">
            <text:p>-2489.05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.729999999999997" table:style-name="ce2">
            <text:p>37.7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9600000000000009" table:style-name="ce2">
            <text:p>9.9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1.67" table:style-name="ce2">
            <text:p>191.67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0.91" table:style-name="ce2">
            <text:p>0.91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6.03" table:style-name="ce2">
            <text:p>-6.0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95.5" table:style-name="ce2">
            <text:p>-95.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.260000000000002" table:style-name="ce2">
            <text:p>17.2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0.18" table:style-name="ce2">
            <text:p>100.1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35.28" table:style-name="ce2">
            <text:p>-35.2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.37" table:style-name="ce2">
            <text:p>30.37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95.5" table:style-name="ce2">
            <text:p>-95.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2.83" table:style-name="ce2">
            <text:p>-2.8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6.65" table:style-name="ce2">
            <text:p>126.6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6.89" table:style-name="ce2">
            <text:p>-6.8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73" table:style-name="ce2">
            <text:p>10.7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.29" table:style-name="ce2">
            <text:p>4.2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.91" table:style-name="ce2">
            <text:p>75.91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30.09" table:style-name="ce2">
            <text:p>730.0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9600000000000009" table:style-name="ce2">
            <text:p>9.9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6.78" table:style-name="ce2">
            <text:p>236.7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2.83" table:style-name="ce2">
            <text:p>-2.8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30.37" table:style-name="ce2">
            <text:p>-30.37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REDBOURN MOT 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3.67" table:style-name="ce2">
            <text:p>83.67</text:p>
          </table:table-cell>
          <table:table-cell office:value-type="string" table:style-name="ce2">
            <text:p>COUP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0.15" table:style-name="ce2">
            <text:p>100.15</text:p>
          </table:table-cell>
          <table:table-cell office:value-type="string" table:style-name="ce2">
            <text:p>COUP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.260000000000002" table:style-name="ce2">
            <text:p>18.26</text:p>
          </table:table-cell>
          <table:table-cell office:value-type="string" table:style-name="ce2">
            <text:p>COUP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4.47" table:style-name="ce2">
            <text:p>174.47</text:p>
          </table:table-cell>
          <table:table-cell office:value-type="string" table:style-name="ce2">
            <text:p>COUP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0.22" table:style-name="ce2">
            <text:p>90.22</text:p>
          </table:table-cell>
          <table:table-cell office:value-type="string" table:style-name="ce2">
            <text:p>COUP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73.54999999999995" table:style-name="ce2">
            <text:p>573.55</text:p>
          </table:table-cell>
          <table:table-cell office:value-type="string" table:style-name="ce2">
            <text:p>COUP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8.42" table:style-name="ce2">
            <text:p>398.42</text:p>
          </table:table-cell>
          <table:table-cell office:value-type="string" table:style-name="ce2">
            <text:p>COUP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1.15" table:style-name="ce2">
            <text:p>141.15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TOOMEY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61.8399999999999" table:style-name="ce2">
            <text:p>1061.84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33" table:style-name="ce2">
            <text:p>6.33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7.28" table:style-name="ce2">
            <text:p>137.28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31.77" table:style-name="ce2">
            <text:p>731.77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99.86" table:style-name="ce2">
            <text:p>699.8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1.400000000000006" table:style-name="ce2">
            <text:p>81.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.3" table:style-name="ce2">
            <text:p>5.3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413.44" table:style-name="ce2">
            <text:p>413.4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.38" table:style-name="ce2">
            <text:p>13.38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97.22" table:style-name="ce2">
            <text:p>697.22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9.64" table:style-name="ce2">
            <text:p>79.6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0.1" table:style-name="ce2">
            <text:p>100.1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2.069999999999993" table:style-name="ce2">
            <text:p>72.07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3.44" table:style-name="ce2">
            <text:p>413.4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8.6" table:style-name="ce2">
            <text:p>198.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3.44" table:style-name="ce2">
            <text:p>413.4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1.06" table:style-name="ce2">
            <text:p>71.0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3.44" table:style-name="ce2">
            <text:p>413.4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.59" table:style-name="ce2">
            <text:p>60.59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16.8" table:style-name="ce2">
            <text:p>1216.8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3.76" table:style-name="ce2">
            <text:p>393.7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70.08" table:style-name="ce2">
            <text:p>3070.08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.64" table:style-name="ce2">
            <text:p>35.6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8" table:style-name="ce2">
            <text:p>278</text:p>
          </table:table-cell>
          <table:table-cell office:value-type="string" table:style-name="ce2">
            <text:p>MICHELI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40.08" table:style-name="ce2">
            <text:p>740.08</text:p>
          </table:table-cell>
          <table:table-cell office:value-type="string" table:style-name="ce2">
            <text:p>MICHELI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44.52" table:style-name="ce2">
            <text:p>844.52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5.67" table:style-name="ce2">
            <text:p>1075.67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8.18" table:style-name="ce2">
            <text:p>198.18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63.3" table:style-name="ce2">
            <text:p>1163.3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.34" table:style-name="ce2">
            <text:p>66.34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68.6" table:style-name="ce2">
            <text:p>1768.6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.34" table:style-name="ce2">
            <text:p>66.34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2.86" table:style-name="ce2">
            <text:p>322.86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87.68" table:style-name="ce2">
            <text:p>-87.68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8.14" table:style-name="ce2">
            <text:p>368.14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.459999999999994" table:style-name="ce2">
            <text:p>68.46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0.32" table:style-name="ce2">
            <text:p>700.32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176.88" table:style-name="ce2">
            <text:p>-176.88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8.78" table:style-name="ce2">
            <text:p>238.78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8.19" table:style-name="ce2">
            <text:p>88.19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6.77" table:style-name="ce2">
            <text:p>76.7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.290000000000006" table:style-name="ce2">
            <text:p>75.2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96" table:style-name="ce2">
            <text:p>10.9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2.82" table:style-name="ce2">
            <text:p>252.8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6.99" table:style-name="ce2">
            <text:p>346.9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2.58" table:style-name="ce2">
            <text:p>272.5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1.44" table:style-name="ce2">
            <text:p>121.4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.81" table:style-name="ce2">
            <text:p>37.81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8.94" table:style-name="ce2">
            <text:p>128.9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45.81" table:style-name="ce2">
            <text:p>-45.81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30" table:style-name="ce2">
            <text:p>-30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.75" table:style-name="ce2">
            <text:p>24.7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5399999999999991" table:style-name="ce2">
            <text:p>9.5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3.92" table:style-name="ce2">
            <text:p>73.9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9.16" table:style-name="ce2">
            <text:p>229.16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.2" table:style-name="ce2">
            <text:p>58.2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2.760000000000005" table:style-name="ce2">
            <text:p>72.76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2">
            <text:p>JACK HODSON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.82" table:style-name="ce2">
            <text:p>38.8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7.97" table:style-name="ce2">
            <text:p>327.9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1.35" table:style-name="ce2">
            <text:p>141.3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.65" table:style-name="ce2">
            <text:p>46.6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.28" table:style-name="ce2">
            <text:p>21.2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.66" table:style-name="ce2">
            <text:p>26.66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2.6" table:style-name="ce2">
            <text:p>82.6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6.44" table:style-name="ce2">
            <text:p>76.44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3.4" table:style-name="ce2">
            <text:p>253.4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00" table:style-name="ce2">
            <text:p>800</text:p>
          </table:table-cell>
          <table:table-cell office:value-type="string" table:style-name="ce2">
            <text:p>YORK, WARD &amp; ROWLAT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YORK, WARD &amp; ROWLAT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9.7" table:style-name="ce2">
            <text:p>59.7</text:p>
          </table:table-cell>
          <table:table-cell office:value-type="string" table:style-name="ce2">
            <text:p>APASE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0.1" table:style-name="ce2">
            <text:p>180.1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7.7" table:style-name="ce2">
            <text:p>197.7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2.66" table:style-name="ce2">
            <text:p>452.6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3.05" table:style-name="ce2">
            <text:p>193.05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7.81" table:style-name="ce2">
            <text:p>97.81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7.51" table:style-name="ce2">
            <text:p>307.51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.35" table:style-name="ce2">
            <text:p>34.35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.18" table:style-name="ce2">
            <text:p>4.18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5.36" table:style-name="ce2">
            <text:p>125.3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.22" table:style-name="ce2">
            <text:p>60.22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2.6" table:style-name="ce2">
            <text:p>182.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.84" table:style-name="ce2">
            <text:p>6.8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9.1" table:style-name="ce2">
            <text:p>489.1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1.54" table:style-name="ce2">
            <text:p>151.5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35.52" table:style-name="ce2">
            <text:p>1035.52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2.52" table:style-name="ce2">
            <text:p>112.52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7.55" table:style-name="ce2">
            <text:p>117.55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1.99" table:style-name="ce2">
            <text:p>231.99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6.6" table:style-name="ce2">
            <text:p>116.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1.400000000000006" table:style-name="ce2">
            <text:p>81.4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4.76" table:style-name="ce2">
            <text:p>504.76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1.99" table:style-name="ce2">
            <text:p>241.99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4.21" table:style-name="ce2">
            <text:p>204.21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5.64" table:style-name="ce2">
            <text:p>345.64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.77" table:style-name="ce2">
            <text:p>2.77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.78" table:style-name="ce2">
            <text:p>47.78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.450000000000003" table:style-name="ce2">
            <text:p>39.45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4.04" table:style-name="ce2">
            <text:p>364.04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.12" table:style-name="ce2">
            <text:p>4.12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9.34" table:style-name="ce2">
            <text:p>99.34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7.41" table:style-name="ce2">
            <text:p>97.41</text:p>
          </table:table-cell>
          <table:table-cell office:value-type="string" table:style-name="ce2">
            <text:p>STEVEN EAGELL TOYOT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3.74" table:style-name="ce2">
            <text:p>183.7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.26" table:style-name="ce2">
            <text:p>13.2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6.82" table:style-name="ce2">
            <text:p>206.8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.66" table:style-name="ce2">
            <text:p>28.6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206.82" table:style-name="ce2">
            <text:p>-206.8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.93" table:style-name="ce2">
            <text:p>13.9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8.85" table:style-name="ce2">
            <text:p>158.8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.04" table:style-name="ce2">
            <text:p>58.0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7.06" table:style-name="ce2">
            <text:p>107.0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6.08" table:style-name="ce2">
            <text:p>186.0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1.02" table:style-name="ce2">
            <text:p>61.0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5.29" table:style-name="ce2">
            <text:p>-5.2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59" table:style-name="ce2">
            <text:p>10.5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.84" table:style-name="ce2">
            <text:p>17.8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.549999999999997" table:style-name="ce2">
            <text:p>34.5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8.07" table:style-name="ce2">
            <text:p>168.07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.83" table:style-name="ce2">
            <text:p>14.8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1.59" table:style-name="ce2">
            <text:p>231.5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3.68" table:style-name="ce2">
            <text:p>433.6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.69" table:style-name="ce2">
            <text:p>3.6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.130000000000003" table:style-name="ce2">
            <text:p>36.1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2.72999999999999" table:style-name="ce2">
            <text:p>162.7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.27" table:style-name="ce2">
            <text:p>23.27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28.66" table:style-name="ce2">
            <text:p>-28.6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183.74" table:style-name="ce2">
            <text:p>-183.7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17.84" table:style-name="ce2">
            <text:p>-17.8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7.02" table:style-name="ce2">
            <text:p>-7.0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3.930000000000007" table:style-name="ce2">
            <text:p>73.9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9.74" table:style-name="ce2">
            <text:p>129.7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.83" table:style-name="ce2">
            <text:p>48.8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6.15" table:style-name="ce2">
            <text:p>126.1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.02" table:style-name="ce2">
            <text:p>7.0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34.549999999999997" table:style-name="ce2">
            <text:p>-34.5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.2" table:style-name="ce2">
            <text:p>11.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.37" table:style-name="ce2">
            <text:p>6.37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.78" table:style-name="ce2">
            <text:p>34.78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3.16" table:style-name="ce2">
            <text:p>53.16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1.72" table:style-name="ce2">
            <text:p>111.72</text:p>
          </table:table-cell>
          <table:table-cell office:value-type="string" table:style-name="ce2">
            <text:p>INTERCOUNTY TRUCK &amp; VA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.22" table:style-name="ce2">
            <text:p>60.22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54.72" table:style-name="ce2">
            <text:p>-54.72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.84" table:style-name="ce2">
            <text:p>6.84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2.52" table:style-name="ce2">
            <text:p>112.52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10.029999999999999" table:style-name="ce2">
            <text:p>-10.03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0.04" table:style-name="ce2">
            <text:p>110.04</text:p>
          </table:table-cell>
          <table:table-cell office:value-type="string" table:style-name="ce2">
            <text:p>WOOD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7.24" table:style-name="ce2">
            <text:p>307.24</text:p>
          </table:table-cell>
          <table:table-cell office:value-type="string" table:style-name="ce2">
            <text:p>WOOD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34.16999999999996" table:style-name="ce2">
            <text:p>534.17</text:p>
          </table:table-cell>
          <table:table-cell office:value-type="string" table:style-name="ce2">
            <text:p>WOOD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7.9" table:style-name="ce2">
            <text:p>137.9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4.6" table:style-name="ce2">
            <text:p>54.6</text:p>
          </table:table-cell>
          <table:table-cell office:value-type="string" table:style-name="ce2">
            <text:p>REDTRONI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6.58" table:style-name="ce2">
            <text:p>346.58</text:p>
          </table:table-cell>
          <table:table-cell office:value-type="string" table:style-name="ce2">
            <text:p>ST NEOTS MOTORCYLE COMPAN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.27" table:style-name="ce2">
            <text:p>48.27</text:p>
          </table:table-cell>
          <table:table-cell office:value-type="string" table:style-name="ce2">
            <text:p>ST NEOTS MOTORCYLE COMPAN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6.77" table:style-name="ce2">
            <text:p>76.77</text:p>
          </table:table-cell>
          <table:table-cell office:value-type="string" table:style-name="ce2">
            <text:p>ST NEOTS MOTORCYLE COMPAN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.08" table:style-name="ce2">
            <text:p>49.08</text:p>
          </table:table-cell>
          <table:table-cell office:value-type="string" table:style-name="ce2">
            <text:p>ST NEOTS MOTORCYLE COMPAN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51.6" table:style-name="ce2">
            <text:p>851.6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5.8" table:style-name="ce2">
            <text:p>445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3.68" table:style-name="ce2">
            <text:p>433.68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703.19" table:style-name="ce2">
            <text:p>6703.19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565.03" table:style-name="ce2">
            <text:p>-565.03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75" table:style-name="ce2">
            <text:p>875</text:p>
          </table:table-cell>
          <table:table-cell office:value-type="string" table:style-name="ce2">
            <text:p>A 1 GEARBOX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1.97" table:style-name="ce2">
            <text:p>71.97</text:p>
          </table:table-cell>
          <table:table-cell office:value-type="string" table:style-name="ce2">
            <text:p>KLC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6.35000000000002" table:style-name="ce2">
            <text:p>316.35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.46" table:style-name="ce2">
            <text:p>33.46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4.72" table:style-name="ce2">
            <text:p>144.72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8.38" table:style-name="ce2">
            <text:p>88.38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140" table:style-name="ce2">
            <text:p>-140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5.14" table:style-name="ce2">
            <text:p>265.14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.83" table:style-name="ce2">
            <text:p>25.83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7.06" table:style-name="ce2">
            <text:p>197.06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3.89" table:style-name="ce2">
            <text:p>343.89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4.22" table:style-name="ce2">
            <text:p>144.22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67.35" table:style-name="ce2">
            <text:p>867.35</text:p>
          </table:table-cell>
          <table:table-cell office:value-type="string" table:style-name="ce2">
            <text:p>VOLVO CARS MAIDENHEAD ENDEAVOU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8" table:style-name="ce2">
            <text:p>388</text:p>
          </table:table-cell>
          <table:table-cell office:value-type="string" table:style-name="ce2">
            <text:p>VOLVO CARS MAIDENHEAD ENDEAVOU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2.52" table:style-name="ce2">
            <text:p>372.5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99.46" table:style-name="ce2">
            <text:p>699.46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2.45999999999998" table:style-name="ce2">
            <text:p>282.46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51.8" table:style-name="ce2">
            <text:p>1451.8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.5" table:style-name="ce2">
            <text:p>58.5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9.53" table:style-name="ce2">
            <text:p>239.53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94.51" table:style-name="ce2">
            <text:p>694.51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0.56" table:style-name="ce2">
            <text:p>510.56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3.38" table:style-name="ce2">
            <text:p>293.38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2.1" table:style-name="ce2">
            <text:p>242.1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13.08" table:style-name="ce2">
            <text:p>713.08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39.20000000000005" table:style-name="ce2">
            <text:p>539.2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0.5" table:style-name="ce2">
            <text:p>170.5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29.5999999999999" table:style-name="ce2">
            <text:p>1029.6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42.5" table:style-name="ce2">
            <text:p>642.5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3.58999999999997" table:style-name="ce2">
            <text:p>303.59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14.66" table:style-name="ce2">
            <text:p>1014.66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76.72" table:style-name="ce2">
            <text:p>876.72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1.790000000000006" table:style-name="ce2">
            <text:p>81.79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.83" table:style-name="ce2">
            <text:p>11.83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4.46" table:style-name="ce2">
            <text:p>254.46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60.7" table:style-name="ce2">
            <text:p>860.7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6.86" table:style-name="ce2">
            <text:p>56.86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5.72" table:style-name="ce2">
            <text:p>355.72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9.64" table:style-name="ce2">
            <text:p>59.64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4.46" table:style-name="ce2">
            <text:p>254.46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0.49" table:style-name="ce2">
            <text:p>220.49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4.6" table:style-name="ce2">
            <text:p>134.6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6.88" table:style-name="ce2">
            <text:p>176.88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7.69" table:style-name="ce2">
            <text:p>197.69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9.92" table:style-name="ce2">
            <text:p>239.92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.540000000000006" table:style-name="ce2">
            <text:p>70.54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0.99" table:style-name="ce2">
            <text:p>390.99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8" table:style-name="ce2">
            <text:p>12.8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63.44" table:style-name="ce2">
            <text:p>1263.4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4.63" table:style-name="ce2">
            <text:p>84.6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62.48" table:style-name="ce2">
            <text:p>562.4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7.99" table:style-name="ce2">
            <text:p>157.9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78" table:style-name="ce2">
            <text:p>12.7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.39" table:style-name="ce2">
            <text:p>5.3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8.77" table:style-name="ce2">
            <text:p>108.7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7.48" table:style-name="ce2">
            <text:p>357.4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61" table:style-name="ce2">
            <text:p>10.61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7.03" table:style-name="ce2">
            <text:p>217.0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486" table:style-name="ce2">
            <text:p>-486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.75" table:style-name="ce2">
            <text:p>44.75</text:p>
          </table:table-cell>
          <table:table-cell office:value-type="string" table:style-name="ce2">
            <text:p>KINGS TWO WHEEL CENTR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6.17" table:style-name="ce2">
            <text:p>106.17</text:p>
          </table:table-cell>
          <table:table-cell office:value-type="string" table:style-name="ce2">
            <text:p>KINGS TWO WHEEL CENTR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78.59" table:style-name="ce2">
            <text:p>978.59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95" table:style-name="ce2">
            <text:p>595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2200000000000006" table:style-name="ce2">
            <text:p>8.22</text:p>
          </table:table-cell>
          <table:table-cell office:value-type="string" table:style-name="ce2">
            <text:p>BRISTOL STREET BANBUR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1.53" table:style-name="ce2">
            <text:p>251.53</text:p>
          </table:table-cell>
          <table:table-cell office:value-type="string" table:style-name="ce2">
            <text:p>BRISTOL STREET BANBUR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6.62" table:style-name="ce2">
            <text:p>486.62</text:p>
          </table:table-cell>
          <table:table-cell office:value-type="string" table:style-name="ce2">
            <text:p>BRISTOL STREET BANBUR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8.989999999999995" table:style-name="ce2">
            <text:p>78.99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8.6" table:style-name="ce2">
            <text:p>98.6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1.63" table:style-name="ce2">
            <text:p>261.63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75.6" table:style-name="ce2">
            <text:p>575.6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1.47" table:style-name="ce2">
            <text:p>81.47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79" table:style-name="ce2">
            <text:p>12.79</text:p>
          </table:table-cell>
          <table:table-cell office:value-type="string" table:style-name="ce2">
            <text:p>JOHNSONS MITSUBISHI / MAZD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.28" table:style-name="ce2">
            <text:p>18.28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234.83" table:style-name="ce2">
            <text:p>8234.83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509.99" table:style-name="ce2">
            <text:p>-509.99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5.5" table:style-name="ce2">
            <text:p>95.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1.25" table:style-name="ce2">
            <text:p>81.2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5.58" table:style-name="ce2">
            <text:p>125.5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4.76" table:style-name="ce2">
            <text:p>144.7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84" table:style-name="ce2">
            <text:p>8.8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25.65" table:style-name="ce2">
            <text:p>-25.6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9600000000000009" table:style-name="ce2">
            <text:p>9.9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.89" table:style-name="ce2">
            <text:p>6.8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151.97999999999999" table:style-name="ce2">
            <text:p>-151.9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.06" table:style-name="ce2">
            <text:p>42.0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8.14" table:style-name="ce2">
            <text:p>88.1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95.5" table:style-name="ce2">
            <text:p>-95.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2.66" table:style-name="ce2">
            <text:p>82.6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.94" table:style-name="ce2">
            <text:p>44.9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41.38" table:style-name="ce2">
            <text:p>-41.3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.65" table:style-name="ce2">
            <text:p>25.6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72" table:style-name="ce2">
            <text:p>10.7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.5499999999999998" table:style-name="ce2">
            <text:p>2.5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.38" table:style-name="ce2">
            <text:p>41.3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5.6" table:style-name="ce2">
            <text:p>185.6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7.33000000000001" table:style-name="ce2">
            <text:p>147.33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.4" table:style-name="ce2">
            <text:p>47.4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65.38" table:style-name="ce2">
            <text:p>2365.38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.72" table:style-name="ce2">
            <text:p>36.72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5.5" table:style-name="ce2">
            <text:p>445.5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6.6" table:style-name="ce2">
            <text:p>236.6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30" table:style-name="ce2">
            <text:p>-30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4.05000000000001" table:style-name="ce2">
            <text:p>154.05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.729999999999997" table:style-name="ce2">
            <text:p>35.73</text:p>
          </table:table-cell>
          <table:table-cell office:value-type="string" table:style-name="ce2">
            <text:p>RYGOR COMMERCIA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4.58000000000001" table:style-name="ce2">
            <text:p>144.58</text:p>
          </table:table-cell>
          <table:table-cell office:value-type="string" table:style-name="ce2">
            <text:p>RYGOR COMMERCIA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32" table:style-name="ce2">
            <text:p>10.32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83.9" table:style-name="ce2">
            <text:p>783.9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1.8" table:style-name="ce2">
            <text:p>361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.34" table:style-name="ce2">
            <text:p>29.34</text:p>
          </table:table-cell>
          <table:table-cell office:value-type="string" table:style-name="ce2">
            <text:p>WAYLANDS KIA READING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1.59" table:style-name="ce2">
            <text:p>191.59</text:p>
          </table:table-cell>
          <table:table-cell office:value-type="string" table:style-name="ce2">
            <text:p>KLC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3.15" table:style-name="ce2">
            <text:p>423.15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9.3" table:style-name="ce2">
            <text:p>89.3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2.30000000000001" table:style-name="ce2">
            <text:p>132.3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3.41999999999999" table:style-name="ce2">
            <text:p>133.42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8.13" table:style-name="ce2">
            <text:p>298.13</text:p>
          </table:table-cell>
          <table:table-cell office:value-type="string" table:style-name="ce2">
            <text:p>WAYLANDS AUTOMOTIVE T/A NEWBURY VOLVO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9.55" table:style-name="ce2">
            <text:p>299.5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.15" table:style-name="ce2">
            <text:p>28.15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89" table:style-name="ce2">
            <text:p>10.89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9.6" table:style-name="ce2">
            <text:p>99.6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5.22" table:style-name="ce2">
            <text:p>65.22</text:p>
          </table:table-cell>
          <table:table-cell office:value-type="string" table:style-name="ce2">
            <text:p>A TO Z AUTO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65.22" table:style-name="ce2">
            <text:p>-65.22</text:p>
          </table:table-cell>
          <table:table-cell office:value-type="string" table:style-name="ce2">
            <text:p>A TO Z AUTO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4.45" table:style-name="ce2">
            <text:p>234.45</text:p>
          </table:table-cell>
          <table:table-cell office:value-type="string" table:style-name="ce2">
            <text:p>A TO Z AUTO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4.11000000000001" table:style-name="ce2">
            <text:p>144.11</text:p>
          </table:table-cell>
          <table:table-cell office:value-type="string" table:style-name="ce2">
            <text:p>A TO Z AUTO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0.3" table:style-name="ce2">
            <text:p>100.3</text:p>
          </table:table-cell>
          <table:table-cell office:value-type="string" table:style-name="ce2">
            <text:p>A TO Z AUTO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84" table:style-name="ce2">
            <text:p>12.84</text:p>
          </table:table-cell>
          <table:table-cell office:value-type="string" table:style-name="ce2">
            <text:p>A TO Z AUTO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7.57" table:style-name="ce2">
            <text:p>97.57</text:p>
          </table:table-cell>
          <table:table-cell office:value-type="string" table:style-name="ce2">
            <text:p>LITTLEWICK GREEN MOTOR COMPAN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1.12" table:style-name="ce2">
            <text:p>421.1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.23" table:style-name="ce2">
            <text:p>7.2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71.48" table:style-name="ce2">
            <text:p>771.48</text:p>
          </table:table-cell>
          <table:table-cell office:value-type="string" table:style-name="ce2">
            <text:p>SAFETY KLEEN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3.04" table:style-name="ce2">
            <text:p>333.04</text:p>
          </table:table-cell>
          <table:table-cell office:value-type="string" table:style-name="ce2">
            <text:p>SAFETY KLEEN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94" table:style-name="ce2">
            <text:p>1194</text:p>
          </table:table-cell>
          <table:table-cell office:value-type="string" table:style-name="ce2">
            <text:p>YORK, WARD &amp; ROWLAT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1.21" table:style-name="ce2">
            <text:p>91.21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9.46" table:style-name="ce2">
            <text:p>369.4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.22" table:style-name="ce2">
            <text:p>28.2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5.36000000000001" table:style-name="ce2">
            <text:p>145.3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5.42" table:style-name="ce2">
            <text:p>305.4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.04" table:style-name="ce2">
            <text:p>22.0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.41" table:style-name="ce2">
            <text:p>3.41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.76" table:style-name="ce2">
            <text:p>31.7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9.39" table:style-name="ce2">
            <text:p>399.3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5.95" table:style-name="ce2">
            <text:p>95.9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0.63" table:style-name="ce2">
            <text:p>190.6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.849999999999994" table:style-name="ce2">
            <text:p>68.8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.01" table:style-name="ce2">
            <text:p>4.01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5.61" table:style-name="ce2">
            <text:p>235.61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12.13" table:style-name="ce2">
            <text:p>4912.13</text:p>
          </table:table-cell>
          <table:table-cell office:value-type="string" table:style-name="ce2">
            <text:p>BABCOCK VEHICLE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6.79" table:style-name="ce2">
            <text:p>106.79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3.61" table:style-name="ce2">
            <text:p>443.61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.55" table:style-name="ce2">
            <text:p>1.55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4.1" table:style-name="ce2">
            <text:p>54.1</text:p>
          </table:table-cell>
          <table:table-cell office:value-type="string" table:style-name="ce2">
            <text:p>STEVEN EAGELL TOYOT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8.93" table:style-name="ce2">
            <text:p>368.93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7.81" table:style-name="ce2">
            <text:p>67.81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5.87" table:style-name="ce2">
            <text:p>415.87</text:p>
          </table:table-cell>
          <table:table-cell office:value-type="string" table:style-name="ce2">
            <text:p>WOLLASTON MOTO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2.89" table:style-name="ce2">
            <text:p>82.89</text:p>
          </table:table-cell>
          <table:table-cell office:value-type="string" table:style-name="ce2">
            <text:p>WOLLASTON MOTO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.58" table:style-name="ce2">
            <text:p>26.58</text:p>
          </table:table-cell>
          <table:table-cell office:value-type="string" table:style-name="ce2">
            <text:p>WOLLASTON MOTO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33.03" table:style-name="ce2">
            <text:p>833.03</text:p>
          </table:table-cell>
          <table:table-cell office:value-type="string" table:style-name="ce2">
            <text:p>WOLLASTON MOTO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6.63" table:style-name="ce2">
            <text:p>366.63</text:p>
          </table:table-cell>
          <table:table-cell office:value-type="string" table:style-name="ce2">
            <text:p>WOLLASTON MOTO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.42" table:style-name="ce2">
            <text:p>68.42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15" table:style-name="ce2">
            <text:p>9.15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2.46" table:style-name="ce2">
            <text:p>192.4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.78" table:style-name="ce2">
            <text:p>1.7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111.18" table:style-name="ce2">
            <text:p>-111.1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2.2999999999999998" table:style-name="ce2">
            <text:p>-2.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.91" table:style-name="ce2">
            <text:p>11.91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013.200000000001" table:style-name="ce2">
            <text:p>21013.2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1087.5899999999999" table:style-name="ce2">
            <text:p>-1087.59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940.33" table:style-name="ce2">
            <text:p>21940.33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1575.24" table:style-name="ce2">
            <text:p>-1575.24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7.43" table:style-name="ce2">
            <text:p>167.43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.84" table:style-name="ce2">
            <text:p>48.84</text:p>
          </table:table-cell>
          <table:table-cell office:value-type="string" table:style-name="ce2">
            <text:p>BARONS BED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1.6" table:style-name="ce2">
            <text:p>91.6</text:p>
          </table:table-cell>
          <table:table-cell office:value-type="string" table:style-name="ce2">
            <text:p>MARSHALLS MOTOR GROUP - MK &amp; SKODA 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6.6" table:style-name="ce2">
            <text:p>196.6</text:p>
          </table:table-cell>
          <table:table-cell office:value-type="string" table:style-name="ce2">
            <text:p>MARSHALLS MOTOR GROUP - MK &amp; SKODA 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4.10000000000002" table:style-name="ce2">
            <text:p>314.1</text:p>
          </table:table-cell>
          <table:table-cell office:value-type="string" table:style-name="ce2">
            <text:p>MARSHALLS MOTOR GROUP - MK &amp; SKODA 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string" table:style-name="ce2">
            <text:p>INTERCOUNTY TRUCK &amp; VA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.06" table:style-name="ce2">
            <text:p>13.06</text:p>
          </table:table-cell>
          <table:table-cell office:value-type="string" table:style-name="ce2">
            <text:p>ST NEOTS MOTORCYLE COMPAN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8.9" table:style-name="ce2">
            <text:p>208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08.75" table:style-name="ce2">
            <text:p>3208.75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80" table:style-name="ce2">
            <text:p>78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30" table:style-name="ce2">
            <text:p>53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9" table:style-name="ce2">
            <text:p>429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2" table:style-name="ce2">
            <text:p>502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80" table:style-name="ce2">
            <text:p>78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75" table:style-name="ce2">
            <text:p>97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5" table:style-name="ce2">
            <text:p>58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REDBOURN MOT 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4.3" table:style-name="ce2">
            <text:p>354.3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61.3" table:style-name="ce2">
            <text:p>861.3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0.97" table:style-name="ce2">
            <text:p>190.97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3.19" table:style-name="ce2">
            <text:p>413.19</text:p>
          </table:table-cell>
          <table:table-cell office:value-type="string" table:style-name="ce2">
            <text:p>LINDSTROM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5.88999999999999" table:style-name="ce2">
            <text:p>135.89</text:p>
          </table:table-cell>
          <table:table-cell office:value-type="string" table:style-name="ce2">
            <text:p>LINDSTROM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5.5" table:style-name="ce2">
            <text:p>555.5</text:p>
          </table:table-cell>
          <table:table-cell office:value-type="string" table:style-name="ce2">
            <text:p>MARSHALL MOTOR GROUP LTD - WGC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REDBOURN MOT 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4.3" table:style-name="ce2">
            <text:p>324.3</text:p>
          </table:table-cell>
          <table:table-cell office:value-type="string" table:style-name="ce2">
            <text:p>T C HARRISON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.96" table:style-name="ce2">
            <text:p>48.96</text:p>
          </table:table-cell>
          <table:table-cell office:value-type="string" table:style-name="ce2">
            <text:p>HALFORD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-10.58" table:style-name="ce2">
            <text:p>-10.58</text:p>
          </table:table-cell>
          <table:table-cell office:value-type="string" table:style-name="ce2">
            <text:p>HALFORD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6.92" table:style-name="ce2">
            <text:p>496.92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5.66" table:style-name="ce2">
            <text:p>195.66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8.54" table:style-name="ce2">
            <text:p>488.54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6.39" table:style-name="ce2">
            <text:p>346.39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8.12" table:style-name="ce2">
            <text:p>378.12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1.99" table:style-name="ce2">
            <text:p>151.99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3.88" table:style-name="ce2">
            <text:p>503.88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38.84" table:style-name="ce2">
            <text:p>838.84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9.22" table:style-name="ce2">
            <text:p>359.22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76.099999999999994" table:style-name="ce2">
            <text:p>76.1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56.49" table:style-name="ce2">
            <text:p>656.49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4.22" table:style-name="ce2">
            <text:p>244.22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8.99" table:style-name="ce2">
            <text:p>418.99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2.15" table:style-name="ce2">
            <text:p>112.15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8.49" table:style-name="ce2">
            <text:p>108.49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4.85" table:style-name="ce2">
            <text:p>54.85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2.44" table:style-name="ce2">
            <text:p>332.44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2">
            <text:p>MILTON KEYNES COMMERCIAL VEHICLE REPAI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39.9" table:style-name="ce2">
            <text:p>839.9</text:p>
          </table:table-cell>
          <table:table-cell office:value-type="string" table:style-name="ce2">
            <text:p>ADVANCE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4.3" table:style-name="ce2">
            <text:p>374.3</text:p>
          </table:table-cell>
          <table:table-cell office:value-type="string" table:style-name="ce2">
            <text:p>ADVANCE MOTORS LTD T/A ADVANCE VAUXHAL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16.56" table:style-name="ce2">
            <text:p>1116.56</text:p>
          </table:table-cell>
          <table:table-cell office:value-type="string" table:style-name="ce2">
            <text:p>CASTROL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5.99" table:style-name="ce2">
            <text:p>465.99</text:p>
          </table:table-cell>
          <table:table-cell office:value-type="string" table:style-name="ce2">
            <text:p>PETER BOOTH AGRICULTURAL ENGINEE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3.58" table:style-name="ce2">
            <text:p>703.58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34.68" table:style-name="ce2">
            <text:p>234.68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359.7" table:style-name="ce2">
            <text:p>359.7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G &amp; W MOTOR COMPAN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MAIDENHEAD AUTO REPAIR 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2">
            <text:p>MAIDENHEAD AUTO REPAIR 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MAIDENHEAD AUTO REPAIR 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4.64" table:style-name="ce2">
            <text:p>454.64</text:p>
          </table:table-cell>
          <table:table-cell office:value-type="string" table:style-name="ce2">
            <text:p>PIRTEK OXFORD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2">
            <text:p>HALFWAY GAR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EDEN VAUXHALL READING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24.24" table:style-name="ce2">
            <text:p>824.24</text:p>
          </table:table-cell>
          <table:table-cell office:value-type="string" table:style-name="ce2">
            <text:p>EDEN VAUXHALL READING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0.02999999999997" table:style-name="ce2">
            <text:p>290.03</text:p>
          </table:table-cell>
          <table:table-cell office:value-type="string" table:style-name="ce2">
            <text:p>THINK FORD NEWBUR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72.36" table:style-name="ce2">
            <text:p>672.36</text:p>
          </table:table-cell>
          <table:table-cell office:value-type="string" table:style-name="ce2">
            <text:p>THINK FORD NEWBUR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0.89" table:style-name="ce2">
            <text:p>360.89</text:p>
          </table:table-cell>
          <table:table-cell office:value-type="string" table:style-name="ce2">
            <text:p>THINK FORD NEWBUR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5.39" table:style-name="ce2">
            <text:p>235.39</text:p>
          </table:table-cell>
          <table:table-cell office:value-type="string" table:style-name="ce2">
            <text:p>SNOWS PEUGEOT NEWBUR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8.69" table:style-name="ce2">
            <text:p>318.69</text:p>
          </table:table-cell>
          <table:table-cell office:value-type="string" table:style-name="ce2">
            <text:p>SNOWS PEUGEOT NEWBUR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8.04" table:style-name="ce2">
            <text:p>398.04</text:p>
          </table:table-cell>
          <table:table-cell office:value-type="string" table:style-name="ce2">
            <text:p>ATS EUROMASTER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9" table:style-name="ce2">
            <text:p>459</text:p>
          </table:table-cell>
          <table:table-cell office:value-type="string" table:style-name="ce2">
            <text:p>RYGOR COMMERCIA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31.56" table:style-name="ce2">
            <text:p>1031.56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P R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P R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2">
            <text:p>P R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P R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55.3" table:style-name="ce2">
            <text:p>1055.3</text:p>
          </table:table-cell>
          <table:table-cell office:value-type="string" table:style-name="ce2">
            <text:p>P R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7"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P R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3.73" table:style-name="ce2">
            <text:p>223.73</text:p>
          </table:table-cell>
          <table:table-cell office:value-type="string" table:style-name="ce2">
            <text:p>P R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P R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9" table:style-name="ce2">
            <text:p>349</text:p>
          </table:table-cell>
          <table:table-cell office:value-type="string" table:style-name="ce2">
            <text:p>APPLETON ENGINEERING LEIST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.56" table:style-name="ce2">
            <text:p>3.56</text:p>
          </table:table-cell>
          <table:table-cell office:value-type="string" table:style-name="ce2">
            <text:p>APPLETON ENGINEERING LEIST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03.95" table:style-name="ce2">
            <text:p>803.95</text:p>
          </table:table-cell>
          <table:table-cell office:value-type="string" table:style-name="ce2">
            <text:p>APPLETON ENGINEERING LEIST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8.99" table:style-name="ce2">
            <text:p>558.99</text:p>
          </table:table-cell>
          <table:table-cell office:value-type="string" table:style-name="ce2">
            <text:p>DOUNREAY SITE RESTORATI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59.12" table:style-name="ce2">
            <text:p>2059.12</text:p>
          </table:table-cell>
          <table:table-cell office:value-type="string" table:style-name="ce2">
            <text:p>ATS EUROMASTER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8.7" table:style-name="ce2">
            <text:p>258.7</text:p>
          </table:table-cell>
          <table:table-cell office:value-type="string" table:style-name="ce2">
            <text:p>VANTAGE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5.60000000000002" table:style-name="ce2">
            <text:p>285.6</text:p>
          </table:table-cell>
          <table:table-cell office:value-type="string" table:style-name="ce2">
            <text:p>TWEEDMOUTH SERVICE STATI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0.9" table:style-name="ce2">
            <text:p>240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2.73" table:style-name="ce2">
            <text:p>52.73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.36" table:style-name="ce2">
            <text:p>49.36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0.05" table:style-name="ce2">
            <text:p>190.05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0.45" table:style-name="ce2">
            <text:p>210.45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.36" table:style-name="ce2">
            <text:p>49.36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6.71" table:style-name="ce2">
            <text:p>466.71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6.76" table:style-name="ce2">
            <text:p>346.76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.45" table:style-name="ce2">
            <text:p>30.45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0.31" table:style-name="ce2">
            <text:p>350.31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3.48" table:style-name="ce2">
            <text:p>513.48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2.73" table:style-name="ce2">
            <text:p>52.73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6.14999999999998" table:style-name="ce2">
            <text:p>306.15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2.73" table:style-name="ce2">
            <text:p>52.73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0.15" table:style-name="ce2">
            <text:p>150.15</text:p>
          </table:table-cell>
          <table:table-cell office:value-type="string" table:style-name="ce2">
            <text:p>AA MOTORS (NORTH EAST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AA MOTORS (NORTH EAST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2.58999999999997" table:style-name="ce2">
            <text:p>262.59</text:p>
          </table:table-cell>
          <table:table-cell office:value-type="string" table:style-name="ce2">
            <text:p>AA MOTORS (NORTH EAST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9600000000000009" table:style-name="ce2">
            <text:p>9.9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2.3" table:style-name="ce2">
            <text:p>482.3</text:p>
          </table:table-cell>
          <table:table-cell office:value-type="string" table:style-name="ce2">
            <text:p>CAFFYNS SKOD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98.31" table:style-name="ce2">
            <text:p>1198.31</text:p>
          </table:table-cell>
          <table:table-cell office:value-type="string" table:style-name="ce2">
            <text:p>CAFFYNS SKOD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6" table:style-name="ce2">
            <text:p>606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95" table:style-name="ce2">
            <text:p>79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75" table:style-name="ce2">
            <text:p>147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20" table:style-name="ce2">
            <text:p>112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06" table:style-name="ce2">
            <text:p>806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0" table:style-name="ce2">
            <text:p>58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50" table:style-name="ce2">
            <text:p>295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MARSHALL MOTOR GROUP LTD -ST NEO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2.74" table:style-name="ce2">
            <text:p>322.74</text:p>
          </table:table-cell>
          <table:table-cell office:value-type="string" table:style-name="ce2">
            <text:p>ADVANCED VEHICLE GLAZ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1.45" table:style-name="ce2">
            <text:p>91.45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2.13" table:style-name="ce2">
            <text:p>132.13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49.5" table:style-name="ce2">
            <text:p>49.5</text:p>
          </table:table-cell>
          <table:table-cell office:value-type="string" table:style-name="ce2">
            <text:p>CHARTERS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1.08" table:style-name="ce2">
            <text:p>301.08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0.96" table:style-name="ce2">
            <text:p>210.96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4.83" table:style-name="ce2">
            <text:p>684.83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9.9" table:style-name="ce2">
            <text:p>189.9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7.76" table:style-name="ce2">
            <text:p>137.76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5.27999999999997" table:style-name="ce2">
            <text:p>305.28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9.77" table:style-name="ce2">
            <text:p>109.77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8" table:style-name="ce2">
            <text:p>428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94.74" table:style-name="ce2">
            <text:p>2694.74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6.69" table:style-name="ce2">
            <text:p>496.69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40.05" table:style-name="ce2">
            <text:p>3640.05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64.44" table:style-name="ce2">
            <text:p>764.44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73.64" table:style-name="ce2">
            <text:p>773.64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33.51" table:style-name="ce2">
            <text:p>3233.51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52" table:style-name="ce2">
            <text:p>1152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79.6099999999999" table:style-name="ce2">
            <text:p>1179.61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63.22" table:style-name="ce2">
            <text:p>4163.22</text:p>
          </table:table-cell>
          <table:table-cell office:value-type="string" table:style-name="ce2">
            <text:p>AYLESBURY BODY LANGU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73.81" table:style-name="ce2">
            <text:p>3673.81</text:p>
          </table:table-cell>
          <table:table-cell office:value-type="string" table:style-name="ce2">
            <text:p>AYLESBURY BODY LANGU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33.63" table:style-name="ce2">
            <text:p>833.63</text:p>
          </table:table-cell>
          <table:table-cell office:value-type="string" table:style-name="ce2">
            <text:p>AYLESBURY BODY LANGU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95.15" table:style-name="ce2">
            <text:p>695.15</text:p>
          </table:table-cell>
          <table:table-cell office:value-type="string" table:style-name="ce2">
            <text:p>AYLESBURY BODY LANGU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76.79" table:style-name="ce2">
            <text:p>976.79</text:p>
          </table:table-cell>
          <table:table-cell office:value-type="string" table:style-name="ce2">
            <text:p>AYLESBURY BODY LANGU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170.31" table:style-name="ce2">
            <text:p>6170.31</text:p>
          </table:table-cell>
          <table:table-cell office:value-type="string" table:style-name="ce2">
            <text:p>AUTOTECH A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234.76" table:style-name="ce2">
            <text:p>7234.76</text:p>
          </table:table-cell>
          <table:table-cell office:value-type="string" table:style-name="ce2">
            <text:p>AUTOTECH A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27.24" table:style-name="ce2">
            <text:p>3527.24</text:p>
          </table:table-cell>
          <table:table-cell office:value-type="string" table:style-name="ce2">
            <text:p>AUTOTECH A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5.02" table:style-name="ce2">
            <text:p>335.02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90.08" table:style-name="ce2">
            <text:p>1990.08</text:p>
          </table:table-cell>
          <table:table-cell office:value-type="string" table:style-name="ce2">
            <text:p>MAIDENHEAD AUTO REPAIR 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80.56" table:style-name="ce2">
            <text:p>1080.56</text:p>
          </table:table-cell>
          <table:table-cell office:value-type="string" table:style-name="ce2">
            <text:p>MAIDENHEAD AUTO REPAIR 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0.5" table:style-name="ce2">
            <text:p>550.5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82.72" table:style-name="ce2">
            <text:p>1882.72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36.72" table:style-name="ce2">
            <text:p>1136.72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36.96" table:style-name="ce2">
            <text:p>3136.96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97.54" table:style-name="ce2">
            <text:p>797.54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13.34" table:style-name="ce2">
            <text:p>1713.34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28.54" table:style-name="ce2">
            <text:p>2728.54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45.48" table:style-name="ce2">
            <text:p>945.48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3.31" table:style-name="ce2">
            <text:p>103.31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95.2" table:style-name="ce2">
            <text:p>1695.2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731.200000000001" table:style-name="ce2">
            <text:p>30731.2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67.3000000000002" table:style-name="ce2">
            <text:p>2367.3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160.68" table:style-name="ce2">
            <text:p>11160.68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78.5" table:style-name="ce2">
            <text:p>978.5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44.97" table:style-name="ce2">
            <text:p>1044.97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974.13" table:style-name="ce2">
            <text:p>7974.13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90.34" table:style-name="ce2">
            <text:p>2190.34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30.87" table:style-name="ce2">
            <text:p>1430.87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12.67" table:style-name="ce2">
            <text:p>1212.67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6.95000000000005" table:style-name="ce2">
            <text:p>606.95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12.04" table:style-name="ce2">
            <text:p>1512.04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28.69" table:style-name="ce2">
            <text:p>3728.69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62.52" table:style-name="ce2">
            <text:p>662.52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60" table:style-name="ce2">
            <text:p>1860</text:p>
          </table:table-cell>
          <table:table-cell office:value-type="string" table:style-name="ce2">
            <text:p>REID &amp; CO ASSESSOR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3.92999999999995" table:style-name="ce2">
            <text:p>513.93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.5" table:style-name="ce2">
            <text:p>42.5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8.33" table:style-name="ce2">
            <text:p>178.33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1.6" table:style-name="ce2">
            <text:p>551.6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4.16" table:style-name="ce2">
            <text:p>164.16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4.32" table:style-name="ce2">
            <text:p>184.32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4.86" table:style-name="ce2">
            <text:p>94.86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8.39999999999998" table:style-name="ce2">
            <text:p>298.4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1.87" table:style-name="ce2">
            <text:p>141.87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3.64" table:style-name="ce2">
            <text:p>323.64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0.99" table:style-name="ce2">
            <text:p>160.99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.5" table:style-name="ce2">
            <text:p>42.5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5.63" table:style-name="ce2">
            <text:p>285.63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.6" table:style-name="ce2">
            <text:p>58.6</text:p>
          </table:table-cell>
          <table:table-cell office:value-type="string" table:style-name="ce2">
            <text:p>P R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2.15" table:style-name="ce2">
            <text:p>52.15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4" table:style-name="ce2">
            <text:p>414</text:p>
          </table:table-cell>
          <table:table-cell office:value-type="string" table:style-name="ce2">
            <text:p>THE AUTOMOBILE ASSOCIATIO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4.9" table:style-name="ce2">
            <text:p>394.9</text:p>
          </table:table-cell>
          <table:table-cell office:value-type="string" table:style-name="ce2">
            <text:p>THE AUTOMOBILE ASSOCIATIO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1.07" table:style-name="ce2">
            <text:p>271.07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2.04" table:style-name="ce2">
            <text:p>92.04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60" table:style-name="ce2">
            <text:p>960</text:p>
          </table:table-cell>
          <table:table-cell office:value-type="string" table:style-name="ce2">
            <text:p>REID &amp; CO ASSESSOR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73.39" table:style-name="ce2">
            <text:p>2373.39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06.73" table:style-name="ce2">
            <text:p>1406.73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70.4" table:style-name="ce2">
            <text:p>1370.4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64.5" table:style-name="ce2">
            <text:p>564.5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63.97" table:style-name="ce2">
            <text:p>1663.97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96.24" table:style-name="ce2">
            <text:p>4196.24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43.89" table:style-name="ce2">
            <text:p>1543.89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99.31" table:style-name="ce2">
            <text:p>1299.31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50.75" table:style-name="ce2">
            <text:p>1750.75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90.58" table:style-name="ce2">
            <text:p>2190.58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44.53" table:style-name="ce2">
            <text:p>4344.53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64.02" table:style-name="ce2">
            <text:p>1464.02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89.06" table:style-name="ce2">
            <text:p>1189.06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61.75" table:style-name="ce2">
            <text:p>2861.75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40.12" table:style-name="ce2">
            <text:p>940.12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74.07" table:style-name="ce2">
            <text:p>1274.07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01.84" table:style-name="ce2">
            <text:p>801.84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65.37" table:style-name="ce2">
            <text:p>865.37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03.03" table:style-name="ce2">
            <text:p>1803.03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76.99" table:style-name="ce2">
            <text:p>3176.99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899.8" table:style-name="ce2">
            <text:p>13899.8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30.17" table:style-name="ce2">
            <text:p>1730.17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69.1999999999998" table:style-name="ce2">
            <text:p>2069.2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99.55" table:style-name="ce2">
            <text:p>1199.55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57.26" table:style-name="ce2">
            <text:p>957.26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81.5" table:style-name="ce2">
            <text:p>981.5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39.59" table:style-name="ce2">
            <text:p>1739.59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68.13" table:style-name="ce2">
            <text:p>2668.13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34.79" table:style-name="ce2">
            <text:p>3434.79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80" table:style-name="ce2">
            <text:p>780</text:p>
          </table:table-cell>
          <table:table-cell office:value-type="string" table:style-name="ce2">
            <text:p>REID &amp; CO ASSESSOR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3.82" table:style-name="ce2">
            <text:p>163.82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4.36" table:style-name="ce2">
            <text:p>234.36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3.32" table:style-name="ce2">
            <text:p>103.32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6" table:style-name="ce2">
            <text:p>386</text:p>
          </table:table-cell>
          <table:table-cell office:value-type="string" table:style-name="ce2">
            <text:p>THE AUTOMOBILE ASSOCIATIO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98.51" table:style-name="ce2">
            <text:p>598.51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69.5999999999999" table:style-name="ce2">
            <text:p>1269.6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90" table:style-name="ce2">
            <text:p>69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5.9" table:style-name="ce2">
            <text:p>185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5" table:style-name="ce2">
            <text:p>46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0.9" table:style-name="ce2">
            <text:p>500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35.5" table:style-name="ce2">
            <text:p>635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9.9" table:style-name="ce2">
            <text:p>229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3.5" table:style-name="ce2">
            <text:p>203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6.5" table:style-name="ce2">
            <text:p>606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3.5" table:style-name="ce2">
            <text:p>203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0.47999999999999" table:style-name="ce2">
            <text:p>140.48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5.9" table:style-name="ce2">
            <text:p>185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9.5" table:style-name="ce2">
            <text:p>479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6.89999999999998" table:style-name="ce2">
            <text:p>306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28.5" table:style-name="ce2">
            <text:p>528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44" table:style-name="ce2">
            <text:p>644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92.04" table:style-name="ce2">
            <text:p>92.04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79.49" table:style-name="ce2">
            <text:p>2679.4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1.9" table:style-name="ce2">
            <text:p>401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8.7" table:style-name="ce2">
            <text:p>388.7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3.5" table:style-name="ce2">
            <text:p>203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15.98" table:style-name="ce2">
            <text:p>815.98</text:p>
          </table:table-cell>
          <table:table-cell office:value-type="string" table:style-name="ce2">
            <text:p>ADVANCED VEHICLE GLAZ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9.23" table:style-name="ce2">
            <text:p>349.23</text:p>
          </table:table-cell>
          <table:table-cell office:value-type="string" table:style-name="ce2">
            <text:p>ADVANCED VEHICLE GLAZ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.99" table:style-name="ce2">
            <text:p>49.99</text:p>
          </table:table-cell>
          <table:table-cell office:value-type="string" table:style-name="ce2">
            <text:p>UK TELEMATIC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919.410000000003" table:style-name="ce2">
            <text:p>38919.41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276.8900000000001" table:style-name="ce2">
            <text:p>1276.89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990.36" table:style-name="ce2">
            <text:p>39990.36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76.8900000000001" table:style-name="ce2">
            <text:p>1276.89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40406.51" table:style-name="ce2">
            <text:p>40406.51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76.8900000000001" table:style-name="ce2">
            <text:p>1276.89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744.14" table:style-name="ce2">
            <text:p>7744.1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022.2" table:style-name="ce2">
            <text:p>26022.2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654.25" table:style-name="ce2">
            <text:p>24654.25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643.51" table:style-name="ce2">
            <text:p>24643.51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658.83" table:style-name="ce2">
            <text:p>25658.83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8825.01" table:style-name="ce2">
            <text:p>38825.01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229.68" table:style-name="ce2">
            <text:p>22229.68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100.87" table:style-name="ce2">
            <text:p>30100.87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419.94" table:style-name="ce2">
            <text:p>31419.94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73.68" table:style-name="ce2">
            <text:p>1573.68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822.6" table:style-name="ce2">
            <text:p>46822.6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9.96" table:style-name="ce2">
            <text:p>199.96</text:p>
          </table:table-cell>
          <table:table-cell office:value-type="string" table:style-name="ce2">
            <text:p>UK TELEMATIC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.99" table:style-name="ce2">
            <text:p>49.99</text:p>
          </table:table-cell>
          <table:table-cell office:value-type="string" table:style-name="ce2">
            <text:p>UK TELEMATIC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845.39" table:style-name="ce2">
            <text:p>8845.39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390.63" table:style-name="ce2">
            <text:p>20390.63</text:p>
          </table:table-cell>
          <table:table-cell office:value-type="string" table:style-name="ce2">
            <text:p>PEUGEOT MOTOR COMPANY PLC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86.79" table:style-name="ce2">
            <text:p>986.79</text:p>
          </table:table-cell>
          <table:table-cell office:value-type="string" table:style-name="ce2">
            <text:p>WOOD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.1" table:style-name="ce2">
            <text:p>42.1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3.47" table:style-name="ce2">
            <text:p>163.47</text:p>
          </table:table-cell>
          <table:table-cell office:value-type="string" table:style-name="ce2">
            <text:p>RYGOR COMMERCIA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4.6" table:style-name="ce2">
            <text:p>54.6</text:p>
          </table:table-cell>
          <table:table-cell office:value-type="string" table:style-name="ce2">
            <text:p>REDTRONI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.3199999999999998" table:style-name="ce2">
            <text:p>2.3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.82" table:style-name="ce2">
            <text:p>17.82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.21" table:style-name="ce2">
            <text:p>30.21</text:p>
          </table:table-cell>
          <table:table-cell office:value-type="string" table:style-name="ce2">
            <text:p>JOHNSONS MITSUBISHI / MAZD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.99" table:style-name="ce2">
            <text:p>22.9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.08" table:style-name="ce2">
            <text:p>27.0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.569999999999993" table:style-name="ce2">
            <text:p>70.57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.99" table:style-name="ce2">
            <text:p>22.9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.08" table:style-name="ce2">
            <text:p>27.0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.99" table:style-name="ce2">
            <text:p>22.9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2.25" table:style-name="ce2">
            <text:p>72.25</text:p>
          </table:table-cell>
          <table:table-cell office:value-type="string" table:style-name="ce2">
            <text:p>JAMES ALPE VEHICLE CONVERS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1.82" table:style-name="ce2">
            <text:p>361.82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7.77" table:style-name="ce2">
            <text:p>87.77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.5099999999999998" table:style-name="ce2">
            <text:p>2.51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13.93" table:style-name="ce2">
            <text:p>413.93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5.68" table:style-name="ce2">
            <text:p>25.68</text:p>
          </table:table-cell>
          <table:table-cell office:value-type="string" table:style-name="ce2">
            <text:p>NISBETS ACCOUNT NUMBER 872324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.899999999999999" table:style-name="ce2">
            <text:p>18.9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00.46" table:style-name="ce2">
            <text:p>400.46</text:p>
          </table:table-cell>
          <table:table-cell office:value-type="string" table:style-name="ce2">
            <text:p>TAYNA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7.33" table:style-name="ce2">
            <text:p>97.33</text:p>
          </table:table-cell>
          <table:table-cell office:value-type="string" table:style-name="ce2">
            <text:p>HOLIDAY INN COVENTR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3.6" table:style-name="ce2">
            <text:p>213.6</text:p>
          </table:table-cell>
          <table:table-cell office:value-type="string" table:style-name="ce2">
            <text:p>HOLIDAY INN COVENTR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6" table:style-name="ce2">
            <text:p>316</text:p>
          </table:table-cell>
          <table:table-cell office:value-type="string" table:style-name="ce2">
            <text:p>VODEX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8.8" table:style-name="ce2">
            <text:p>338.8</text:p>
          </table:table-cell>
          <table:table-cell office:value-type="string" table:style-name="ce2">
            <text:p>BEACON GROUP INTERNATIONAL PRODUCT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500" table:style-name="ce2">
            <text:p>12500</text:p>
          </table:table-cell>
          <table:table-cell office:value-type="string" table:style-name="ce2">
            <text:p>MILTON KEYNES DONS SPORTS AND EDUCATIO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3000" table:style-name="ce2">
            <text:p>43000</text:p>
          </table:table-cell>
          <table:table-cell office:value-type="string" table:style-name="ce2">
            <text:p>CHILDREN HEARD AND SEE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29" table:style-name="ce2">
            <text:p>329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20" table:style-name="ce2">
            <text:p>720</text:p>
          </table:table-cell>
          <table:table-cell office:value-type="string" table:style-name="ce2">
            <text:p>MACRON LONDON WEST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WYCOMBE MULTICULTURAL ORGANISATIO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98" table:style-name="ce2">
            <text:p>398</text:p>
          </table:table-cell>
          <table:table-cell office:value-type="string" table:style-name="ce2">
            <text:p>IGPP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-2000" table:style-name="ce2">
            <text:p>-2000</text:p>
          </table:table-cell>
          <table:table-cell office:value-type="string" table:style-name="ce2">
            <text:p>THE DASH CHARIT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245" table:style-name="ce2">
            <text:p>10245</text:p>
          </table:table-cell>
          <table:table-cell office:value-type="string" table:style-name="ce2">
            <text:p>MK ACT CHARIT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3013.5" table:style-name="ce2">
            <text:p>23013.5</text:p>
          </table:table-cell>
          <table:table-cell office:value-type="string" table:style-name="ce2">
            <text:p>MK ACT CHARIT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308" table:style-name="ce2">
            <text:p>5308</text:p>
          </table:table-cell>
          <table:table-cell office:value-type="string" table:style-name="ce2">
            <text:p>XPS ADMINISTRATIO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15.38" table:style-name="ce2">
            <text:p>415.38</text:p>
          </table:table-cell>
          <table:table-cell office:value-type="string" table:style-name="ce2">
            <text:p>3D MARINE (GB)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4.97" table:style-name="ce2">
            <text:p>374.97</text:p>
          </table:table-cell>
          <table:table-cell office:value-type="string" table:style-name="ce2">
            <text:p>3D MARINE (GB)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283.5" table:style-name="ce2">
            <text:p>283.5</text:p>
          </table:table-cell>
          <table:table-cell office:value-type="string" table:style-name="ce2">
            <text:p>W ROFF AGRICULTURAL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9" table:style-name="ce2">
            <text:p>0.9</text:p>
          </table:table-cell>
          <table:table-cell office:value-type="string" table:style-name="ce2">
            <text:p>SHIRES EQUESTRIAN PRODUCT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.5" table:style-name="ce2">
            <text:p>22.5</text:p>
          </table:table-cell>
          <table:table-cell office:value-type="string" table:style-name="ce2">
            <text:p>SHIRES EQUESTRIAN PRODUCT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44.8800000000001" table:style-name="ce2">
            <text:p>1244.88</text:p>
          </table:table-cell>
          <table:table-cell office:value-type="string" table:style-name="ce2">
            <text:p>FOX FEED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string" table:style-name="ce2">
            <text:p>PHIL THE FARRIE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PHIL THE FARRIE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20" table:style-name="ce2">
            <text:p>520</text:p>
          </table:table-cell>
          <table:table-cell office:value-type="string" table:style-name="ce2">
            <text:p>PHIL THE FARRIE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60" table:style-name="ce2">
            <text:p>660</text:p>
          </table:table-cell>
          <table:table-cell office:value-type="string" table:style-name="ce2">
            <text:p>PHIL THE FARRIE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05.67999999999995" table:style-name="ce2">
            <text:p>605.68</text:p>
          </table:table-cell>
          <table:table-cell office:value-type="string" table:style-name="ce2">
            <text:p>CHESTNUT HORSE FEED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9.05" table:style-name="ce2">
            <text:p>119.05</text:p>
          </table:table-cell>
          <table:table-cell office:value-type="string" table:style-name="ce2">
            <text:p>THE VETERINARY CENTR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1.17" table:style-name="ce2">
            <text:p>61.17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.34" table:style-name="ce2">
            <text:p>16.34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7.58000000000001" table:style-name="ce2">
            <text:p>137.58</text:p>
          </table:table-cell>
          <table:table-cell office:value-type="string" table:style-name="ce2">
            <text:p>WIGHTMAN &amp; PARRISH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3.5" table:style-name="ce2">
            <text:p>43.5</text:p>
          </table:table-cell>
          <table:table-cell office:value-type="string" table:style-name="ce2">
            <text:p>LINTBELL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4.17" table:style-name="ce2">
            <text:p>54.17</text:p>
          </table:table-cell>
          <table:table-cell office:value-type="string" table:style-name="ce2">
            <text:p>WENDOVER HEIGHTS VETERINARY CENTR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3.13" table:style-name="ce2">
            <text:p>193.13</text:p>
          </table:table-cell>
          <table:table-cell office:value-type="string" table:style-name="ce2">
            <text:p>MEDIVET WOODSTOCK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3.33" table:style-name="ce2">
            <text:p>43.33</text:p>
          </table:table-cell>
          <table:table-cell office:value-type="string" table:style-name="ce2">
            <text:p>MEDIVET WOODSTOCK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6.91" table:style-name="ce2">
            <text:p>56.91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4.46" table:style-name="ce2">
            <text:p>164.46</text:p>
          </table:table-cell>
          <table:table-cell office:value-type="string" table:style-name="ce2">
            <text:p>LARKMEAD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6.2" table:style-name="ce2">
            <text:p>56.2</text:p>
          </table:table-cell>
          <table:table-cell office:value-type="string" table:style-name="ce2">
            <text:p>LARKMEAD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0.1" table:style-name="ce2">
            <text:p>60.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4.27" table:style-name="ce2">
            <text:p>44.27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9.099999999999994" table:style-name="ce2">
            <text:p>79.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7.400000000000006" table:style-name="ce2">
            <text:p>67.4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7.24" table:style-name="ce2">
            <text:p>57.24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.760000000000002" table:style-name="ce2">
            <text:p>16.76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3.51" table:style-name="ce2">
            <text:p>43.5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-7.88" table:style-name="ce2">
            <text:p>-7.88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.18" table:style-name="ce2">
            <text:p>19.18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6.53" table:style-name="ce2">
            <text:p>136.53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1.51" table:style-name="ce2">
            <text:p>91.5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.37" table:style-name="ce2">
            <text:p>12.37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3.32" table:style-name="ce2">
            <text:p>53.3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.24" table:style-name="ce2">
            <text:p>12.24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0.72" table:style-name="ce2">
            <text:p>40.7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-414.11" table:style-name="ce2">
            <text:p>-414.1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1.02" table:style-name="ce2">
            <text:p>91.0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7.02" table:style-name="ce2">
            <text:p>87.0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2.06" table:style-name="ce2">
            <text:p>52.06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31" table:style-name="ce2">
            <text:p>14.3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7.2" table:style-name="ce2">
            <text:p>47.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.4" table:style-name="ce2">
            <text:p>36.4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.74" table:style-name="ce2">
            <text:p>24.74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3.95" table:style-name="ce2">
            <text:p>43.95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0.88" table:style-name="ce2">
            <text:p>80.88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6.9" table:style-name="ce2">
            <text:p>56.9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.74" table:style-name="ce2">
            <text:p>24.74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.51" table:style-name="ce2">
            <text:p>45.5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3.51" table:style-name="ce2">
            <text:p>43.5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1.51" table:style-name="ce2">
            <text:p>91.5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7.6" table:style-name="ce2">
            <text:p>47.6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.12" table:style-name="ce2">
            <text:p>6.1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3.28" table:style-name="ce2">
            <text:p>63.28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9.099999999999994" table:style-name="ce2">
            <text:p>79.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.76" table:style-name="ce2">
            <text:p>15.76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1.51" table:style-name="ce2">
            <text:p>91.5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.62" table:style-name="ce2">
            <text:p>28.6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3.51" table:style-name="ce2">
            <text:p>43.5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88" table:style-name="ce2">
            <text:p>7.88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3.92" table:style-name="ce2">
            <text:p>53.9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7.46" table:style-name="ce2">
            <text:p>47.46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5.08" table:style-name="ce2">
            <text:p>55.08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1.02" table:style-name="ce2">
            <text:p>91.0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.04" table:style-name="ce2">
            <text:p>24.04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.12" table:style-name="ce2">
            <text:p>6.1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4.36" table:style-name="ce2">
            <text:p>44.36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1.02" table:style-name="ce2">
            <text:p>91.0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7.36" table:style-name="ce2">
            <text:p>87.36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.37" table:style-name="ce2">
            <text:p>12.37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0.16" table:style-name="ce2">
            <text:p>110.16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1.83" table:style-name="ce2">
            <text:p>61.83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.25" table:style-name="ce2">
            <text:p>142.25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4.80000000000001" table:style-name="ce2">
            <text:p>134.8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4.819999999999993" table:style-name="ce2">
            <text:p>74.8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4.92" table:style-name="ce2">
            <text:p>94.9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.24" table:style-name="ce2">
            <text:p>12.24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4.72" table:style-name="ce2">
            <text:p>174.7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1.54" table:style-name="ce2">
            <text:p>101.54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2.93" table:style-name="ce2">
            <text:p>42.93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0.1" table:style-name="ce2">
            <text:p>60.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.37" table:style-name="ce2">
            <text:p>12.37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.24" table:style-name="ce2">
            <text:p>11.24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036.46" table:style-name="ce2">
            <text:p>25036.46</text:p>
          </table:table-cell>
          <table:table-cell office:value-type="string" table:style-name="ce2">
            <text:p>MOUNTAIN HEALTHCA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9961.41" table:style-name="ce2">
            <text:p>189961.41</text:p>
          </table:table-cell>
          <table:table-cell office:value-type="string" table:style-name="ce2">
            <text:p>MOUNTAIN HEALTHCA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.5" table:style-name="ce2">
            <text:p>35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5" table:style-name="ce2">
            <text:p>8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.5" table:style-name="ce2">
            <text:p>35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7.5" table:style-name="ce2">
            <text:p>177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7.5" table:style-name="ce2">
            <text:p>177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8.5" table:style-name="ce2">
            <text:p>248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8.5" table:style-name="ce2">
            <text:p>248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2" table:style-name="ce2">
            <text:p>312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.6" table:style-name="ce2">
            <text:p>35.6</text:p>
          </table:table-cell>
          <table:table-cell office:value-type="string" table:style-name="ce2">
            <text:p>WIGHTMAN &amp; PARRISH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4" table:style-name="ce2">
            <text:p>5.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0.049999999999997" table:style-name="ce2">
            <text:p>40.0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.5" table:style-name="ce2">
            <text:p>22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47.5" table:style-name="ce2">
            <text:p>747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4" table:style-name="ce2">
            <text:p>5.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.7" table:style-name="ce2">
            <text:p>26.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0.049999999999997" table:style-name="ce2">
            <text:p>40.0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.7" table:style-name="ce2">
            <text:p>26.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9.44" table:style-name="ce2">
            <text:p>109.4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.44" table:style-name="ce2">
            <text:p>39.4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7.5" table:style-name="ce2">
            <text:p>177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2.5" table:style-name="ce2">
            <text:p>42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3.25" table:style-name="ce2">
            <text:p>53.2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7.5" table:style-name="ce2">
            <text:p>177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1.2" table:style-name="ce2">
            <text:p>31.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77.5" table:style-name="ce2">
            <text:p>177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7.5" table:style-name="ce2">
            <text:p>177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.5" table:style-name="ce2">
            <text:p>35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7.5" table:style-name="ce2">
            <text:p>177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.5" table:style-name="ce2">
            <text:p>35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7.5" table:style-name="ce2">
            <text:p>177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4" table:style-name="ce2">
            <text:p>5.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3.25" table:style-name="ce2">
            <text:p>53.2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4" table:style-name="ce2">
            <text:p>5.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6.5" table:style-name="ce2">
            <text:p>106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48.5" table:style-name="ce2">
            <text:p>448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6" table:style-name="ce2">
            <text:p>286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5.6" table:style-name="ce2">
            <text:p>35.6</text:p>
          </table:table-cell>
          <table:table-cell office:value-type="string" table:style-name="ce2">
            <text:p>WIGHTMAN &amp; PARRISH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6.7" table:style-name="ce2">
            <text:p>26.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.8" table:style-name="ce2">
            <text:p>10.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.7" table:style-name="ce2">
            <text:p>26.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8" table:style-name="ce2">
            <text:p>1.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6" table:style-name="ce2">
            <text:p>3.6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.8" table:style-name="ce2">
            <text:p>1.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284" table:style-name="ce2">
            <text:p>28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284" table:style-name="ce2">
            <text:p>28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.7" table:style-name="ce2">
            <text:p>26.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2">
            <text:p>READING TRANSPOR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1.5" table:style-name="ce2">
            <text:p>221.5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95" table:style-name="ce2">
            <text:p>795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20" table:style-name="ce2">
            <text:p>1420</text:p>
          </table:table-cell>
          <table:table-cell office:value-type="string" table:style-name="ce2">
            <text:p>PMC POLYTHEN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68" table:style-name="ce2">
            <text:p>2168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9.5" table:style-name="ce2">
            <text:p>209.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75" table:style-name="ce2">
            <text:p>67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89" table:style-name="ce2">
            <text:p>789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69.6" table:style-name="ce2">
            <text:p>1369.6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7.5" table:style-name="ce2">
            <text:p>197.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2.5" table:style-name="ce2">
            <text:p>112.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80" table:style-name="ce2">
            <text:p>1580</text:p>
          </table:table-cell>
          <table:table-cell office:value-type="string" table:style-name="ce2">
            <text:p>UNIVERSITY OF OXFOR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2.5" table:style-name="ce2">
            <text:p>112.5</text:p>
          </table:table-cell>
          <table:table-cell office:value-type="string" table:style-name="ce2">
            <text:p>BARNABAS BRANSTO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512.5" table:style-name="ce2">
            <text:p>4512.5</text:p>
          </table:table-cell>
          <table:table-cell office:value-type="string" table:style-name="ce2">
            <text:p>BARNABAS BRANSTO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2">
            <text:p>BARNABAS BRANSTO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string" table:style-name="ce2">
            <text:p>BARNABAS BRANSTO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45" table:style-name="ce2">
            <text:p>845</text:p>
          </table:table-cell>
          <table:table-cell office:value-type="string" table:style-name="ce2">
            <text:p>BUCKINGHAMSHIRE COMMUNITY FOUNDATIO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6330.78" table:style-name="ce2">
            <text:p>26330.78</text:p>
          </table:table-cell>
          <table:table-cell office:value-type="string" table:style-name="ce2">
            <text:p>BUCKINGHAMSHIRE COMMUNITY FOUNDATIO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4866.7" table:style-name="ce2">
            <text:p>74866.7</text:p>
          </table:table-cell>
          <table:table-cell office:value-type="string" table:style-name="ce2">
            <text:p>THE AUTOMOBILE ASSOCIATIO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500" table:style-name="ce2">
            <text:p>2500</text:p>
          </table:table-cell>
          <table:table-cell office:value-type="string" table:style-name="ce2">
            <text:p>RIDGE &amp; PARTNER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18.26" table:style-name="ce2">
            <text:p>3518.26</text:p>
          </table:table-cell>
          <table:table-cell office:value-type="string" table:style-name="ce2">
            <text:p>WERNICK HIR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18.82" table:style-name="ce2">
            <text:p>3518.82</text:p>
          </table:table-cell>
          <table:table-cell office:value-type="string" table:style-name="ce2">
            <text:p>WERNICK HIR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81" table:style-name="ce2">
            <text:p>4481</text:p>
          </table:table-cell>
          <table:table-cell office:value-type="string" table:style-name="ce2">
            <text:p>PROFILE SECURITY SERVIC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50" table:style-name="ce2">
            <text:p>5950</text:p>
          </table:table-cell>
          <table:table-cell office:value-type="string" table:style-name="ce2">
            <text:p>PROFILE SECURITY SERVIC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256.47" table:style-name="ce2">
            <text:p>21256.47</text:p>
          </table:table-cell>
          <table:table-cell office:value-type="string" table:style-name="ce2">
            <text:p>OVERBUR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11.59" table:style-name="ce2">
            <text:p>911.59</text:p>
          </table:table-cell>
          <table:table-cell office:value-type="string" table:style-name="ce2">
            <text:p>MARSH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39.2" table:style-name="ce2">
            <text:p>239.2</text:p>
          </table:table-cell>
          <table:table-cell office:value-type="string" table:style-name="ce2">
            <text:p>STORAGE ON SIT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676.400000000001" table:style-name="ce2">
            <text:p>26676.4</text:p>
          </table:table-cell>
          <table:table-cell office:value-type="string" table:style-name="ce2">
            <text:p>GLOBAL EMC UK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00" table:style-name="ce2">
            <text:p>3000</text:p>
          </table:table-cell>
          <table:table-cell office:value-type="string" table:style-name="ce2">
            <text:p>BAILY GARNER LLP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00" table:style-name="ce2">
            <text:p>6600</text:p>
          </table:table-cell>
          <table:table-cell office:value-type="string" table:style-name="ce2">
            <text:p>CURRIE &amp; BROWN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680" table:style-name="ce2">
            <text:p>5680</text:p>
          </table:table-cell>
          <table:table-cell office:value-type="string" table:style-name="ce2">
            <text:p>RIDGE &amp; PARTNER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string" table:style-name="ce2">
            <text:p>V.I.B.E COACHING GROUP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6038" table:style-name="ce2">
            <text:p>156038</text:p>
          </table:table-cell>
          <table:table-cell office:value-type="string" table:style-name="ce2">
            <text:p>ATKIN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779" table:style-name="ce2">
            <text:p>51779</text:p>
          </table:table-cell>
          <table:table-cell office:value-type="string" table:style-name="ce2">
            <text:p>ATKIN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80.32" table:style-name="ce2">
            <text:p>1880.32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08.69" table:style-name="ce2">
            <text:p>2008.69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46" table:style-name="ce2">
            <text:p>746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10" table:style-name="ce2">
            <text:p>1710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2144.1" table:style-name="ce2">
            <text:p>52144.1</text:p>
          </table:table-cell>
          <table:table-cell office:value-type="string" table:style-name="ce2">
            <text:p>INSIDE OUT DEVELOP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0" table:style-name="ce2">
            <text:p>390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string" table:style-name="ce2">
            <text:p>OP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50" table:style-name="ce2">
            <text:p>6650</text:p>
          </table:table-cell>
          <table:table-cell office:value-type="string" table:style-name="ce2">
            <text:p>ATKIN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90" table:style-name="ce2">
            <text:p>5990</text:p>
          </table:table-cell>
          <table:table-cell office:value-type="string" table:style-name="ce2">
            <text:p>ATKIN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240" table:style-name="ce2">
            <text:p>33240</text:p>
          </table:table-cell>
          <table:table-cell office:value-type="string" table:style-name="ce2">
            <text:p>ATKIN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00" table:style-name="ce2">
            <text:p>6000</text:p>
          </table:table-cell>
          <table:table-cell office:value-type="string" table:style-name="ce2">
            <text:p>ATKIN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56" table:style-name="ce2">
            <text:p>8056</text:p>
          </table:table-cell>
          <table:table-cell office:value-type="string" table:style-name="ce2">
            <text:p>ATKIN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417" table:style-name="ce2">
            <text:p>32417</text:p>
          </table:table-cell>
          <table:table-cell office:value-type="string" table:style-name="ce2">
            <text:p>ATKIN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540" table:style-name="ce2">
            <text:p>40540</text:p>
          </table:table-cell>
          <table:table-cell office:value-type="string" table:style-name="ce2">
            <text:p>ATKIN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54.67" table:style-name="ce2">
            <text:p>8054.67</text:p>
          </table:table-cell>
          <table:table-cell office:value-type="string" table:style-name="ce2">
            <text:p>ATKIN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MODE TRANSPORT PLANN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50" table:style-name="ce2">
            <text:p>1450</text:p>
          </table:table-cell>
          <table:table-cell office:value-type="string" table:style-name="ce2">
            <text:p>GEOTEC SURVEY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14" table:style-name="ce2">
            <text:p>3314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905" table:style-name="ce2">
            <text:p>9905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" table:style-name="ce2">
            <text:p>19.5</text:p>
          </table:table-cell>
          <table:table-cell office:value-type="string" table:style-name="ce2">
            <text:p>CALIBRE CABLING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7.3" table:style-name="ce2">
            <text:p>97.3</text:p>
          </table:table-cell>
          <table:table-cell office:value-type="string" table:style-name="ce2">
            <text:p>CALIBRE CABLING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305.94" table:style-name="ce2">
            <text:p>34305.94</text:p>
          </table:table-cell>
          <table:table-cell office:value-type="string" table:style-name="ce2">
            <text:p>ANS GROUP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45" table:style-name="ce2">
            <text:p>745</text:p>
          </table:table-cell>
          <table:table-cell office:value-type="string" table:style-name="ce2">
            <text:p>BECKETT TELECOM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506.560000000001" table:style-name="ce2">
            <text:p>27506.56</text:p>
          </table:table-cell>
          <table:table-cell office:value-type="string" table:style-name="ce2">
            <text:p>ANS GROUP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384.38" table:style-name="ce2">
            <text:p>7384.38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9.96" table:style-name="ce2">
            <text:p>199.96</text:p>
          </table:table-cell>
          <table:table-cell office:value-type="string" table:style-name="ce2">
            <text:p>UK TELEMATIC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9.98" table:style-name="ce2">
            <text:p>99.98</text:p>
          </table:table-cell>
          <table:table-cell office:value-type="string" table:style-name="ce2">
            <text:p>UK TELEMATIC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.99" table:style-name="ce2">
            <text:p>49.99</text:p>
          </table:table-cell>
          <table:table-cell office:value-type="string" table:style-name="ce2">
            <text:p>UK TELEMATIC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14.12" table:style-name="ce2">
            <text:p>3114.1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74.12" table:style-name="ce2">
            <text:p>3174.1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99" table:style-name="ce2">
            <text:p>999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228.24" table:style-name="ce2">
            <text:p>6228.24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52.23" table:style-name="ce2">
            <text:p>3752.23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74.12" table:style-name="ce2">
            <text:p>3174.1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24.12" table:style-name="ce2">
            <text:p>3024.1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14.12" table:style-name="ce2">
            <text:p>3114.1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24.12" table:style-name="ce2">
            <text:p>3024.1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212.62" table:style-name="ce2">
            <text:p>11212.62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077.75" table:style-name="ce2">
            <text:p>10077.75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289.87" table:style-name="ce2">
            <text:p>44289.87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73.6799999999998" table:style-name="ce2">
            <text:p>2173.68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706.720000000001" table:style-name="ce2">
            <text:p>47706.72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73.6799999999998" table:style-name="ce2">
            <text:p>2173.68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498.39" table:style-name="ce2">
            <text:p>47498.39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76.8900000000001" table:style-name="ce2">
            <text:p>1276.89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73.6799999999998" table:style-name="ce2">
            <text:p>2173.68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498.39" table:style-name="ce2">
            <text:p>47498.39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406.51" table:style-name="ce2">
            <text:p>40406.51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289.87" table:style-name="ce2">
            <text:p>44289.87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706.720000000001" table:style-name="ce2">
            <text:p>47706.72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73.6799999999998" table:style-name="ce2">
            <text:p>2173.68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498.39" table:style-name="ce2">
            <text:p>47498.39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73.6799999999998" table:style-name="ce2">
            <text:p>2173.68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0365.63" table:style-name="ce2">
            <text:p>20365.63</text:p>
          </table:table-cell>
          <table:table-cell office:value-type="string" table:style-name="ce2">
            <text:p>PEUGEOT MOTOR COMPANY PLC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865.63" table:style-name="ce2">
            <text:p>21865.63</text:p>
          </table:table-cell>
          <table:table-cell office:value-type="string" table:style-name="ce2">
            <text:p>PEUGEOT MOTOR COMPANY PLC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0365.63" table:style-name="ce2">
            <text:p>20365.63</text:p>
          </table:table-cell>
          <table:table-cell office:value-type="string" table:style-name="ce2">
            <text:p>PEUGEOT MOTOR COMPANY PLC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865.63" table:style-name="ce2">
            <text:p>21865.63</text:p>
          </table:table-cell>
          <table:table-cell office:value-type="string" table:style-name="ce2">
            <text:p>PEUGEOT MOTOR COMPANY PLC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0365.63" table:style-name="ce2">
            <text:p>20365.63</text:p>
          </table:table-cell>
          <table:table-cell office:value-type="string" table:style-name="ce2">
            <text:p>PEUGEOT MOTOR COMPANY PLC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PEUGEOT MOTOR COMPANY PLC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365.63" table:style-name="ce2">
            <text:p>20365.63</text:p>
          </table:table-cell>
          <table:table-cell office:value-type="string" table:style-name="ce2">
            <text:p>PEUGEOT MOTOR COMPANY PLC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543.360000000001" table:style-name="ce2">
            <text:p>36543.36</text:p>
          </table:table-cell>
          <table:table-cell office:value-type="string" table:style-name="ce2">
            <text:p>TOYOTA (GB) PLC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919.410000000003" table:style-name="ce2">
            <text:p>38919.41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76.8900000000001" table:style-name="ce2">
            <text:p>1276.89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212.62" table:style-name="ce2">
            <text:p>11212.62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555.44" table:style-name="ce2">
            <text:p>10555.44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6.21" table:style-name="ce2">
            <text:p>486.21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555.44" table:style-name="ce2">
            <text:p>10555.44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746.75" table:style-name="ce2">
            <text:p>16746.75</text:p>
          </table:table-cell>
          <table:table-cell office:value-type="string" table:style-name="ce2">
            <text:p>NORTON WAY MAZD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04.46" table:style-name="ce2">
            <text:p>7504.46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52.23" table:style-name="ce2">
            <text:p>3752.23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14.12" table:style-name="ce2">
            <text:p>3114.1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150.32" table:style-name="ce2">
            <text:p>3150.32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286.83" table:style-name="ce2">
            <text:p>27286.83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236.66" table:style-name="ce2">
            <text:p>31236.66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8400" table:style-name="ce2">
            <text:p>24840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1044050" table:style-name="ro1">
          <table:table-cell table:number-columns-repeated="16384"/>
        </table:table-row>
      </table:table>
      <table:database-ranges>
        <table:database-range table:target-range-address="Sheet1.A1:Sheet1.C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owles Richard</meta:initial-creator>
    <dc:creator>Roberts, Charlotte (C7904)</dc:creator>
    <meta:creation-date>2023-10-03T15:26:55Z</meta:creation-date>
    <dc:date>2023-10-09T09:09:17Z</dc:date>
    <meta:print-date>2023-10-09T09:08:32Z</meta:print-date>
  </office:meta>
</office:document-meta>
</file>